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400000001E861FAB3411EB6B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90e9063"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90fdc73"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9507971"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9549fc9"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98141d8"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9856a7b"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987564a"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98d0a1d"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98d8663"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98fd146"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998250e"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999e832"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99ffab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9e09aed"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9e44d27"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9e4e40c"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9e8c761"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9ec800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9f2dce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9f7b0c1"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a013591"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a0387b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19176bd1" officeooo:paragraph-rsid="1937bfe4"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19398c40" officeooo:paragraph-rsid="193d64b4"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1940ef7d" officeooo:paragraph-rsid="194b7624"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1954ae1c" officeooo:paragraph-rsid="1954ae1c"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1962f22f" officeooo:paragraph-rsid="19654230"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196acea3" officeooo:paragraph-rsid="196acea3"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196b0622" officeooo:paragraph-rsid="197730c7"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197c5c93" officeooo:paragraph-rsid="197c5c93"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19865c7b" officeooo:paragraph-rsid="19865c7b"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19943349" officeooo:paragraph-rsid="19943349"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19a1cd16" officeooo:paragraph-rsid="19a1cd16"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19b0d6c3" officeooo:paragraph-rsid="19b89d49"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19bb5055" officeooo:paragraph-rsid="19bca3f9"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19c3aa5f" officeooo:paragraph-rsid="19c3aa5f"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19c3aa5f" officeooo:paragraph-rsid="19c8d83a"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19cd6837" officeooo:paragraph-rsid="19cd6837"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19be55df" officeooo:paragraph-rsid="19bf6fe8"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18f745de" officeooo:paragraph-rsid="19ce4ede"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19cd9372" officeooo:paragraph-rsid="19cd9372"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19d1c00a" officeooo:paragraph-rsid="19d1c00a"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19d375ae" officeooo:paragraph-rsid="19d472cc"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19dcf39d" officeooo:paragraph-rsid="19dcf39d"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19df35a6" officeooo:paragraph-rsid="19df35a6"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19e09aed" officeooo:paragraph-rsid="19e09aed"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19ee721b" officeooo:paragraph-rsid="19f05845"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1a03bae6" officeooo:paragraph-rsid="1a08eb27"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1a181298" officeooo:paragraph-rsid="1a28ecfa"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a28ecfa" officeooo:paragraph-rsid="1a2f0883"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1adf20ab" officeooo:paragraph-rsid="1adf20ab"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312"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3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9edff" officeooo:paragraph-rsid="19b9edff" style:font-style-asian="normal" style:font-weight-asian="normal" style:font-style-complex="normal" style:font-weight-complex="normal"/>
    </style:style>
    <style:style style:name="P3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3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3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3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3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3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3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3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3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3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3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3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3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3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3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3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33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3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33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33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22f694fc" officeooo:paragraph-rsid="22fc717d"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22f694fc" officeooo:paragraph-rsid="22fd9e6f"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T1" style:family="text">
      <style:text-properties officeooo:rsid="0019f43d"/>
    </style:style>
    <style:style style:name="T2" style:family="text">
      <style:text-properties officeooo:rsid="19075735"/>
    </style:style>
    <style:style style:name="T3" style:family="text">
      <style:text-properties officeooo:rsid="190fdc73"/>
    </style:style>
    <style:style style:name="T4" style:family="text">
      <style:text-properties officeooo:rsid="19190748"/>
    </style:style>
    <style:style style:name="T5" style:family="text">
      <style:text-properties officeooo:rsid="193af2e4"/>
    </style:style>
    <style:style style:name="T6" style:family="text">
      <style:text-properties officeooo:rsid="194170cd"/>
    </style:style>
    <style:style style:name="T7" style:family="text">
      <style:text-properties officeooo:rsid="194b7624"/>
    </style:style>
    <style:style style:name="T8" style:family="text">
      <style:text-properties officeooo:rsid="194eec45"/>
    </style:style>
    <style:style style:name="T9" style:family="text">
      <style:text-properties fo:font-style="italic" style:font-style-asian="italic" style:font-style-complex="italic"/>
    </style:style>
    <style:style style:name="T10" style:family="text">
      <style:text-properties fo:font-style="italic" officeooo:rsid="194eec45" style:font-style-asian="italic" style:font-style-complex="italic"/>
    </style:style>
    <style:style style:name="T11" style:family="text">
      <style:text-properties fo:font-style="italic" officeooo:rsid="1954e59f" style:font-style-asian="italic" style:font-style-complex="italic"/>
    </style:style>
    <style:style style:name="T12" style:family="text">
      <style:text-properties fo:font-style="italic" officeooo:rsid="19633827" style:font-style-asian="italic" style:font-style-complex="italic"/>
    </style:style>
    <style:style style:name="T13" style:family="text">
      <style:text-properties fo:font-style="italic" officeooo:rsid="197d604a" style:font-style-asian="italic" style:font-style-complex="italic"/>
    </style:style>
    <style:style style:name="T14" style:family="text">
      <style:text-properties fo:font-style="italic" officeooo:rsid="19803b00" style:font-style-asian="italic" style:font-style-complex="italic"/>
    </style:style>
    <style:style style:name="T15" style:family="text">
      <style:text-properties fo:font-style="italic" officeooo:rsid="198141d8" style:font-style-asian="italic" style:font-style-complex="italic"/>
    </style:style>
    <style:style style:name="T16" style:family="text">
      <style:text-properties fo:font-style="italic" officeooo:rsid="19856a7b" style:font-style-asian="italic" style:font-style-complex="italic"/>
    </style:style>
    <style:style style:name="T17" style:family="text">
      <style:text-properties fo:font-style="italic" officeooo:rsid="1987564a" style:font-style-asian="italic" style:font-style-complex="italic"/>
    </style:style>
    <style:style style:name="T18" style:family="text">
      <style:text-properties fo:font-style="italic" officeooo:rsid="1991c225" style:font-style-asian="italic" style:font-style-complex="italic"/>
    </style:style>
    <style:style style:name="T19" style:family="text">
      <style:text-properties fo:font-style="italic" officeooo:rsid="19948690" style:font-style-asian="italic" style:font-style-complex="italic"/>
    </style:style>
    <style:style style:name="T20" style:family="text">
      <style:text-properties fo:font-style="italic" officeooo:rsid="1995da27" style:font-style-asian="italic" style:font-style-complex="italic"/>
    </style:style>
    <style:style style:name="T21" style:family="text">
      <style:text-properties fo:font-style="italic" officeooo:rsid="1998250e" style:font-style-asian="italic" style:font-style-complex="italic"/>
    </style:style>
    <style:style style:name="T22" style:family="text">
      <style:text-properties fo:font-style="italic" officeooo:rsid="1999e832" style:font-style-asian="italic" style:font-style-complex="italic"/>
    </style:style>
    <style:style style:name="T23" style:family="text">
      <style:text-properties fo:font-style="italic" officeooo:rsid="19c5551f" style:font-style-asian="italic" style:font-style-complex="italic"/>
    </style:style>
    <style:style style:name="T24" style:family="text">
      <style:text-properties fo:font-style="italic" officeooo:rsid="19dd7feb" style:font-style-asian="italic" style:font-style-complex="italic"/>
    </style:style>
    <style:style style:name="T25" style:family="text">
      <style:text-properties fo:font-style="italic" officeooo:rsid="19f2dce5" style:font-style-asian="italic" style:font-style-complex="italic"/>
    </style:style>
    <style:style style:name="T26" style:family="text">
      <style:text-properties fo:font-style="italic" officeooo:rsid="1a1996e6" style:font-style-asian="italic" style:font-style-complex="italic"/>
    </style:style>
    <style:style style:name="T27" style:family="text">
      <style:text-properties fo:font-style="italic" officeooo:rsid="1a421006" style:font-style-asian="italic" style:font-style-complex="italic"/>
    </style:style>
    <style:style style:name="T28" style:family="text">
      <style:text-properties fo:font-style="italic" officeooo:rsid="1a4c8d6d" style:font-style-asian="italic" style:font-style-complex="italic"/>
    </style:style>
    <style:style style:name="T29" style:family="text">
      <style:text-properties fo:font-style="italic" officeooo:rsid="1a57d3a5" style:font-style-asian="italic" style:font-style-complex="italic"/>
    </style:style>
    <style:style style:name="T30" style:family="text">
      <style:text-properties fo:font-style="italic" officeooo:rsid="1a5a81f8" style:font-style-asian="italic" style:font-style-complex="italic"/>
    </style:style>
    <style:style style:name="T31" style:family="text">
      <style:text-properties fo:font-style="italic" officeooo:rsid="1a6f1f4c" style:font-style-asian="italic" style:font-style-complex="italic"/>
    </style:style>
    <style:style style:name="T32" style:family="text">
      <style:text-properties fo:font-style="italic" officeooo:rsid="1a7dc0ee" style:font-style-asian="italic" style:font-style-complex="italic"/>
    </style:style>
    <style:style style:name="T33" style:family="text">
      <style:text-properties fo:font-style="italic" officeooo:rsid="1a81acda" style:font-style-asian="italic" style:font-style-complex="italic"/>
    </style:style>
    <style:style style:name="T34" style:family="text">
      <style:text-properties fo:font-style="italic" officeooo:rsid="1a8417f9" style:font-style-asian="italic" style:font-style-complex="italic"/>
    </style:style>
    <style:style style:name="T35" style:family="text">
      <style:text-properties fo:font-style="italic" officeooo:rsid="1a9f7741" style:font-style-asian="italic" style:font-style-complex="italic"/>
    </style:style>
    <style:style style:name="T36" style:family="text">
      <style:text-properties fo:font-style="italic" officeooo:rsid="1aa3e978" style:font-style-asian="italic" style:font-style-complex="italic"/>
    </style:style>
    <style:style style:name="T37" style:family="text">
      <style:text-properties fo:font-style="italic" officeooo:rsid="1aab58bc" style:font-style-asian="italic" style:font-style-complex="italic"/>
    </style:style>
    <style:style style:name="T38" style:family="text">
      <style:text-properties fo:font-style="italic" officeooo:rsid="1abf8a47" style:font-style-asian="italic" style:font-style-complex="italic"/>
    </style:style>
    <style:style style:name="T39" style:family="text">
      <style:text-properties fo:font-style="italic" officeooo:rsid="1ac6a1dc" style:font-style-asian="italic" style:font-style-complex="italic"/>
    </style:style>
    <style:style style:name="T40" style:family="text">
      <style:text-properties fo:font-style="italic" officeooo:rsid="1ada0c7a" style:font-style-asian="italic" style:font-style-complex="italic"/>
    </style:style>
    <style:style style:name="T41" style:family="text">
      <style:text-properties fo:font-style="italic" officeooo:rsid="1b0a7cfa" style:font-style-asian="italic" style:font-style-complex="italic"/>
    </style:style>
    <style:style style:name="T42" style:family="text">
      <style:text-properties fo:font-style="italic" officeooo:rsid="1b1e273b" style:font-style-asian="italic" style:font-style-complex="italic"/>
    </style:style>
    <style:style style:name="T43" style:family="text">
      <style:text-properties fo:font-style="italic" officeooo:rsid="1b1f4ae8" style:font-style-asian="italic" style:font-style-complex="italic"/>
    </style:style>
    <style:style style:name="T44" style:family="text">
      <style:text-properties fo:font-style="italic" officeooo:rsid="1b2cf594" style:font-style-asian="italic" style:font-style-complex="italic"/>
    </style:style>
    <style:style style:name="T45" style:family="text">
      <style:text-properties fo:font-style="italic" officeooo:rsid="1b4f9bd2" style:font-style-asian="italic" style:font-style-complex="italic"/>
    </style:style>
    <style:style style:name="T46" style:family="text">
      <style:text-properties fo:font-style="italic" officeooo:rsid="1b6f3e35" style:font-style-asian="italic" style:font-style-complex="italic"/>
    </style:style>
    <style:style style:name="T47" style:family="text">
      <style:text-properties fo:font-style="italic" officeooo:rsid="1b9d8372" style:font-style-asian="italic" style:font-style-complex="italic"/>
    </style:style>
    <style:style style:name="T48" style:family="text">
      <style:text-properties fo:font-style="italic" officeooo:rsid="1bae44ba" style:font-style-asian="italic" style:font-style-complex="italic"/>
    </style:style>
    <style:style style:name="T49" style:family="text">
      <style:text-properties fo:font-style="italic" officeooo:rsid="1bcb4d71" style:font-style-asian="italic" style:font-style-complex="italic"/>
    </style:style>
    <style:style style:name="T50" style:family="text">
      <style:text-properties fo:font-style="italic" officeooo:rsid="1c124397" style:font-style-asian="italic" style:font-style-complex="italic"/>
    </style:style>
    <style:style style:name="T51" style:family="text">
      <style:text-properties fo:font-style="italic" officeooo:rsid="1c5c8a9d" style:font-style-asian="italic" style:font-style-complex="italic"/>
    </style:style>
    <style:style style:name="T52" style:family="text">
      <style:text-properties fo:font-style="italic" officeooo:rsid="1ccfd6a6" style:font-style-asian="italic" style:font-style-complex="italic"/>
    </style:style>
    <style:style style:name="T53" style:family="text">
      <style:text-properties fo:font-style="italic" officeooo:rsid="1ce47f6c" style:font-style-asian="italic" style:font-style-complex="italic"/>
    </style:style>
    <style:style style:name="T54" style:family="text">
      <style:text-properties fo:font-style="italic" officeooo:rsid="1d192c37" style:font-style-asian="italic" style:font-style-complex="italic"/>
    </style:style>
    <style:style style:name="T55" style:family="text">
      <style:text-properties fo:font-style="italic" officeooo:rsid="1d1f8db4" style:font-style-asian="italic" style:font-style-complex="italic"/>
    </style:style>
    <style:style style:name="T56" style:family="text">
      <style:text-properties fo:font-style="italic" officeooo:rsid="1d3fa7bd" style:font-style-asian="italic" style:font-style-complex="italic"/>
    </style:style>
    <style:style style:name="T57" style:family="text">
      <style:text-properties fo:font-style="italic" officeooo:rsid="1d4847cc" style:font-style-asian="italic" style:font-style-complex="italic"/>
    </style:style>
    <style:style style:name="T58" style:family="text">
      <style:text-properties fo:font-style="italic" officeooo:rsid="1d4c89b7" style:font-style-asian="italic" style:font-style-complex="italic"/>
    </style:style>
    <style:style style:name="T59" style:family="text">
      <style:text-properties fo:font-style="italic" officeooo:rsid="1d5f700e" style:font-style-asian="italic" style:font-style-complex="italic"/>
    </style:style>
    <style:style style:name="T60" style:family="text">
      <style:text-properties fo:font-style="italic" officeooo:rsid="1d9895a4" style:font-style-asian="italic" style:font-style-complex="italic"/>
    </style:style>
    <style:style style:name="T61" style:family="text">
      <style:text-properties fo:font-style="italic" officeooo:rsid="1dd9a91a" style:font-style-asian="italic" style:font-style-complex="italic"/>
    </style:style>
    <style:style style:name="T62" style:family="text">
      <style:text-properties fo:font-style="italic" officeooo:rsid="1de848e6" style:font-style-asian="italic" style:font-style-complex="italic"/>
    </style:style>
    <style:style style:name="T63" style:family="text">
      <style:text-properties fo:font-style="italic" officeooo:rsid="1dfaf40a" style:font-style-asian="italic" style:font-style-complex="italic"/>
    </style:style>
    <style:style style:name="T64" style:family="text">
      <style:text-properties fo:font-style="italic" officeooo:rsid="1e134cb1" style:font-style-asian="italic" style:font-style-complex="italic"/>
    </style:style>
    <style:style style:name="T65" style:family="text">
      <style:text-properties fo:font-style="italic" officeooo:rsid="1e63d1fd" style:font-style-asian="italic" style:font-style-complex="italic"/>
    </style:style>
    <style:style style:name="T66" style:family="text">
      <style:text-properties fo:font-style="italic" officeooo:rsid="1e687c57" style:font-style-asian="italic" style:font-style-complex="italic"/>
    </style:style>
    <style:style style:name="T67" style:family="text">
      <style:text-properties fo:font-style="italic" officeooo:rsid="1e861965" style:font-style-asian="italic" style:font-style-complex="italic"/>
    </style:style>
    <style:style style:name="T68" style:family="text">
      <style:text-properties fo:font-style="italic" officeooo:rsid="1e90a53d" style:font-style-asian="italic" style:font-style-complex="italic"/>
    </style:style>
    <style:style style:name="T69" style:family="text">
      <style:text-properties fo:font-style="italic" officeooo:rsid="1e94ec1f" style:font-style-asian="italic" style:font-style-complex="italic"/>
    </style:style>
    <style:style style:name="T70" style:family="text">
      <style:text-properties fo:font-style="italic" officeooo:rsid="1e9bc225" style:font-style-asian="italic" style:font-style-complex="italic"/>
    </style:style>
    <style:style style:name="T71" style:family="text">
      <style:text-properties fo:font-style="italic" officeooo:rsid="1e9bfb50" style:font-style-asian="italic" style:font-style-complex="italic"/>
    </style:style>
    <style:style style:name="T72" style:family="text">
      <style:text-properties fo:font-style="italic" officeooo:rsid="1e9fd2ef" style:font-style-asian="italic" style:font-style-complex="italic"/>
    </style:style>
    <style:style style:name="T73" style:family="text">
      <style:text-properties fo:font-style="italic" officeooo:rsid="1efa16f9" style:font-style-asian="italic" style:font-style-complex="italic"/>
    </style:style>
    <style:style style:name="T74" style:family="text">
      <style:text-properties fo:font-style="italic" officeooo:rsid="1f3989bb" style:font-style-asian="italic" style:font-style-complex="italic"/>
    </style:style>
    <style:style style:name="T75" style:family="text">
      <style:text-properties fo:font-style="italic" officeooo:rsid="1f454130" style:font-style-asian="italic" style:font-style-complex="italic"/>
    </style:style>
    <style:style style:name="T76" style:family="text">
      <style:text-properties fo:font-style="italic" officeooo:rsid="1f4ed5a6" style:font-style-asian="italic" style:font-style-complex="italic"/>
    </style:style>
    <style:style style:name="T77" style:family="text">
      <style:text-properties fo:font-style="italic" officeooo:rsid="1f73fd6c" style:font-style-asian="italic" style:font-style-complex="italic"/>
    </style:style>
    <style:style style:name="T78" style:family="text">
      <style:text-properties fo:font-style="italic" officeooo:rsid="1f80b5b3" style:font-style-asian="italic" style:font-style-complex="italic"/>
    </style:style>
    <style:style style:name="T79" style:family="text">
      <style:text-properties fo:font-style="italic" officeooo:rsid="1f8d0204" style:font-style-asian="italic" style:font-style-complex="italic"/>
    </style:style>
    <style:style style:name="T80" style:family="text">
      <style:text-properties fo:font-style="italic" officeooo:rsid="1f99a44b" style:font-style-asian="italic" style:font-style-complex="italic"/>
    </style:style>
    <style:style style:name="T81" style:family="text">
      <style:text-properties fo:font-style="italic" officeooo:rsid="200e0632" style:font-style-asian="italic" style:font-style-complex="italic"/>
    </style:style>
    <style:style style:name="T82" style:family="text">
      <style:text-properties fo:font-style="italic" officeooo:rsid="2025ec30" style:font-style-asian="italic" style:font-style-complex="italic"/>
    </style:style>
    <style:style style:name="T83" style:family="text">
      <style:text-properties fo:font-style="italic" officeooo:rsid="205d910f" style:font-style-asian="italic" style:font-style-complex="italic"/>
    </style:style>
    <style:style style:name="T84" style:family="text">
      <style:text-properties fo:font-style="italic" officeooo:rsid="2063ea40" style:font-style-asian="italic" style:font-style-complex="italic"/>
    </style:style>
    <style:style style:name="T85" style:family="text">
      <style:text-properties fo:font-style="italic" officeooo:rsid="2069e7a2" style:font-style-asian="italic" style:font-style-complex="italic"/>
    </style:style>
    <style:style style:name="T86" style:family="text">
      <style:text-properties fo:font-style="italic" officeooo:rsid="20861ad3" style:font-style-asian="italic" style:font-style-complex="italic"/>
    </style:style>
    <style:style style:name="T87" style:family="text">
      <style:text-properties fo:font-style="italic" officeooo:rsid="20a13ec2" style:font-style-asian="italic" style:font-style-complex="italic"/>
    </style:style>
    <style:style style:name="T88" style:family="text">
      <style:text-properties fo:font-style="italic" officeooo:rsid="20b1cc93" style:font-style-asian="italic" style:font-style-complex="italic"/>
    </style:style>
    <style:style style:name="T89" style:family="text">
      <style:text-properties fo:font-style="italic" officeooo:rsid="20c2b4cd" style:font-style-asian="italic" style:font-style-complex="italic"/>
    </style:style>
    <style:style style:name="T90" style:family="text">
      <style:text-properties fo:font-style="italic" officeooo:rsid="20de8062" style:font-style-asian="italic" style:font-style-complex="italic"/>
    </style:style>
    <style:style style:name="T91" style:family="text">
      <style:text-properties fo:font-style="italic" officeooo:rsid="20e4c8ac" style:font-style-asian="italic" style:font-style-complex="italic"/>
    </style:style>
    <style:style style:name="T92" style:family="text">
      <style:text-properties fo:font-style="italic" officeooo:rsid="20f4b446" style:font-style-asian="italic" style:font-style-complex="italic"/>
    </style:style>
    <style:style style:name="T93" style:family="text">
      <style:text-properties fo:font-style="italic" officeooo:rsid="20fd74a6" style:font-style-asian="italic" style:font-style-complex="italic"/>
    </style:style>
    <style:style style:name="T94" style:family="text">
      <style:text-properties fo:font-style="italic" officeooo:rsid="210185f1" style:font-style-asian="italic" style:font-style-complex="italic"/>
    </style:style>
    <style:style style:name="T95" style:family="text">
      <style:text-properties fo:font-style="italic" officeooo:rsid="2115106b" style:font-style-asian="italic" style:font-style-complex="italic"/>
    </style:style>
    <style:style style:name="T96" style:family="text">
      <style:text-properties fo:font-style="italic" officeooo:rsid="211d4a8b" style:font-style-asian="italic" style:font-style-complex="italic"/>
    </style:style>
    <style:style style:name="T97" style:family="text">
      <style:text-properties fo:font-style="italic" officeooo:rsid="2123a817" style:font-style-asian="italic" style:font-style-complex="italic"/>
    </style:style>
    <style:style style:name="T98" style:family="text">
      <style:text-properties fo:font-style="italic" officeooo:rsid="21412a86" style:font-style-asian="italic" style:font-style-complex="italic"/>
    </style:style>
    <style:style style:name="T99" style:family="text">
      <style:text-properties fo:font-style="italic" officeooo:rsid="21421083" style:font-style-asian="italic" style:font-style-complex="italic"/>
    </style:style>
    <style:style style:name="T100" style:family="text">
      <style:text-properties fo:font-style="italic" officeooo:rsid="215e71cc" style:font-style-asian="italic" style:font-style-complex="italic"/>
    </style:style>
    <style:style style:name="T101" style:family="text">
      <style:text-properties fo:font-style="italic" officeooo:rsid="216a4ced" style:font-style-asian="italic" style:font-style-complex="italic"/>
    </style:style>
    <style:style style:name="T102" style:family="text">
      <style:text-properties fo:font-style="italic" officeooo:rsid="219aa9d8" style:font-style-asian="italic" style:font-style-complex="italic"/>
    </style:style>
    <style:style style:name="T103" style:family="text">
      <style:text-properties fo:font-style="italic" officeooo:rsid="219f508c" style:font-style-asian="italic" style:font-style-complex="italic"/>
    </style:style>
    <style:style style:name="T104" style:family="text">
      <style:text-properties fo:font-style="italic" officeooo:rsid="21aebfb8" style:font-style-asian="italic" style:font-style-complex="italic"/>
    </style:style>
    <style:style style:name="T105" style:family="text">
      <style:text-properties fo:font-style="italic" officeooo:rsid="21af9e2d" style:font-style-asian="italic" style:font-style-complex="italic"/>
    </style:style>
    <style:style style:name="T106" style:family="text">
      <style:text-properties fo:font-style="italic" officeooo:rsid="21c0ca4c" style:font-style-asian="italic" style:font-style-complex="italic"/>
    </style:style>
    <style:style style:name="T107" style:family="text">
      <style:text-properties fo:font-style="italic" officeooo:rsid="21d21501" style:font-style-asian="italic" style:font-style-complex="italic"/>
    </style:style>
    <style:style style:name="T108" style:family="text">
      <style:text-properties fo:font-style="italic" officeooo:rsid="21e2f965" style:font-style-asian="italic" style:font-style-complex="italic"/>
    </style:style>
    <style:style style:name="T109" style:family="text">
      <style:text-properties fo:font-style="italic" officeooo:rsid="21e70c8f" style:font-style-asian="italic" style:font-style-complex="italic"/>
    </style:style>
    <style:style style:name="T110" style:family="text">
      <style:text-properties fo:font-style="italic" officeooo:rsid="1327ae62" style:font-style-asian="italic" style:font-style-complex="italic"/>
    </style:style>
    <style:style style:name="T111" style:family="text">
      <style:text-properties fo:font-style="italic" officeooo:rsid="22731f9f" style:font-style-asian="italic" style:font-style-complex="italic"/>
    </style:style>
    <style:style style:name="T112" style:family="text">
      <style:text-properties fo:font-style="italic" officeooo:rsid="227c1b98" style:font-style-asian="italic" style:font-style-complex="italic"/>
    </style:style>
    <style:style style:name="T113" style:family="text">
      <style:text-properties fo:font-style="italic" officeooo:rsid="227cba37" style:font-style-asian="italic" style:font-style-complex="italic"/>
    </style:style>
    <style:style style:name="T114" style:family="text">
      <style:text-properties fo:font-style="italic" officeooo:rsid="22860727" style:font-style-asian="italic" style:font-style-complex="italic"/>
    </style:style>
    <style:style style:name="T115" style:family="text">
      <style:text-properties fo:font-style="italic" officeooo:rsid="229c8ed6" style:font-style-asian="italic" style:font-style-complex="italic"/>
    </style:style>
    <style:style style:name="T116" style:family="text">
      <style:text-properties fo:font-style="italic" officeooo:rsid="229e0ede" style:font-style-asian="italic" style:font-style-complex="italic"/>
    </style:style>
    <style:style style:name="T117" style:family="text">
      <style:text-properties fo:font-style="italic" officeooo:rsid="23118c4a" style:font-style-asian="italic" style:font-style-complex="italic"/>
    </style:style>
    <style:style style:name="T118" style:family="text">
      <style:text-properties fo:font-style="italic" officeooo:rsid="231ce240" style:font-style-asian="italic" style:font-style-complex="italic"/>
    </style:style>
    <style:style style:name="T119" style:family="text">
      <style:text-properties fo:font-style="italic" officeooo:rsid="23880f10" style:font-style-asian="italic" style:font-style-complex="italic"/>
    </style:style>
    <style:style style:name="T120" style:family="text">
      <style:text-properties officeooo:rsid="19507971"/>
    </style:style>
    <style:style style:name="T121" style:family="text">
      <style:text-properties officeooo:rsid="1952d0e5"/>
    </style:style>
    <style:style style:name="T122" style:family="text">
      <style:text-properties officeooo:rsid="19549fc9"/>
    </style:style>
    <style:style style:name="T123" style:family="text">
      <style:text-properties officeooo:rsid="1954e59f"/>
    </style:style>
    <style:style style:name="T124" style:family="text">
      <style:text-properties officeooo:rsid="19633827"/>
    </style:style>
    <style:style style:name="T125" style:family="text">
      <style:text-properties officeooo:rsid="196c8328"/>
    </style:style>
    <style:style style:name="T126" style:family="text">
      <style:text-properties officeooo:rsid="197d604a"/>
    </style:style>
    <style:style style:name="T127" style:family="text">
      <style:text-properties officeooo:rsid="19803b00"/>
    </style:style>
    <style:style style:name="T128" style:family="text">
      <style:text-properties officeooo:rsid="198141d8"/>
    </style:style>
    <style:style style:name="T129" style:family="text">
      <style:text-properties officeooo:rsid="1983db95"/>
    </style:style>
    <style:style style:name="T130" style:family="text">
      <style:text-properties officeooo:rsid="19856a7b"/>
    </style:style>
    <style:style style:name="T131" style:family="text">
      <style:text-properties officeooo:rsid="1987564a"/>
    </style:style>
    <style:style style:name="T132" style:family="text">
      <style:text-properties officeooo:rsid="198a524a"/>
    </style:style>
    <style:style style:name="T133" style:family="text">
      <style:text-properties officeooo:rsid="198bbc62"/>
    </style:style>
    <style:style style:name="T134" style:family="text">
      <style:text-properties officeooo:rsid="198d0a1d"/>
    </style:style>
    <style:style style:name="T135" style:family="text">
      <style:text-properties officeooo:rsid="198d8663"/>
    </style:style>
    <style:style style:name="T136" style:family="text">
      <style:text-properties officeooo:rsid="198fd146"/>
    </style:style>
    <style:style style:name="T137" style:family="text">
      <style:text-properties officeooo:rsid="19948690"/>
    </style:style>
    <style:style style:name="T138" style:family="text">
      <style:text-properties officeooo:rsid="19963606"/>
    </style:style>
    <style:style style:name="T139" style:family="text">
      <style:text-properties officeooo:rsid="1997cdca"/>
    </style:style>
    <style:style style:name="T140" style:family="text">
      <style:text-properties officeooo:rsid="1998250e"/>
    </style:style>
    <style:style style:name="T141" style:family="text">
      <style:text-properties officeooo:rsid="1999e832"/>
    </style:style>
    <style:style style:name="T142" style:family="text">
      <style:text-properties officeooo:rsid="199e7504"/>
    </style:style>
    <style:style style:name="T143" style:family="text">
      <style:text-properties officeooo:rsid="199ffab2"/>
    </style:style>
    <style:style style:name="T144" style:family="text">
      <style:text-properties officeooo:rsid="19a28d2f"/>
    </style:style>
    <style:style style:name="T145" style:family="text">
      <style:text-properties officeooo:rsid="19b16bb0"/>
    </style:style>
    <style:style style:name="T146" style:family="text">
      <style:text-properties officeooo:rsid="19bc92f4"/>
    </style:style>
    <style:style style:name="T147" style:family="text">
      <style:text-properties officeooo:rsid="19b9edff"/>
    </style:style>
    <style:style style:name="T148" style:family="text">
      <style:text-properties officeooo:rsid="19c5551f"/>
    </style:style>
    <style:style style:name="T149" style:family="text">
      <style:text-properties officeooo:rsid="19cd6837"/>
    </style:style>
    <style:style style:name="T150" style:family="text">
      <style:text-properties officeooo:rsid="19d04042"/>
    </style:style>
    <style:style style:name="T151" style:family="text">
      <style:text-properties officeooo:rsid="19d3c50c"/>
    </style:style>
    <style:style style:name="T152" style:family="text">
      <style:text-properties officeooo:rsid="19dd7feb"/>
    </style:style>
    <style:style style:name="T153" style:family="text">
      <style:text-properties officeooo:rsid="19e09aed"/>
    </style:style>
    <style:style style:name="T154" style:family="text">
      <style:text-properties officeooo:rsid="19e1cfcd"/>
    </style:style>
    <style:style style:name="T155" style:family="text">
      <style:text-properties officeooo:rsid="19e44d27"/>
    </style:style>
    <style:style style:name="T156" style:family="text">
      <style:text-properties officeooo:rsid="19e4e40c"/>
    </style:style>
    <style:style style:name="T157" style:family="text">
      <style:text-properties officeooo:rsid="19e8c761"/>
    </style:style>
    <style:style style:name="T158" style:family="text">
      <style:text-properties officeooo:rsid="19eaa6cd"/>
    </style:style>
    <style:style style:name="T159" style:family="text">
      <style:text-properties officeooo:rsid="19ec800f"/>
    </style:style>
    <style:style style:name="T160" style:family="text">
      <style:text-properties officeooo:rsid="19ee8d5a"/>
    </style:style>
    <style:style style:name="T161" style:family="text">
      <style:text-properties officeooo:rsid="19f2dce5"/>
    </style:style>
    <style:style style:name="T162" style:family="text">
      <style:text-properties officeooo:rsid="19f7b0c1"/>
    </style:style>
    <style:style style:name="T163" style:family="text">
      <style:text-properties officeooo:rsid="19f80ba0"/>
    </style:style>
    <style:style style:name="T164" style:family="text">
      <style:text-properties officeooo:rsid="1a013591"/>
    </style:style>
    <style:style style:name="T165" style:family="text">
      <style:text-properties officeooo:rsid="1a0387b0"/>
    </style:style>
    <style:style style:name="T166" style:family="text">
      <style:text-properties officeooo:rsid="1a1996e6"/>
    </style:style>
    <style:style style:name="T167" style:family="text">
      <style:text-properties officeooo:rsid="1a309250"/>
    </style:style>
    <style:style style:name="T168" style:family="text">
      <style:text-properties officeooo:rsid="1a33f416"/>
    </style:style>
    <style:style style:name="T169" style:family="text">
      <style:text-properties officeooo:rsid="1a3663f5"/>
    </style:style>
    <style:style style:name="T170" style:family="text">
      <style:text-properties officeooo:rsid="1a36849e"/>
    </style:style>
    <style:style style:name="T171" style:family="text">
      <style:text-properties officeooo:rsid="1a3e7439"/>
    </style:style>
    <style:style style:name="T172" style:family="text">
      <style:text-properties officeooo:rsid="1a3fd81a"/>
    </style:style>
    <style:style style:name="T173" style:family="text">
      <style:text-properties officeooo:rsid="1a421006"/>
    </style:style>
    <style:style style:name="T174" style:family="text">
      <style:text-properties officeooo:rsid="1a471f78"/>
    </style:style>
    <style:style style:name="T175" style:family="text">
      <style:text-properties officeooo:rsid="1a4c8d6d"/>
    </style:style>
    <style:style style:name="T176" style:family="text">
      <style:text-properties officeooo:rsid="1a57d3a5"/>
    </style:style>
    <style:style style:name="T177" style:family="text">
      <style:text-properties officeooo:rsid="1a5a81f8"/>
    </style:style>
    <style:style style:name="T178" style:family="text">
      <style:text-properties officeooo:rsid="1a670a48"/>
    </style:style>
    <style:style style:name="T179" style:family="text">
      <style:text-properties officeooo:rsid="1a6c9744"/>
    </style:style>
    <style:style style:name="T180" style:family="text">
      <style:text-properties officeooo:rsid="1a6d6eac"/>
    </style:style>
    <style:style style:name="T181" style:family="text">
      <style:text-properties officeooo:rsid="1a6f1f4c"/>
    </style:style>
    <style:style style:name="T182" style:family="text">
      <style:text-properties officeooo:rsid="1a7820f3"/>
    </style:style>
    <style:style style:name="T183" style:family="text">
      <style:text-properties officeooo:rsid="1a782a35"/>
    </style:style>
    <style:style style:name="T184" style:family="text">
      <style:text-properties officeooo:rsid="1a7b3718"/>
    </style:style>
    <style:style style:name="T185" style:family="text">
      <style:text-properties officeooo:rsid="1a7dc0ee"/>
    </style:style>
    <style:style style:name="T186" style:family="text">
      <style:text-properties officeooo:rsid="1a805cf5"/>
    </style:style>
    <style:style style:name="T187" style:family="text">
      <style:text-properties officeooo:rsid="1a81acda"/>
    </style:style>
    <style:style style:name="T188" style:family="text">
      <style:text-properties officeooo:rsid="1a838438"/>
    </style:style>
    <style:style style:name="T189" style:family="text">
      <style:text-properties officeooo:rsid="1a8417f9"/>
    </style:style>
    <style:style style:name="T190" style:family="text">
      <style:text-properties officeooo:rsid="1a86d5e3"/>
    </style:style>
    <style:style style:name="T191" style:family="text">
      <style:text-properties officeooo:rsid="1a889dcf"/>
    </style:style>
    <style:style style:name="T192" style:family="text">
      <style:text-properties officeooo:rsid="1a8b51b5"/>
    </style:style>
    <style:style style:name="T193" style:family="text">
      <style:text-properties officeooo:rsid="1a90d516"/>
    </style:style>
    <style:style style:name="T194" style:family="text">
      <style:text-properties officeooo:rsid="1a9277ce"/>
    </style:style>
    <style:style style:name="T195" style:family="text">
      <style:text-properties officeooo:rsid="1a935b18"/>
    </style:style>
    <style:style style:name="T196" style:family="text">
      <style:text-properties officeooo:rsid="1a9f7741"/>
    </style:style>
    <style:style style:name="T197" style:family="text">
      <style:text-properties officeooo:rsid="1aa3e978"/>
    </style:style>
    <style:style style:name="T198" style:family="text">
      <style:text-properties officeooo:rsid="1aaa2e38"/>
    </style:style>
    <style:style style:name="T199" style:family="text">
      <style:text-properties officeooo:rsid="1aab58bc"/>
    </style:style>
    <style:style style:name="T200" style:family="text">
      <style:text-properties officeooo:rsid="1aadba32"/>
    </style:style>
    <style:style style:name="T201" style:family="text">
      <style:text-properties officeooo:rsid="1ab70584"/>
    </style:style>
    <style:style style:name="T202" style:family="text">
      <style:text-properties officeooo:rsid="1ab7dd5f"/>
    </style:style>
    <style:style style:name="T203" style:family="text">
      <style:text-properties officeooo:rsid="1ac0271a"/>
    </style:style>
    <style:style style:name="T204" style:family="text">
      <style:text-properties officeooo:rsid="1ac6a1dc"/>
    </style:style>
    <style:style style:name="T205" style:family="text">
      <style:text-properties officeooo:rsid="1ada0c7a"/>
    </style:style>
    <style:style style:name="T206" style:family="text">
      <style:text-properties officeooo:rsid="1ae0965f"/>
    </style:style>
    <style:style style:name="T207" style:family="text">
      <style:text-properties officeooo:rsid="1ae514c6"/>
    </style:style>
    <style:style style:name="T208" style:family="text">
      <style:text-properties style:font-name="Liberation Serif1" officeooo:rsid="1ae514c6"/>
    </style:style>
    <style:style style:name="T209" style:family="text">
      <style:text-properties style:font-name="Liberation Serif1" officeooo:rsid="1af26c10"/>
    </style:style>
    <style:style style:name="T210" style:family="text">
      <style:text-properties style:font-name="Liberation Serif1" officeooo:rsid="1af3ce7e"/>
    </style:style>
    <style:style style:name="T211" style:family="text">
      <style:text-properties style:font-name="Liberation Serif1" officeooo:rsid="1af4bcc0"/>
    </style:style>
    <style:style style:name="T212" style:family="text">
      <style:text-properties style:font-name="Liberation Serif1" officeooo:rsid="1af57252"/>
    </style:style>
    <style:style style:name="T213" style:family="text">
      <style:text-properties style:font-name="Liberation Serif1" officeooo:rsid="1af68fb2"/>
    </style:style>
    <style:style style:name="T214" style:family="text">
      <style:text-properties style:font-name="Liberation Serif1" officeooo:rsid="1af713b4"/>
    </style:style>
    <style:style style:name="T215" style:family="text">
      <style:text-properties style:font-name="Liberation Serif1" officeooo:rsid="1af71da3"/>
    </style:style>
    <style:style style:name="T216" style:family="text">
      <style:text-properties style:font-name="Liberation Serif1" officeooo:rsid="1af8204a"/>
    </style:style>
    <style:style style:name="T217" style:family="text">
      <style:text-properties style:font-name="Liberation Serif1" officeooo:rsid="0019f43d"/>
    </style:style>
    <style:style style:name="T218" style:family="text">
      <style:text-properties style:font-name="Liberation Serif1" officeooo:rsid="1af960c5"/>
    </style:style>
    <style:style style:name="T219" style:family="text">
      <style:text-properties style:font-name="Liberation Serif1" officeooo:rsid="1afb4cff"/>
    </style:style>
    <style:style style:name="T220" style:family="text">
      <style:text-properties style:font-name="Liberation Serif1" officeooo:rsid="1afca0dc"/>
    </style:style>
    <style:style style:name="T221" style:family="text">
      <style:text-properties style:font-name="Liberation Serif1" officeooo:rsid="1afd1b86"/>
    </style:style>
    <style:style style:name="T222" style:family="text">
      <style:text-properties style:font-name="Liberation Serif1" officeooo:rsid="1afebe94"/>
    </style:style>
    <style:style style:name="T223" style:family="text">
      <style:text-properties style:font-name="Liberation Serif1" officeooo:rsid="1afedb79"/>
    </style:style>
    <style:style style:name="T224" style:family="text">
      <style:text-properties style:font-name="Liberation Serif1" officeooo:rsid="1aff1463"/>
    </style:style>
    <style:style style:name="T225" style:family="text">
      <style:text-properties style:font-name="Liberation Serif1" officeooo:rsid="1b0106b9"/>
    </style:style>
    <style:style style:name="T226" style:family="text">
      <style:text-properties style:font-name="Liberation Serif1" officeooo:rsid="1b016e00"/>
    </style:style>
    <style:style style:name="T227" style:family="text">
      <style:text-properties style:font-name="Liberation Serif1" officeooo:rsid="1b017059"/>
    </style:style>
    <style:style style:name="T228" style:family="text">
      <style:text-properties style:font-name="Liberation Serif1" officeooo:rsid="1b01e36e"/>
    </style:style>
    <style:style style:name="T229" style:family="text">
      <style:text-properties style:font-name="Liberation Serif1" fo:font-style="italic" officeooo:rsid="1b01e36e" style:font-style-asian="italic" style:font-style-complex="italic"/>
    </style:style>
    <style:style style:name="T230" style:family="text">
      <style:text-properties style:font-name="Liberation Serif1" officeooo:rsid="1b029c24"/>
    </style:style>
    <style:style style:name="T231" style:family="text">
      <style:text-properties style:font-name="Liberation Serif1" officeooo:rsid="1b04098f"/>
    </style:style>
    <style:style style:name="T232" style:family="text">
      <style:text-properties style:font-name="Liberation Serif1" officeooo:rsid="1b0451b9"/>
    </style:style>
    <style:style style:name="T233" style:family="text">
      <style:text-properties style:font-name="Liberation Serif1" officeooo:rsid="1b050bd2"/>
    </style:style>
    <style:style style:name="T234" style:family="text">
      <style:text-properties style:font-name="Liberation Serif1" officeooo:rsid="1b058670"/>
    </style:style>
    <style:style style:name="T235" style:family="text">
      <style:text-properties style:font-name="Liberation Serif1" officeooo:rsid="1b078348"/>
    </style:style>
    <style:style style:name="T236" style:family="text">
      <style:text-properties style:font-name="Liberation Serif1" officeooo:rsid="1bcb4d71"/>
    </style:style>
    <style:style style:name="T237" style:family="text">
      <style:text-properties style:font-name="Liberation Serif1" officeooo:rsid="1bedc647"/>
    </style:style>
    <style:style style:name="T238" style:family="text">
      <style:text-properties style:font-name="Liberation Serif1" officeooo:rsid="1327ae62"/>
    </style:style>
    <style:style style:name="T239" style:family="text">
      <style:text-properties style:font-name="Liberation Serif1" officeooo:rsid="223c6f8b"/>
    </style:style>
    <style:style style:name="T240" style:family="text">
      <style:text-properties officeooo:rsid="1b0a7cfa"/>
    </style:style>
    <style:style style:name="T241" style:family="text">
      <style:text-properties officeooo:rsid="1b15e919"/>
    </style:style>
    <style:style style:name="T242" style:family="text">
      <style:text-properties officeooo:rsid="1b1857c8"/>
    </style:style>
    <style:style style:name="T243" style:family="text">
      <style:text-properties officeooo:rsid="1b194574"/>
    </style:style>
    <style:style style:name="T244" style:family="text">
      <style:text-properties officeooo:rsid="1b1a84b3"/>
    </style:style>
    <style:style style:name="T245" style:family="text">
      <style:text-properties officeooo:rsid="1b1b1d8e"/>
    </style:style>
    <style:style style:name="T246" style:family="text">
      <style:text-properties officeooo:rsid="1b1d0a81"/>
    </style:style>
    <style:style style:name="T247" style:family="text">
      <style:text-properties officeooo:rsid="1b1f4ae8"/>
    </style:style>
    <style:style style:name="T248" style:family="text">
      <style:text-properties officeooo:rsid="1b2cf594"/>
    </style:style>
    <style:style style:name="T249" style:family="text">
      <style:text-properties officeooo:rsid="1b405eee"/>
    </style:style>
    <style:style style:name="T250" style:family="text">
      <style:text-properties officeooo:rsid="1b41c807"/>
    </style:style>
    <style:style style:name="T251" style:family="text">
      <style:text-properties officeooo:rsid="1b422fc7"/>
    </style:style>
    <style:style style:name="T252" style:family="text">
      <style:text-properties officeooo:rsid="1b4ab57e"/>
    </style:style>
    <style:style style:name="T253" style:family="text">
      <style:text-properties officeooo:rsid="1b4e1ffc"/>
    </style:style>
    <style:style style:name="T254" style:family="text">
      <style:text-properties officeooo:rsid="1b4f9bd2"/>
    </style:style>
    <style:style style:name="T255" style:family="text">
      <style:text-properties officeooo:rsid="1b5718b0"/>
    </style:style>
    <style:style style:name="T256" style:family="text">
      <style:text-properties officeooo:rsid="1b62c8f2"/>
    </style:style>
    <style:style style:name="T257" style:family="text">
      <style:text-properties officeooo:rsid="1b6d4c9d"/>
    </style:style>
    <style:style style:name="T258" style:family="text">
      <style:text-properties officeooo:rsid="1b6f3e35"/>
    </style:style>
    <style:style style:name="T259" style:family="text">
      <style:text-properties officeooo:rsid="1b899d3c"/>
    </style:style>
    <style:style style:name="T260" style:family="text">
      <style:text-properties officeooo:rsid="1b9d8372"/>
    </style:style>
    <style:style style:name="T261" style:family="text">
      <style:text-properties officeooo:rsid="1bae44ba"/>
    </style:style>
    <style:style style:name="T262" style:family="text">
      <style:text-properties officeooo:rsid="1bc7be14"/>
    </style:style>
    <style:style style:name="T263" style:family="text">
      <style:text-properties officeooo:rsid="1bc8b3b5"/>
    </style:style>
    <style:style style:name="T264" style:family="text">
      <style:text-properties officeooo:rsid="1bc9e6d8"/>
    </style:style>
    <style:style style:name="T265" style:family="text">
      <style:text-properties officeooo:rsid="1bcb4d71"/>
    </style:style>
    <style:style style:name="T266" style:family="text">
      <style:text-properties style:font-name="Liberation Serif"/>
    </style:style>
    <style:style style:name="T267" style:family="text">
      <style:text-properties style:font-name="Liberation Serif" officeooo:rsid="1bedc647"/>
    </style:style>
    <style:style style:name="T268" style:family="text">
      <style:text-properties style:font-name="Liberation Serif" officeooo:rsid="223c6f8b"/>
    </style:style>
    <style:style style:name="T269" style:family="text">
      <style:text-properties style:font-name="Liberation Serif" officeooo:rsid="223cab30"/>
    </style:style>
    <style:style style:name="T270" style:family="text">
      <style:text-properties style:font-name="Liberation Serif" officeooo:rsid="223e74e7"/>
    </style:style>
    <style:style style:name="T271" style:family="text">
      <style:text-properties style:font-name="Liberation Serif" officeooo:rsid="223fe34e"/>
    </style:style>
    <style:style style:name="T272" style:family="text">
      <style:text-properties style:font-name="Liberation Serif" officeooo:rsid="224193a8"/>
    </style:style>
    <style:style style:name="T273" style:family="text">
      <style:text-properties style:font-name="Liberation Serif" officeooo:rsid="22425484"/>
    </style:style>
    <style:style style:name="T274" style:family="text">
      <style:text-properties style:font-name="Liberation Serif" officeooo:rsid="22426ad6"/>
    </style:style>
    <style:style style:name="T275" style:family="text">
      <style:text-properties style:font-name="Liberation Serif" officeooo:rsid="0019f43d"/>
    </style:style>
    <style:style style:name="T276" style:family="text">
      <style:text-properties style:font-name="Liberation Serif" officeooo:rsid="224444a0"/>
    </style:style>
    <style:style style:name="T277" style:family="text">
      <style:text-properties style:font-name="Liberation Serif" officeooo:rsid="2245dd48"/>
    </style:style>
    <style:style style:name="T278" style:family="text">
      <style:text-properties style:font-name="Liberation Serif" officeooo:rsid="2246c500"/>
    </style:style>
    <style:style style:name="T279" style:family="text">
      <style:text-properties style:font-name="Liberation Serif" officeooo:rsid="22479687"/>
    </style:style>
    <style:style style:name="T280" style:family="text">
      <style:text-properties style:font-name="Liberation Serif" officeooo:rsid="22485ad4"/>
    </style:style>
    <style:style style:name="T281" style:family="text">
      <style:text-properties style:font-name="Liberation Serif" officeooo:rsid="2249098e"/>
    </style:style>
    <style:style style:name="T282" style:family="text">
      <style:text-properties style:font-name="Liberation Serif" officeooo:rsid="224a3f61"/>
    </style:style>
    <style:style style:name="T283" style:family="text">
      <style:text-properties style:font-name="Liberation Serif" fo:font-style="italic" officeooo:rsid="224a3f61" style:font-style-asian="italic" style:font-style-complex="italic"/>
    </style:style>
    <style:style style:name="T284" style:family="text">
      <style:text-properties style:font-name="Liberation Serif" fo:font-style="italic" officeooo:rsid="22d02c95" style:font-style-asian="italic" style:font-style-complex="italic"/>
    </style:style>
    <style:style style:name="T285" style:family="text">
      <style:text-properties style:font-name="Liberation Serif" officeooo:rsid="224be56c"/>
    </style:style>
    <style:style style:name="T286" style:family="text">
      <style:text-properties style:font-name="Liberation Serif" officeooo:rsid="224c2ea4"/>
    </style:style>
    <style:style style:name="T287" style:family="text">
      <style:text-properties style:font-name="Liberation Serif" officeooo:rsid="224d6b07"/>
    </style:style>
    <style:style style:name="T288" style:family="text">
      <style:text-properties style:font-name="Liberation Serif" officeooo:rsid="224eec6d"/>
    </style:style>
    <style:style style:name="T289" style:family="text">
      <style:text-properties style:font-name="Liberation Serif" officeooo:rsid="22509206"/>
    </style:style>
    <style:style style:name="T290" style:family="text">
      <style:text-properties style:font-name="Liberation Serif" officeooo:rsid="225238e6"/>
    </style:style>
    <style:style style:name="T291" style:family="text">
      <style:text-properties style:font-name="Liberation Serif" officeooo:rsid="22533363"/>
    </style:style>
    <style:style style:name="T292" style:family="text">
      <style:text-properties style:font-name="Liberation Serif" officeooo:rsid="22542405"/>
    </style:style>
    <style:style style:name="T293" style:family="text">
      <style:text-properties style:font-name="Liberation Serif" officeooo:rsid="22548e64"/>
    </style:style>
    <style:style style:name="T294" style:family="text">
      <style:text-properties style:font-name="Liberation Serif" officeooo:rsid="2254f7e6"/>
    </style:style>
    <style:style style:name="T295" style:family="text">
      <style:text-properties style:font-name="Liberation Serif" officeooo:rsid="22566b9c"/>
    </style:style>
    <style:style style:name="T296" style:family="text">
      <style:text-properties style:font-name="Liberation Serif" officeooo:rsid="22584a9b"/>
    </style:style>
    <style:style style:name="T297" style:family="text">
      <style:text-properties style:font-name="Liberation Serif" officeooo:rsid="22587e34"/>
    </style:style>
    <style:style style:name="T298" style:family="text">
      <style:text-properties style:font-name="Liberation Serif" officeooo:rsid="225a6bb4"/>
    </style:style>
    <style:style style:name="T299" style:family="text">
      <style:text-properties style:font-name="Liberation Serif" officeooo:rsid="225b4c38"/>
    </style:style>
    <style:style style:name="T300" style:family="text">
      <style:text-properties style:font-name="Liberation Serif" officeooo:rsid="225b874a"/>
    </style:style>
    <style:style style:name="T301" style:family="text">
      <style:text-properties style:font-name="Liberation Serif" officeooo:rsid="225c1b7f"/>
    </style:style>
    <style:style style:name="T302" style:family="text">
      <style:text-properties style:font-name="Liberation Serif" officeooo:rsid="225c2683"/>
    </style:style>
    <style:style style:name="T303" style:family="text">
      <style:text-properties style:font-name="Liberation Serif" officeooo:rsid="225cb1cd"/>
    </style:style>
    <style:style style:name="T304" style:family="text">
      <style:text-properties style:font-name="Liberation Serif" officeooo:rsid="225d62dd"/>
    </style:style>
    <style:style style:name="T305" style:family="text">
      <style:text-properties style:font-name="Liberation Serif" officeooo:rsid="225de0ca"/>
    </style:style>
    <style:style style:name="T306" style:family="text">
      <style:text-properties style:font-name="Liberation Serif" officeooo:rsid="225e0f18"/>
    </style:style>
    <style:style style:name="T307" style:family="text">
      <style:text-properties style:font-name="Liberation Serif" officeooo:rsid="225fa249"/>
    </style:style>
    <style:style style:name="T308" style:family="text">
      <style:text-properties style:font-name="Liberation Serif" officeooo:rsid="2260bd7e"/>
    </style:style>
    <style:style style:name="T309" style:family="text">
      <style:text-properties style:font-name="Liberation Serif" officeooo:rsid="226172ba"/>
    </style:style>
    <style:style style:name="T310" style:family="text">
      <style:text-properties style:font-name="Liberation Serif" officeooo:rsid="2261786e"/>
    </style:style>
    <style:style style:name="T311" style:family="text">
      <style:text-properties style:font-name="Liberation Serif" officeooo:rsid="22619ca1"/>
    </style:style>
    <style:style style:name="T312" style:family="text">
      <style:text-properties style:font-name="Liberation Serif" officeooo:rsid="2261a50c"/>
    </style:style>
    <style:style style:name="T313" style:family="text">
      <style:text-properties style:font-name="Liberation Serif" officeooo:rsid="2262c377"/>
    </style:style>
    <style:style style:name="T314" style:family="text">
      <style:text-properties style:font-name="Liberation Serif" officeooo:rsid="22638509"/>
    </style:style>
    <style:style style:name="T315" style:family="text">
      <style:text-properties style:font-name="Liberation Serif" officeooo:rsid="2264a4ed"/>
    </style:style>
    <style:style style:name="T316" style:family="text">
      <style:text-properties style:font-name="Liberation Serif" officeooo:rsid="2265b234"/>
    </style:style>
    <style:style style:name="T317" style:family="text">
      <style:text-properties style:font-name="Liberation Serif" officeooo:rsid="22677566"/>
    </style:style>
    <style:style style:name="T318" style:family="text">
      <style:text-properties style:font-name="Liberation Serif" officeooo:rsid="226846f5"/>
    </style:style>
    <style:style style:name="T319" style:family="text">
      <style:text-properties style:font-name="Liberation Serif" officeooo:rsid="226a1a68"/>
    </style:style>
    <style:style style:name="T320" style:family="text">
      <style:text-properties style:font-name="Liberation Serif" officeooo:rsid="226b16cc"/>
    </style:style>
    <style:style style:name="T321" style:family="text">
      <style:text-properties style:font-name="Liberation Serif" officeooo:rsid="22cc9fc7"/>
    </style:style>
    <style:style style:name="T322" style:family="text">
      <style:text-properties style:font-name="Liberation Serif" officeooo:rsid="22ce1f19"/>
    </style:style>
    <style:style style:name="T323" style:family="text">
      <style:text-properties style:font-name="Liberation Serif" officeooo:rsid="22ce3541"/>
    </style:style>
    <style:style style:name="T324" style:family="text">
      <style:text-properties style:font-name="Liberation Serif" officeooo:rsid="22d02c95"/>
    </style:style>
    <style:style style:name="T325" style:family="text">
      <style:text-properties style:font-name="Liberation Serif" officeooo:rsid="22d1713b"/>
    </style:style>
    <style:style style:name="T326" style:family="text">
      <style:text-properties style:font-name="Liberation Serif" officeooo:rsid="22d1c3b1"/>
    </style:style>
    <style:style style:name="T327" style:family="text">
      <style:text-properties style:font-name="Liberation Serif" officeooo:rsid="22d1da91"/>
    </style:style>
    <style:style style:name="T328" style:family="text">
      <style:text-properties style:font-name="Liberation Serif" officeooo:rsid="22d33444"/>
    </style:style>
    <style:style style:name="T329" style:family="text">
      <style:text-properties style:font-name="Liberation Serif" officeooo:rsid="22d3c160"/>
    </style:style>
    <style:style style:name="T330" style:family="text">
      <style:text-properties style:font-name="Liberation Serif" officeooo:rsid="22d3c168"/>
    </style:style>
    <style:style style:name="T331" style:family="text">
      <style:text-properties style:font-name="Liberation Serif" officeooo:rsid="22d5a952"/>
    </style:style>
    <style:style style:name="T332" style:family="text">
      <style:text-properties style:font-name="Liberation Serif" officeooo:rsid="22d623e5"/>
    </style:style>
    <style:style style:name="T333" style:family="text">
      <style:text-properties style:font-name="Liberation Serif" officeooo:rsid="22d63c06"/>
    </style:style>
    <style:style style:name="T334" style:family="text">
      <style:text-properties style:font-name="Liberation Serif" officeooo:rsid="22d7d189"/>
    </style:style>
    <style:style style:name="T335" style:family="text">
      <style:text-properties style:font-name="Liberation Serif" officeooo:rsid="22d8d136"/>
    </style:style>
    <style:style style:name="T336" style:family="text">
      <style:text-properties style:font-name="Liberation Serif" officeooo:rsid="22dac5bc"/>
    </style:style>
    <style:style style:name="T337" style:family="text">
      <style:text-properties style:font-name="Liberation Serif" officeooo:rsid="23763202"/>
    </style:style>
    <style:style style:name="T338" style:family="text">
      <style:text-properties style:font-name="Liberation Serif" officeooo:rsid="2377b659"/>
    </style:style>
    <style:style style:name="T339" style:family="text">
      <style:text-properties style:font-name="Liberation Serif" officeooo:rsid="23796755"/>
    </style:style>
    <style:style style:name="T340" style:family="text">
      <style:text-properties style:font-name="Liberation Serif" officeooo:rsid="237a681e"/>
    </style:style>
    <style:style style:name="T341" style:family="text">
      <style:text-properties style:font-name="Liberation Serif" officeooo:rsid="237bf9e4"/>
    </style:style>
    <style:style style:name="T342" style:family="text">
      <style:text-properties style:font-name="Liberation Serif" officeooo:rsid="237ce171"/>
    </style:style>
    <style:style style:name="T343" style:family="text">
      <style:text-properties style:font-name="Liberation Serif" officeooo:rsid="237de48a"/>
    </style:style>
    <style:style style:name="T344" style:family="text">
      <style:text-properties style:font-name="Liberation Serif" officeooo:rsid="237fc1eb"/>
    </style:style>
    <style:style style:name="T345" style:family="text">
      <style:text-properties officeooo:rsid="1bf15d09"/>
    </style:style>
    <style:style style:name="T346" style:family="text">
      <style:text-properties officeooo:rsid="1c0b9e34"/>
    </style:style>
    <style:style style:name="T347" style:family="text">
      <style:text-properties officeooo:rsid="1c0cf8de"/>
    </style:style>
    <style:style style:name="T348" style:family="text">
      <style:text-properties officeooo:rsid="1c0ebf56"/>
    </style:style>
    <style:style style:name="T349" style:family="text">
      <style:text-properties officeooo:rsid="1c110e5e"/>
    </style:style>
    <style:style style:name="T350" style:family="text">
      <style:text-properties officeooo:rsid="1c124397"/>
    </style:style>
    <style:style style:name="T351" style:family="text">
      <style:text-properties officeooo:rsid="1c231b17"/>
    </style:style>
    <style:style style:name="T352" style:family="text">
      <style:text-properties officeooo:rsid="1c264d00"/>
    </style:style>
    <style:style style:name="T353" style:family="text">
      <style:text-properties officeooo:rsid="1c27e50b"/>
    </style:style>
    <style:style style:name="T354" style:family="text">
      <style:text-properties officeooo:rsid="1c30a7ff"/>
    </style:style>
    <style:style style:name="T355" style:family="text">
      <style:text-properties officeooo:rsid="1c3935f8"/>
    </style:style>
    <style:style style:name="T356" style:family="text">
      <style:text-properties officeooo:rsid="1c45cf17"/>
    </style:style>
    <style:style style:name="T357" style:family="text">
      <style:text-properties officeooo:rsid="1c4c99ed"/>
    </style:style>
    <style:style style:name="T358" style:family="text">
      <style:text-properties officeooo:rsid="1c5c8a9d"/>
    </style:style>
    <style:style style:name="T359" style:family="text">
      <style:text-properties officeooo:rsid="1c923415"/>
    </style:style>
    <style:style style:name="T360" style:family="text">
      <style:text-properties officeooo:rsid="1ca0e2bb"/>
    </style:style>
    <style:style style:name="T361" style:family="text">
      <style:text-properties officeooo:rsid="1ca19145"/>
    </style:style>
    <style:style style:name="T362" style:family="text">
      <style:text-properties officeooo:rsid="1ca34020"/>
    </style:style>
    <style:style style:name="T363" style:family="text">
      <style:text-properties officeooo:rsid="1cb81c32"/>
    </style:style>
    <style:style style:name="T364" style:family="text">
      <style:text-properties officeooo:rsid="1cc67cc4"/>
    </style:style>
    <style:style style:name="T365" style:family="text">
      <style:text-properties officeooo:rsid="1cc70283"/>
    </style:style>
    <style:style style:name="T366" style:family="text">
      <style:text-properties officeooo:rsid="1cca8e4c"/>
    </style:style>
    <style:style style:name="T367" style:family="text">
      <style:text-properties officeooo:rsid="1ccbb130"/>
    </style:style>
    <style:style style:name="T368" style:family="text">
      <style:text-properties officeooo:rsid="1ccd7045"/>
    </style:style>
    <style:style style:name="T369" style:family="text">
      <style:text-properties officeooo:rsid="1ccfd6a6"/>
    </style:style>
    <style:style style:name="T370" style:family="text">
      <style:text-properties officeooo:rsid="1ce55a03"/>
    </style:style>
    <style:style style:name="T371" style:family="text">
      <style:text-properties officeooo:rsid="1ce5dff0"/>
    </style:style>
    <style:style style:name="T372" style:family="text">
      <style:text-properties officeooo:rsid="1cec513e"/>
    </style:style>
    <style:style style:name="T373" style:family="text">
      <style:text-properties officeooo:rsid="1cf4a7da"/>
    </style:style>
    <style:style style:name="T374" style:family="text">
      <style:text-properties officeooo:rsid="1cf56975"/>
    </style:style>
    <style:style style:name="T375" style:family="text">
      <style:text-properties officeooo:rsid="1cf96165"/>
    </style:style>
    <style:style style:name="T376" style:family="text">
      <style:text-properties fo:font-weight="bold" officeooo:rsid="1cf96165" style:font-weight-asian="bold" style:font-weight-complex="bold"/>
    </style:style>
    <style:style style:name="T377" style:family="text">
      <style:text-properties officeooo:rsid="1cfe51fa"/>
    </style:style>
    <style:style style:name="T378" style:family="text">
      <style:text-properties officeooo:rsid="1d00bc70"/>
    </style:style>
    <style:style style:name="T379" style:family="text">
      <style:text-properties officeooo:rsid="1d01bc29"/>
    </style:style>
    <style:style style:name="T380" style:family="text">
      <style:text-properties officeooo:rsid="1d0edf6e"/>
    </style:style>
    <style:style style:name="T381" style:family="text">
      <style:text-properties officeooo:rsid="1d192c37"/>
    </style:style>
    <style:style style:name="T382" style:family="text">
      <style:text-properties officeooo:rsid="1d1f8db4"/>
    </style:style>
    <style:style style:name="T383" style:family="text">
      <style:text-properties officeooo:rsid="1d32faa9"/>
    </style:style>
    <style:style style:name="T384" style:family="text">
      <style:text-properties officeooo:rsid="1d3408a4"/>
    </style:style>
    <style:style style:name="T385" style:family="text">
      <style:text-properties officeooo:rsid="1d360307"/>
    </style:style>
    <style:style style:name="T386" style:family="text">
      <style:text-properties officeooo:rsid="1d372d01"/>
    </style:style>
    <style:style style:name="T387" style:family="text">
      <style:text-properties officeooo:rsid="1d38c15a"/>
    </style:style>
    <style:style style:name="T388" style:family="text">
      <style:text-properties officeooo:rsid="1d3fa7bd"/>
    </style:style>
    <style:style style:name="T389" style:family="text">
      <style:text-properties officeooo:rsid="1d4847cc"/>
    </style:style>
    <style:style style:name="T390" style:family="text">
      <style:text-properties officeooo:rsid="1d5f700e"/>
    </style:style>
    <style:style style:name="T391" style:family="text">
      <style:text-properties officeooo:rsid="1d8fd179"/>
    </style:style>
    <style:style style:name="T392" style:family="text">
      <style:text-properties officeooo:rsid="1d9895a4"/>
    </style:style>
    <style:style style:name="T393" style:family="text">
      <style:text-properties officeooo:rsid="1dce7a7c"/>
    </style:style>
    <style:style style:name="T394" style:family="text">
      <style:text-properties officeooo:rsid="1dd7d3b0"/>
    </style:style>
    <style:style style:name="T395" style:family="text">
      <style:text-properties officeooo:rsid="1dd9a91a"/>
    </style:style>
    <style:style style:name="T396" style:family="text">
      <style:text-properties fo:font-variant="normal" fo:text-transform="none" fo:color="#000000" style:font-name="FreeSerif" fo:font-size="12pt" officeooo:rsid="1dd9a91a" fo:background-color="#ffffff" loext:char-shading-value="0" style:font-size-asian="12pt" style:font-size-complex="12pt"/>
    </style:style>
    <style:style style:name="T397" style:family="text">
      <style:text-properties fo:font-variant="normal" fo:text-transform="none" fo:color="#000000" style:font-name="FreeSerif" fo:font-size="12pt" officeooo:rsid="22731f9f" fo:background-color="#ffffff" loext:char-shading-value="0" style:font-size-asian="12pt" style:font-size-complex="12pt"/>
    </style:style>
    <style:style style:name="T398" style:family="text">
      <style:text-properties officeooo:rsid="1de0e6fa"/>
    </style:style>
    <style:style style:name="T399" style:family="text">
      <style:text-properties officeooo:rsid="1de68021"/>
    </style:style>
    <style:style style:name="T400" style:family="text">
      <style:text-properties officeooo:rsid="1de848e6"/>
    </style:style>
    <style:style style:name="T401" style:family="text">
      <style:text-properties officeooo:rsid="1de9192c"/>
    </style:style>
    <style:style style:name="T402" style:family="text">
      <style:text-properties officeooo:rsid="1df0fd3a"/>
    </style:style>
    <style:style style:name="T403" style:family="text">
      <style:text-properties officeooo:rsid="1df255d1"/>
    </style:style>
    <style:style style:name="T404" style:family="text">
      <style:text-properties officeooo:rsid="1dfaf40a"/>
    </style:style>
    <style:style style:name="T405" style:family="text">
      <style:text-properties officeooo:rsid="1e0c1460"/>
    </style:style>
    <style:style style:name="T406" style:family="text">
      <style:text-properties officeooo:rsid="1e134cb1"/>
    </style:style>
    <style:style style:name="T407" style:family="text">
      <style:text-properties officeooo:rsid="1e2b2dac"/>
    </style:style>
    <style:style style:name="T408" style:family="text">
      <style:text-properties officeooo:rsid="1e3c6a67"/>
    </style:style>
    <style:style style:name="T409" style:family="text">
      <style:text-properties officeooo:rsid="1e5ac3a5"/>
    </style:style>
    <style:style style:name="T410" style:family="text">
      <style:text-properties officeooo:rsid="1e63d1fd"/>
    </style:style>
    <style:style style:name="T411" style:family="text">
      <style:text-properties officeooo:rsid="1e687c57"/>
    </style:style>
    <style:style style:name="T412" style:family="text">
      <style:text-properties officeooo:rsid="1e6a8491"/>
    </style:style>
    <style:style style:name="T413" style:family="text">
      <style:text-properties officeooo:rsid="1e754685"/>
    </style:style>
    <style:style style:name="T414" style:family="text">
      <style:text-properties officeooo:rsid="1e7bd7dd"/>
    </style:style>
    <style:style style:name="T415" style:family="text">
      <style:text-properties officeooo:rsid="1e7d738f"/>
    </style:style>
    <style:style style:name="T416" style:family="text">
      <style:text-properties officeooo:rsid="1e861965"/>
    </style:style>
    <style:style style:name="T417" style:family="text">
      <style:text-properties officeooo:rsid="1e8e1b74"/>
    </style:style>
    <style:style style:name="T418" style:family="text">
      <style:text-properties officeooo:rsid="1e8fcc90"/>
    </style:style>
    <style:style style:name="T419" style:family="text">
      <style:text-properties officeooo:rsid="1e90a53d"/>
    </style:style>
    <style:style style:name="T420" style:family="text">
      <style:text-properties officeooo:rsid="1e942b2c"/>
    </style:style>
    <style:style style:name="T421" style:family="text">
      <style:text-properties officeooo:rsid="1e94ec1f"/>
    </style:style>
    <style:style style:name="T422" style:family="text">
      <style:text-properties officeooo:rsid="1e9bc225"/>
    </style:style>
    <style:style style:name="T423" style:family="text">
      <style:text-properties officeooo:rsid="1e9cb64f"/>
    </style:style>
    <style:style style:name="T424" style:family="text">
      <style:text-properties officeooo:rsid="1e9db0a5"/>
    </style:style>
    <style:style style:name="T425" style:family="text">
      <style:text-properties officeooo:rsid="1e9f3671"/>
    </style:style>
    <style:style style:name="T426" style:family="text">
      <style:text-properties officeooo:rsid="1e9fd2ef"/>
    </style:style>
    <style:style style:name="T427" style:family="text">
      <style:text-properties officeooo:rsid="1eb1da53"/>
    </style:style>
    <style:style style:name="T428" style:family="text">
      <style:text-properties officeooo:rsid="1ef2f6db"/>
    </style:style>
    <style:style style:name="T429" style:family="text">
      <style:text-properties officeooo:rsid="1efa16f9"/>
    </style:style>
    <style:style style:name="T430" style:family="text">
      <style:text-properties officeooo:rsid="1f03c7a9"/>
    </style:style>
    <style:style style:name="T431" style:family="text">
      <style:text-properties officeooo:rsid="1f09a522"/>
    </style:style>
    <style:style style:name="T432" style:family="text">
      <style:text-properties officeooo:rsid="1f204110"/>
    </style:style>
    <style:style style:name="T433" style:family="text">
      <style:text-properties officeooo:rsid="1f3989bb"/>
    </style:style>
    <style:style style:name="T434" style:family="text">
      <style:text-properties officeooo:rsid="1f454130"/>
    </style:style>
    <style:style style:name="T435" style:family="text">
      <style:text-properties officeooo:rsid="1f4ed5a6"/>
    </style:style>
    <style:style style:name="T436" style:family="text">
      <style:text-properties officeooo:rsid="1f6b9c25"/>
    </style:style>
    <style:style style:name="T437" style:family="text">
      <style:text-properties officeooo:rsid="1f73fd6c"/>
    </style:style>
    <style:style style:name="T438" style:family="text">
      <style:text-properties officeooo:rsid="1f80b5b3"/>
    </style:style>
    <style:style style:name="T439" style:family="text">
      <style:text-properties officeooo:rsid="1f8d0204"/>
    </style:style>
    <style:style style:name="T440" style:family="text">
      <style:text-properties officeooo:rsid="1f99a44b"/>
    </style:style>
    <style:style style:name="T441" style:family="text">
      <style:text-properties officeooo:rsid="1fa6093e"/>
    </style:style>
    <style:style style:name="T442" style:family="text">
      <style:text-properties officeooo:rsid="1fac7c06"/>
    </style:style>
    <style:style style:name="T443" style:family="text">
      <style:text-properties officeooo:rsid="1fae1991"/>
    </style:style>
    <style:style style:name="T444" style:family="text">
      <style:text-properties officeooo:rsid="1fc34891"/>
    </style:style>
    <style:style style:name="T445" style:family="text">
      <style:text-properties officeooo:rsid="1fde7abb"/>
    </style:style>
    <style:style style:name="T446" style:family="text">
      <style:text-properties officeooo:rsid="1fe16293"/>
    </style:style>
    <style:style style:name="T447" style:family="text">
      <style:text-properties officeooo:rsid="1ff1e6eb"/>
    </style:style>
    <style:style style:name="T448" style:family="text">
      <style:text-properties officeooo:rsid="1ff390cf"/>
    </style:style>
    <style:style style:name="T449" style:family="text">
      <style:text-properties officeooo:rsid="1ff4deba"/>
    </style:style>
    <style:style style:name="T450" style:family="text">
      <style:text-properties officeooo:rsid="200e0632"/>
    </style:style>
    <style:style style:name="T451" style:family="text">
      <style:text-properties officeooo:rsid="202d3277"/>
    </style:style>
    <style:style style:name="T452" style:family="text">
      <style:text-properties officeooo:rsid="2044e57f"/>
    </style:style>
    <style:style style:name="T453" style:family="text">
      <style:text-properties officeooo:rsid="204a8e14"/>
    </style:style>
    <style:style style:name="T454" style:family="text">
      <style:text-properties officeooo:rsid="204e8b1b"/>
    </style:style>
    <style:style style:name="T455" style:family="text">
      <style:text-properties officeooo:rsid="205d910f"/>
    </style:style>
    <style:style style:name="T456" style:family="text">
      <style:text-properties officeooo:rsid="20615d9e"/>
    </style:style>
    <style:style style:name="T457" style:family="text">
      <style:text-properties officeooo:rsid="2062fea5"/>
    </style:style>
    <style:style style:name="T458" style:family="text">
      <style:text-properties officeooo:rsid="2063ea40"/>
    </style:style>
    <style:style style:name="T459" style:family="text">
      <style:text-properties officeooo:rsid="206660af"/>
    </style:style>
    <style:style style:name="T460" style:family="text">
      <style:text-properties officeooo:rsid="20678352"/>
    </style:style>
    <style:style style:name="T461" style:family="text">
      <style:text-properties officeooo:rsid="2068b2b1"/>
    </style:style>
    <style:style style:name="T462" style:family="text">
      <style:text-properties officeooo:rsid="2069e7a2"/>
    </style:style>
    <style:style style:name="T463" style:family="text">
      <style:text-properties officeooo:rsid="206aa456"/>
    </style:style>
    <style:style style:name="T464" style:family="text">
      <style:text-properties officeooo:rsid="206ffd44"/>
    </style:style>
    <style:style style:name="T465" style:family="text">
      <style:text-properties officeooo:rsid="2071784b"/>
    </style:style>
    <style:style style:name="T466" style:family="text">
      <style:text-properties officeooo:rsid="20750fee"/>
    </style:style>
    <style:style style:name="T467" style:family="text">
      <style:text-properties officeooo:rsid="2076f6ac"/>
    </style:style>
    <style:style style:name="T468" style:family="text">
      <style:text-properties officeooo:rsid="20786940"/>
    </style:style>
    <style:style style:name="T469" style:family="text">
      <style:text-properties officeooo:rsid="207ae71a"/>
    </style:style>
    <style:style style:name="T470" style:family="text">
      <style:text-properties officeooo:rsid="207c551d"/>
    </style:style>
    <style:style style:name="T471" style:family="text">
      <style:text-properties officeooo:rsid="207e3526"/>
    </style:style>
    <style:style style:name="T472" style:family="text">
      <style:text-properties officeooo:rsid="207e9c5b"/>
    </style:style>
    <style:style style:name="T473" style:family="text">
      <style:text-properties officeooo:rsid="208004a9"/>
    </style:style>
    <style:style style:name="T474" style:family="text">
      <style:text-properties officeooo:rsid="20813566"/>
    </style:style>
    <style:style style:name="T475" style:family="text">
      <style:text-properties officeooo:rsid="208322bd"/>
    </style:style>
    <style:style style:name="T476" style:family="text">
      <style:text-properties officeooo:rsid="20861ad3"/>
    </style:style>
    <style:style style:name="T477" style:family="text">
      <style:text-properties officeooo:rsid="209e8ac1"/>
    </style:style>
    <style:style style:name="T478" style:family="text">
      <style:text-properties officeooo:rsid="20a13ec2"/>
    </style:style>
    <style:style style:name="T479" style:family="text">
      <style:text-properties officeooo:rsid="20b1cc93"/>
    </style:style>
    <style:style style:name="T480" style:family="text">
      <style:text-properties officeooo:rsid="20c2b4cd"/>
    </style:style>
    <style:style style:name="T481" style:family="text">
      <style:text-properties officeooo:rsid="20c60ccd"/>
    </style:style>
    <style:style style:name="T482" style:family="text">
      <style:text-properties officeooo:rsid="20cb6cb8"/>
    </style:style>
    <style:style style:name="T483" style:family="text">
      <style:text-properties officeooo:rsid="20ccd5ef"/>
    </style:style>
    <style:style style:name="T484" style:family="text">
      <style:text-properties officeooo:rsid="20cefb1e"/>
    </style:style>
    <style:style style:name="T485" style:family="text">
      <style:text-properties officeooo:rsid="20cf2ae1"/>
    </style:style>
    <style:style style:name="T486" style:family="text">
      <style:text-properties officeooo:rsid="20de8062"/>
    </style:style>
    <style:style style:name="T487" style:family="text">
      <style:text-properties officeooo:rsid="20e4c8ac"/>
    </style:style>
    <style:style style:name="T488" style:family="text">
      <style:text-properties officeooo:rsid="20e92aa0"/>
    </style:style>
    <style:style style:name="T489" style:family="text">
      <style:text-properties officeooo:rsid="20ea54f9"/>
    </style:style>
    <style:style style:name="T490" style:family="text">
      <style:text-properties officeooo:rsid="20eab732"/>
    </style:style>
    <style:style style:name="T491" style:family="text">
      <style:text-properties officeooo:rsid="20ec0155"/>
    </style:style>
    <style:style style:name="T492" style:family="text">
      <style:text-properties officeooo:rsid="20ec5bef"/>
    </style:style>
    <style:style style:name="T493" style:family="text">
      <style:text-properties officeooo:rsid="20f156bb"/>
    </style:style>
    <style:style style:name="T494" style:family="text">
      <style:text-properties officeooo:rsid="20f267be"/>
    </style:style>
    <style:style style:name="T495" style:family="text">
      <style:text-properties officeooo:rsid="20f4b446"/>
    </style:style>
    <style:style style:name="T496" style:family="text">
      <style:text-properties officeooo:rsid="20fd74a6"/>
    </style:style>
    <style:style style:name="T497" style:family="text">
      <style:text-properties officeooo:rsid="20fdd2d7"/>
    </style:style>
    <style:style style:name="T498" style:family="text">
      <style:text-properties officeooo:rsid="20ffa85e"/>
    </style:style>
    <style:style style:name="T499" style:family="text">
      <style:text-properties officeooo:rsid="210185f1"/>
    </style:style>
    <style:style style:name="T500" style:family="text">
      <style:text-properties officeooo:rsid="21045b12"/>
    </style:style>
    <style:style style:name="T501" style:family="text">
      <style:text-properties officeooo:rsid="2114c3ec"/>
    </style:style>
    <style:style style:name="T502" style:family="text">
      <style:text-properties officeooo:rsid="2115106b"/>
    </style:style>
    <style:style style:name="T503" style:family="text">
      <style:text-properties officeooo:rsid="211b01ba"/>
    </style:style>
    <style:style style:name="T504" style:family="text">
      <style:text-properties officeooo:rsid="211cd4f7"/>
    </style:style>
    <style:style style:name="T505" style:family="text">
      <style:text-properties officeooo:rsid="211d4a8b"/>
    </style:style>
    <style:style style:name="T506" style:family="text">
      <style:text-properties officeooo:rsid="2123a817"/>
    </style:style>
    <style:style style:name="T507" style:family="text">
      <style:text-properties officeooo:rsid="21248b33"/>
    </style:style>
    <style:style style:name="T508" style:family="text">
      <style:text-properties officeooo:rsid="212b9ccf"/>
    </style:style>
    <style:style style:name="T509" style:family="text">
      <style:text-properties officeooo:rsid="21379912"/>
    </style:style>
    <style:style style:name="T510" style:family="text">
      <style:text-properties officeooo:rsid="213f08d0"/>
    </style:style>
    <style:style style:name="T511" style:family="text">
      <style:text-properties officeooo:rsid="21412a86"/>
    </style:style>
    <style:style style:name="T512" style:family="text">
      <style:text-properties officeooo:rsid="2141349b"/>
    </style:style>
    <style:style style:name="T513" style:family="text">
      <style:text-properties officeooo:rsid="21421083"/>
    </style:style>
    <style:style style:name="T514" style:family="text">
      <style:text-properties officeooo:rsid="21478ec4"/>
    </style:style>
    <style:style style:name="T515" style:family="text">
      <style:text-properties officeooo:rsid="215e71cc"/>
    </style:style>
    <style:style style:name="T516" style:family="text">
      <style:text-properties officeooo:rsid="216a4ced"/>
    </style:style>
    <style:style style:name="T517" style:family="text">
      <style:text-properties officeooo:rsid="2171732e"/>
    </style:style>
    <style:style style:name="T518" style:family="text">
      <style:text-properties officeooo:rsid="217ff02a"/>
    </style:style>
    <style:style style:name="T519" style:family="text">
      <style:text-properties officeooo:rsid="2182af7f"/>
    </style:style>
    <style:style style:name="T520" style:family="text">
      <style:text-properties officeooo:rsid="218786b9"/>
    </style:style>
    <style:style style:name="T521" style:family="text">
      <style:text-properties officeooo:rsid="218a8f41"/>
    </style:style>
    <style:style style:name="T522" style:family="text">
      <style:text-properties officeooo:rsid="218dca3b"/>
    </style:style>
    <style:style style:name="T523" style:family="text">
      <style:text-properties officeooo:rsid="21943223"/>
    </style:style>
    <style:style style:name="T524" style:family="text">
      <style:text-properties officeooo:rsid="2194dd7a"/>
    </style:style>
    <style:style style:name="T525" style:family="text">
      <style:text-properties officeooo:rsid="21958611"/>
    </style:style>
    <style:style style:name="T526" style:family="text">
      <style:text-properties officeooo:rsid="21962d59"/>
    </style:style>
    <style:style style:name="T527" style:family="text">
      <style:text-properties officeooo:rsid="21969038"/>
    </style:style>
    <style:style style:name="T528" style:family="text">
      <style:text-properties officeooo:rsid="21970672"/>
    </style:style>
    <style:style style:name="T529" style:family="text">
      <style:text-properties officeooo:rsid="219aa9d8"/>
    </style:style>
    <style:style style:name="T530" style:family="text">
      <style:text-properties officeooo:rsid="219eb5ae"/>
    </style:style>
    <style:style style:name="T531" style:family="text">
      <style:text-properties officeooo:rsid="219f508c"/>
    </style:style>
    <style:style style:name="T532" style:family="text">
      <style:text-properties officeooo:rsid="21ab3598"/>
    </style:style>
    <style:style style:name="T533" style:family="text">
      <style:text-properties officeooo:rsid="21ae248b"/>
    </style:style>
    <style:style style:name="T534" style:family="text">
      <style:text-properties officeooo:rsid="21aea183"/>
    </style:style>
    <style:style style:name="T535" style:family="text">
      <style:text-properties officeooo:rsid="21aebfb8"/>
    </style:style>
    <style:style style:name="T536" style:family="text">
      <style:text-properties officeooo:rsid="21af3c65"/>
    </style:style>
    <style:style style:name="T537" style:family="text">
      <style:text-properties officeooo:rsid="21af9e2d"/>
    </style:style>
    <style:style style:name="T538" style:family="text">
      <style:text-properties officeooo:rsid="21b18a1d"/>
    </style:style>
    <style:style style:name="T539" style:family="text">
      <style:text-properties officeooo:rsid="21b45bdd"/>
    </style:style>
    <style:style style:name="T540" style:family="text">
      <style:text-properties officeooo:rsid="21b65d94"/>
    </style:style>
    <style:style style:name="T541" style:family="text">
      <style:text-properties officeooo:rsid="21b80ad9"/>
    </style:style>
    <style:style style:name="T542" style:family="text">
      <style:text-properties officeooo:rsid="21b9d775"/>
    </style:style>
    <style:style style:name="T543" style:family="text">
      <style:text-properties officeooo:rsid="21bc155b"/>
    </style:style>
    <style:style style:name="T544" style:family="text">
      <style:text-properties officeooo:rsid="21bcb2f7"/>
    </style:style>
    <style:style style:name="T545" style:family="text">
      <style:text-properties officeooo:rsid="21c042dc"/>
    </style:style>
    <style:style style:name="T546" style:family="text">
      <style:text-properties officeooo:rsid="21c0ca4c"/>
    </style:style>
    <style:style style:name="T547" style:family="text">
      <style:text-properties officeooo:rsid="21c781c6"/>
    </style:style>
    <style:style style:name="T548" style:family="text">
      <style:text-properties officeooo:rsid="21c7bdda"/>
    </style:style>
    <style:style style:name="T549" style:family="text">
      <style:text-properties officeooo:rsid="21c93918"/>
    </style:style>
    <style:style style:name="T550" style:family="text">
      <style:text-properties officeooo:rsid="21c97d94"/>
    </style:style>
    <style:style style:name="T551" style:family="text">
      <style:text-properties officeooo:rsid="21cd3902"/>
    </style:style>
    <style:style style:name="T552" style:family="text">
      <style:text-properties officeooo:rsid="21cdf1ec"/>
    </style:style>
    <style:style style:name="T553" style:family="text">
      <style:text-properties officeooo:rsid="21cf38ab"/>
    </style:style>
    <style:style style:name="T554" style:family="text">
      <style:text-properties officeooo:rsid="21cf54b1"/>
    </style:style>
    <style:style style:name="T555" style:family="text">
      <style:text-properties officeooo:rsid="21d21501"/>
    </style:style>
    <style:style style:name="T556" style:family="text">
      <style:text-properties officeooo:rsid="21d4d85a"/>
    </style:style>
    <style:style style:name="T557" style:family="text">
      <style:text-properties officeooo:rsid="21d62fda"/>
    </style:style>
    <style:style style:name="T558" style:family="text">
      <style:text-properties officeooo:rsid="21d82838"/>
    </style:style>
    <style:style style:name="T559" style:family="text">
      <style:text-properties officeooo:rsid="21db087d"/>
    </style:style>
    <style:style style:name="T560" style:family="text">
      <style:text-properties officeooo:rsid="21ddb3ac"/>
    </style:style>
    <style:style style:name="T561" style:family="text">
      <style:text-properties officeooo:rsid="21ddbec3"/>
    </style:style>
    <style:style style:name="T562" style:family="text">
      <style:text-properties officeooo:rsid="21dee334"/>
    </style:style>
    <style:style style:name="T563" style:family="text">
      <style:text-properties officeooo:rsid="21e0cfc2"/>
    </style:style>
    <style:style style:name="T564" style:family="text">
      <style:text-properties officeooo:rsid="21e2944b"/>
    </style:style>
    <style:style style:name="T565" style:family="text">
      <style:text-properties officeooo:rsid="21e2f965"/>
    </style:style>
    <style:style style:name="T566" style:family="text">
      <style:text-properties officeooo:rsid="21e70c8f"/>
    </style:style>
    <style:style style:name="T567" style:family="text">
      <style:text-properties officeooo:rsid="21e8405b"/>
    </style:style>
    <style:style style:name="T568" style:family="text">
      <style:text-properties officeooo:rsid="21e91cde"/>
    </style:style>
    <style:style style:name="T569" style:family="text">
      <style:text-properties officeooo:rsid="21e9b2e9"/>
    </style:style>
    <style:style style:name="T570" style:family="text">
      <style:text-properties officeooo:rsid="21ec49a2"/>
    </style:style>
    <style:style style:name="T571" style:family="text">
      <style:text-properties officeooo:rsid="21ee2367"/>
    </style:style>
    <style:style style:name="T572" style:family="text">
      <style:text-properties officeooo:rsid="21f057fa"/>
    </style:style>
    <style:style style:name="T573" style:family="text">
      <style:text-properties officeooo:rsid="21f110e5"/>
    </style:style>
    <style:style style:name="T574" style:family="text">
      <style:text-properties officeooo:rsid="21f1198e"/>
    </style:style>
    <style:style style:name="T575" style:family="text">
      <style:text-properties officeooo:rsid="21f64f22"/>
    </style:style>
    <style:style style:name="T576" style:family="text">
      <style:text-properties officeooo:rsid="21fb1846"/>
    </style:style>
    <style:style style:name="T577" style:family="text">
      <style:text-properties officeooo:rsid="220cde93"/>
    </style:style>
    <style:style style:name="T578" style:family="text">
      <style:text-properties officeooo:rsid="22209612"/>
    </style:style>
    <style:style style:name="T579" style:family="text">
      <style:text-properties officeooo:rsid="2224fabf"/>
    </style:style>
    <style:style style:name="T580" style:family="text">
      <style:text-properties officeooo:rsid="22267c2f"/>
    </style:style>
    <style:style style:name="T581" style:family="text">
      <style:text-properties officeooo:rsid="22296e09"/>
    </style:style>
    <style:style style:name="T582" style:family="text">
      <style:text-properties officeooo:rsid="222b167d"/>
    </style:style>
    <style:style style:name="T583" style:family="text">
      <style:text-properties officeooo:rsid="222c8302"/>
    </style:style>
    <style:style style:name="T584" style:family="text">
      <style:text-properties officeooo:rsid="222f0eca"/>
    </style:style>
    <style:style style:name="T585" style:family="text">
      <style:text-properties officeooo:rsid="2235e54a"/>
    </style:style>
    <style:style style:name="T586" style:family="text">
      <style:text-properties officeooo:rsid="223c6f8b"/>
    </style:style>
    <style:style style:name="T587" style:family="text">
      <style:text-properties officeooo:rsid="226b9a31"/>
    </style:style>
    <style:style style:name="T588" style:family="text">
      <style:text-properties officeooo:rsid="1327ae62"/>
    </style:style>
    <style:style style:name="T589" style:family="text">
      <style:text-properties officeooo:rsid="226f8bf5"/>
    </style:style>
    <style:style style:name="T590" style:family="text">
      <style:text-properties officeooo:rsid="22731f9f"/>
    </style:style>
    <style:style style:name="T591" style:family="text">
      <style:text-properties officeooo:rsid="22759daa"/>
    </style:style>
    <style:style style:name="T592" style:family="text">
      <style:text-properties officeooo:rsid="2277a425"/>
    </style:style>
    <style:style style:name="T593" style:family="text">
      <style:text-properties officeooo:rsid="227a6f53"/>
    </style:style>
    <style:style style:name="T594" style:family="text">
      <style:text-properties officeooo:rsid="227c1b98"/>
    </style:style>
    <style:style style:name="T595" style:family="text">
      <style:text-properties officeooo:rsid="227cba37"/>
    </style:style>
    <style:style style:name="T596" style:family="text">
      <style:text-properties officeooo:rsid="227e9040"/>
    </style:style>
    <style:style style:name="T597" style:family="text">
      <style:text-properties officeooo:rsid="227fcecd"/>
    </style:style>
    <style:style style:name="T598" style:family="text">
      <style:text-properties officeooo:rsid="22812d72"/>
    </style:style>
    <style:style style:name="T599" style:family="text">
      <style:text-properties officeooo:rsid="2282b397"/>
    </style:style>
    <style:style style:name="T600" style:family="text">
      <style:text-properties officeooo:rsid="2285b92b"/>
    </style:style>
    <style:style style:name="T601" style:family="text">
      <style:text-properties officeooo:rsid="22860727"/>
    </style:style>
    <style:style style:name="T602" style:family="text">
      <style:text-properties officeooo:rsid="228df074"/>
    </style:style>
    <style:style style:name="T603" style:family="text">
      <style:text-properties officeooo:rsid="229902bb"/>
    </style:style>
    <style:style style:name="T604" style:family="text">
      <style:text-properties officeooo:rsid="229c8ed6"/>
    </style:style>
    <style:style style:name="T605" style:family="text">
      <style:text-properties officeooo:rsid="229e0ede"/>
    </style:style>
    <style:style style:name="T606" style:family="text">
      <style:text-properties officeooo:rsid="22a6dbab"/>
    </style:style>
    <style:style style:name="T607" style:family="text">
      <style:text-properties officeooo:rsid="22af48d5"/>
    </style:style>
    <style:style style:name="T608" style:family="text">
      <style:text-properties officeooo:rsid="22c473a1"/>
    </style:style>
    <style:style style:name="T609" style:family="text">
      <style:text-properties officeooo:rsid="22c99186"/>
    </style:style>
    <style:style style:name="T610" style:family="text">
      <style:text-properties style:text-underline-style="solid" style:text-underline-type="double" style:text-underline-width="auto" style:text-underline-color="font-color" officeooo:rsid="22c99186"/>
    </style:style>
    <style:style style:name="T611" style:family="text">
      <style:text-properties officeooo:rsid="22cc9fc7"/>
    </style:style>
    <style:style style:name="T612" style:family="text">
      <style:text-properties style:font-name="Liberation Serif1" officeooo:rsid="22cc9fc7"/>
    </style:style>
    <style:style style:name="T613" style:family="text">
      <style:text-properties style:font-name="Liberation Serif1" officeooo:rsid="23763202"/>
    </style:style>
    <style:style style:name="T614" style:family="text">
      <style:text-properties officeooo:rsid="22de4f46"/>
    </style:style>
    <style:style style:name="T615" style:family="text">
      <style:text-properties officeooo:rsid="22e9adec"/>
    </style:style>
    <style:style style:name="T616" style:family="text">
      <style:text-properties officeooo:rsid="22ec199d"/>
    </style:style>
    <style:style style:name="T617" style:family="text">
      <style:text-properties officeooo:rsid="22eca907"/>
    </style:style>
    <style:style style:name="T618" style:family="text">
      <style:text-properties officeooo:rsid="22eeca0b"/>
    </style:style>
    <style:style style:name="T619" style:family="text">
      <style:text-properties officeooo:rsid="22f216d4"/>
    </style:style>
    <style:style style:name="T620" style:family="text">
      <style:text-properties officeooo:rsid="22f3e402"/>
    </style:style>
    <style:style style:name="T621" style:family="text">
      <style:text-properties officeooo:rsid="22f64566"/>
    </style:style>
    <style:style style:name="T622" style:family="text">
      <style:text-properties officeooo:rsid="22fc717d"/>
    </style:style>
    <style:style style:name="T623" style:family="text">
      <style:text-properties officeooo:rsid="2301e2e6"/>
    </style:style>
    <style:style style:name="T624" style:family="text">
      <style:text-properties officeooo:rsid="23049f13"/>
    </style:style>
    <style:style style:name="T625" style:family="text">
      <style:text-properties officeooo:rsid="230734c7"/>
    </style:style>
    <style:style style:name="T626" style:family="text">
      <style:text-properties officeooo:rsid="230ac70f"/>
    </style:style>
    <style:style style:name="T627" style:family="text">
      <style:text-properties officeooo:rsid="230b5f03"/>
    </style:style>
    <style:style style:name="T628" style:family="text">
      <style:text-properties officeooo:rsid="230f6eaa"/>
    </style:style>
    <style:style style:name="T629" style:family="text">
      <style:text-properties officeooo:rsid="23118c4a"/>
    </style:style>
    <style:style style:name="T630" style:family="text">
      <style:text-properties officeooo:rsid="2311b100"/>
    </style:style>
    <style:style style:name="T631" style:family="text">
      <style:text-properties officeooo:rsid="2312c5c5"/>
    </style:style>
    <style:style style:name="T632" style:family="text">
      <style:text-properties officeooo:rsid="231420d4"/>
    </style:style>
    <style:style style:name="T633" style:family="text">
      <style:text-properties officeooo:rsid="2316ce92"/>
    </style:style>
    <style:style style:name="T634" style:family="text">
      <style:text-properties officeooo:rsid="23174a90"/>
    </style:style>
    <style:style style:name="T635" style:family="text">
      <style:text-properties officeooo:rsid="231cd6b9"/>
    </style:style>
    <style:style style:name="T636" style:family="text">
      <style:text-properties officeooo:rsid="231ce240"/>
    </style:style>
    <style:style style:name="T637" style:family="text">
      <style:text-properties officeooo:rsid="2327fd9f"/>
    </style:style>
    <style:style style:name="T638" style:family="text">
      <style:text-properties officeooo:rsid="232ad61b"/>
    </style:style>
    <style:style style:name="T639" style:family="text">
      <style:text-properties officeooo:rsid="2330a757"/>
    </style:style>
    <style:style style:name="T640" style:family="text">
      <style:text-properties officeooo:rsid="2331c62a"/>
    </style:style>
    <style:style style:name="T641" style:family="text">
      <style:text-properties officeooo:rsid="2336f8a6"/>
    </style:style>
    <style:style style:name="T642" style:family="text">
      <style:text-properties officeooo:rsid="2338c7ea"/>
    </style:style>
    <style:style style:name="T643" style:family="text">
      <style:text-properties officeooo:rsid="2339e332"/>
    </style:style>
    <style:style style:name="T644" style:family="text">
      <style:text-properties officeooo:rsid="233e10ae"/>
    </style:style>
    <style:style style:name="T645" style:family="text">
      <style:text-properties officeooo:rsid="233f8cd9"/>
    </style:style>
    <style:style style:name="T646" style:family="text">
      <style:text-properties officeooo:rsid="234153d3"/>
    </style:style>
    <style:style style:name="T647" style:family="text">
      <style:text-properties officeooo:rsid="23431c0b"/>
    </style:style>
    <style:style style:name="T648" style:family="text">
      <style:text-properties officeooo:rsid="234479fe"/>
    </style:style>
    <style:style style:name="T649" style:family="text">
      <style:text-properties officeooo:rsid="234679fb"/>
    </style:style>
    <style:style style:name="T650" style:family="text">
      <style:text-properties officeooo:rsid="23486ba2"/>
    </style:style>
    <style:style style:name="T651" style:family="text">
      <style:text-properties officeooo:rsid="23494a94"/>
    </style:style>
    <style:style style:name="T652" style:family="text">
      <style:text-properties officeooo:rsid="234f1ffa"/>
    </style:style>
    <style:style style:name="T653" style:family="text">
      <style:text-properties officeooo:rsid="23558f14"/>
    </style:style>
    <style:style style:name="T654" style:family="text">
      <style:text-properties officeooo:rsid="2356b130"/>
    </style:style>
    <style:style style:name="T655" style:family="text">
      <style:text-properties officeooo:rsid="235adbad"/>
    </style:style>
    <style:style style:name="T656" style:family="text">
      <style:text-properties officeooo:rsid="235d8f0b"/>
    </style:style>
    <style:style style:name="T657" style:family="text">
      <style:text-properties officeooo:rsid="23698c8b"/>
    </style:style>
    <style:style style:name="T658" style:family="text">
      <style:text-properties officeooo:rsid="23763202"/>
    </style:style>
    <style:style style:name="T659" style:family="text">
      <style:text-properties officeooo:rsid="23847f54"/>
    </style:style>
    <style:style style:name="T660" style:family="text">
      <style:text-properties officeooo:rsid="23864b55"/>
    </style:style>
    <style:style style:name="T661" style:family="text">
      <style:text-properties officeooo:rsid="23880f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ЙАААГГГГХХХХ<text:span text:style-name="T1">— Слотроп вскидывает свою ношу пальто, готов <text:s/>швырнуть и броситься наутёк, но майор лишь улыбается. «Привет, товарищ. Ты как раз вовремя для Атомного Чили от Двайна Марви! Д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span></text:p>
      <text:p text:style-name="P5">– <text:span text:style-name="T2">Совсем нет, майор,</text:span>– <text:span text:style-name="T2">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Ах</text:span>–<text:span text:style-name="T2">. Я взаимодействовал с полковником Чичериным раза два».</text:span></text:p>
      <text:p text:style-name="P6">– <text:span text:style-name="T3">Эй, слхал чёв Пенемюнде было? Куч х’сосов пришли и угнали Дер Шпрингера прям спод носа полковника. Ага. Дер Шпрингера знаш? Крутой гад, тварищ. Эт х’сос так въелся в меха не оставлят места свабод прпырнимателям как я да старина Чортов Чиклиц.</text:span></text:p>
      <text:p text:style-name="P159">Старина Чортов Чиклиц, чья мать назвала его Клейтоном, прятался за кипой норковых шапочек, целя .45 в живот Слотропа. «<text:span text:style-name="T4">Знаш, он окей, кореш»,– Марви орёт,– «Эй, там, несите нам ищ того шампанского, э!» Чиклиц почти такой же толстый как и Марви и носит очки в роговой оправе, а макушка его головы блстит как и лицо. Они стоят тут, охватив рукой плечи друга, два улыбающихся толстяка. «Иван, ты <text:s/>видишь 10000 калорий в день, вот тута»,– указывает большим пальцем на два брюха с подмигом.– «Этат Чиклиц хочит быть Королеским Младенчиком»,– и тут они оба разражаются хохотом. Чиклиц и вправду надумал как делать деньги на передислокации. Он вот-вот обтяпает со Спец Службами <text:s/>исключительный контракт на увеселения при пересечении экватора каждым кораблём для переброски войск, что меняет полушария. А сам Чиклиц будет Королевским Младенчиков на всех куда успеет, такое вписано условие. Он мечтае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Американских промышленников при Тех-Силах, просматривает Германскую инженерию, особбенно секретные вооружения. А дома он владелец фабрики игрушек в Натли, штат Нью 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она разлетается на куски, всего 82, реалистично податливый пластик, по всей комнате? или-или Проныра Сэм, игра для развития навыков, где ты должен пристрелить Нгра прежде, чем тот сиганёт через забор с арбузом, вызов рефлексам 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Сам-то прикидываю очень большое имеется будущее у этих V-вооружениях. Большую будут давать прибыль». </text:span></text:p>
      <text:p text:style-name="P160">Старая церковь пахнет пролитым вином, <text:span text:style-name="T5">Американским потом, кордитом от недавней стрельбы, но это всё сырые недавние вторжения не сумевшие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и вскоре приглашают проверить вагоны на товарной станции. </text:span></text:p>
      <text:p text:style-name="P161">Всего в списке у Чиклица 30 детей. «<text:span text:style-name="T6">Моя мечта»,– признаётся он,– «отвезти всех этих детей домой в Америку, в Голливуд. По-моему, у них есть будущее в кино. Ты слышал про Сесила Б. Де Милла, кинопродюссера? Мой свояк с ним очень близок. Думаю, что смогу научить их пению или ещё там что, заключу групповой контракт с Де Миллем. Он сможет использовать их для настоящих крутых номеров, религиозные сцены, сцены оргий.— </text:span></text:p>
      <text:p text:style-name="P7"><text:soft-page-break/>– <text:span text:style-name="T7">Ха!</text:span>–<text:span text:style-name="T7"> Вскрикивает Марви, обливаясь шампанским, пуча глаза,</text:span>– <text:span text:style-name="T8">Ты замечтался по полной, корифан! Продаёшь этоих детей Де Миллу и будь уверен </text:span><text:span text:style-name="T10">петь</text:span><text:span text:style-name="T8"> им не придётся. Он использует этих х’сосиков как </text:span><text:span text:style-name="T10">рабов на галерах</text:span><text:span text:style-name="T8">! </text:span><text:span text:style-name="T10">Йах</text:span><text:span text:style-name="T8">-ха-ха</text:span>—<text:span text:style-name="T120">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s/>! </text:span></text:p>
      <text:p text:style-name="P8">– <text:span text:style-name="T121">Галерными рабами?</text:span>– <text:span text:style-name="T121">рычит Чиклиц</text:span>– <text:span text:style-name="T122">Да ни за что, Богом клянусь. Для Де Милла меховые шпингалеты на погребу!</text:span></text:p>
      <text:p text:style-name="P162">Сразу за городской чертой, останки батареи А-4, <text:span text:style-name="T123">брошенной где была, когда войска бежали на юг не попасть в клещи Британцев и Русских. Марви с Чиклицем отправляются взлянуть и Слотроп тоже приглашён. Но сперва тот вопрос с Атомным Чили Двайна Марви, который оказывается пробой мужества. Бутылка с шампанским под рукой, но запивать из неё сочтётся признаком слабости. Когда-то Слотроп клюнул бы, но теперь ему даже и думать не надо. Пока двое Американцев, ослепнув, испуская пылающими носами <text:s text:c="2"/>невероятные объёмы соплей, переживают то, что авторитетный Путеводитель Крохобора по Зоне именует «</text:span><text:span text:style-name="T11">Götterdämmerung</text:span><text:span text:style-name="T123"> слизистой оболочки», Слотроп сидит прихлёбывая шампанское как шипучку, кивает, улыбается, изредка говорит </text:span><text:span text:style-name="T11">da, da</text:span><text:span text:style-name="T123">, чтобы казаться не тем, кто он есть.</text:span></text:p>
      <text:p text:style-name="P163">Они выезжают в указанное место на зелёном, ухмылистом штабном Форде. <text:span text:style-name="T124">Марви, как только втиснулся за руль, тут же превращается в алкоманьяка—</text:span><text:span text:style-name="T12">иииииррррр с</text:span><text:span text:style-name="T124">палил резину, что хватило бы на гандоны для целой дивизии, с нуля на 70 прежде, чем стихло эхо, старается переехать велосипедистов налево и направо, разгоняя скотину, пока Чортов Чиклиц, с бутылкой шампанского в каждом кулаке, подгоняет его—Марви ревёт «Роза Сан Антонья», его люббуму песню, Чиклиц вопит через окно наставления, типа «Не подъёбывай Малого, а то вместо Ёбаря будешь Заёбаным», что продолжается какое-то время и вызывает лишь пару-другую изумлённых Фашистских салютов от старушек и детворы на обочине.</text:span></text:p>
      <text:p text:style-name="P164">Площадка это выгорелый круг зарастающий зеленью новой травы, посреди рощицы буков и ольхи. </text:p>
      <text:p text:style-name="P165">Металл камуфляжного окраса молча стоит среди призрачной толпы запоздалых одуванчиков, <text:span text:style-name="T125">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text:s/>выпотрошенному дизайну их изначальных спецификаций, хотя всё ещё чувствуется запах бензина и смазки. Незабудки растут безудержно синим безудержно жёлтым в путанице проводов и шлангов. Ласточки свили гнездо в машине управления, а паук начал заполнять переплёты подъёмника Meillerwage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text:span></text:p>
      <text:p text:style-name="P166">Красный, белый, синий мелькают из пыли на полу машины управления <text:span text:style-name="T126">полётом. Слотроп припадает на одно колено. Мандала </text:span><text:span text:style-name="T13">Schwarzkommando</text:span><text:span text:style-name="T126">: KEZVH. Он поднимает взгляд к хитрой толстогубой улыбке Марви.</text:span></text:p>
      <text:p text:style-name="P9">– <text:span text:style-name="T127">Да канешна. Как я не понил. На тибе ж </text:span><text:span text:style-name="T14">пагонав</text:span><text:span text:style-name="T127"> нету. Яснааа… ты типа Совейская КонРазведка. Ага ж?</text:span>– <text:span text:style-name="T127">Слотроп отводит глаза.</text:span>– <text:span text:style-name="T127">Эй. Эй, кавоты хошь набуть? А?</text:span>– <text:span text:style-name="T128">Улыбка исчезает,</text:span>– <text:span text:style-name="T128">Оп-па-а-а, тебя ж не полковник Чичерин падаслал. Он ещё </text:span><text:span text:style-name="T15">тот</text:span><text:span text:style-name="T128"> Руски.</text:span></text:p>
      <text:p text:style-name="P10">– <text:span text:style-name="T129">Поверьте,</text:span>– <text:span text:style-name="T129">подъемля мандалу, крест против вампира,</text:span>– <text:span text:style-name="T130">мой единственный интерес разобраться с проблемой </text:span><text:span text:style-name="T16">этих</text:span><text:span text:style-name="T130"> чёрных дьяволов.</text:span></text:p>
      <text:p text:style-name="P167">Улыбка возвращается, толстая пятерня ложится на локоть Слотропу. «<text:span text:style-name="T131">Вы нагатовилися их покаруселить, как падайдут ищо таваришши?»</text:span></text:p>
      <text:p text:style-name="P11">– <text:span text:style-name="T131">Покаруселить? Я не совсем понимаю о чём</text:span>—</text:p>
      <text:p text:style-name="P12"><text:soft-page-break/>– <text:span text:style-name="T17">Ты</text:span><text:span text:style-name="T131"> точна знаш. Канчай. Да эти ж </text:span><text:span text:style-name="T17">чёрномазики</text:span><text:span text:style-name="T131"> стоят лагерем за городам! Эй, Иван, эт </text:span><text:span text:style-name="T17">чёрт дери</text:span><text:span text:style-name="T131"> забава будет! Я сёдни цел день начищал сваво Кольта,</text:span>– <text:span text:style-name="T132">поглаживает свой пистолет в кобуре.</text:span>– <text:span text:style-name="T133">Забацаю сибе шапачку из чёрной кожи какова-то с те х’сосов и я те ни скажу кака его запчасть будит балтаца спозади, а? Ха?</text:span>– <text:span text:style-name="T134">И это так взвеселяет Чортова Чиклица, что готов задохнуться от смеха.</text:span></text:p>
      <text:p text:style-name="P13">– <text:span text:style-name="T135">Вообще-то,</text:span>– <text:span text:style-name="T135">Слотроп изобретает по ходу того, как говорит,</text:span>– <text:span text:style-name="T135">моя миссия в разведывательной координации,</text:span>– <text:span text:style-name="T135">хрен его знает, что это значит,</text:span>– <text:span text:style-name="T135">в подобных операциях. Моя задача тут, фактически, разведать позиции врага.</text:span></text:p>
      <text:p text:style-name="P14">– <text:span text:style-name="T136">Враг, этта тошна,</text:span>– <text:span text:style-name="T136">кивает Чиклиц.</text:span>– <text:span text:style-name="T136">У них оружие и всё такое. В руках негритоса должна быть только одна вещь </text:span><text:span text:style-name="T18">веник</text:span><text:span text:style-name="T136">!</text:span></text:p>
      <text:p text:style-name="P168">Марви хмурится: «Ну ты жа не ждёшь от нас, што ща пойдём с табой туда. <text:span text:style-name="T137">Магём те разаснить как туда, таваришш, но ты </text:span><text:span text:style-name="T19">ч</text:span><text:span text:style-name="T20">о</text:span><text:span text:style-name="T19">кнутый</text:span><text:span text:style-name="T137"> идти туда <text:s/>одиночкой. Чё те не падаждать? Атака ж пойдёт в полночь, ага? Оно те нада? Жди!</text:span></text:p>
      <text:p text:style-name="P15">– <text:span text:style-name="T138">Необходимо собрать информацию заранее,</text:span>– <text:span text:style-name="T138">с лицом для игры в покер, для покера, хорошо, хорошо...</text:span>– <text:span text:style-name="T139">не вам мне говорить насколько это важно...</text:span>– <text:span text:style-name="T140">полная полспудных смыслов пауза Лугоши,</text:span>– … <text:span text:style-name="T140">для </text:span><text:span text:style-name="T21">всех</text:span><text:span text:style-name="T140"> нас.</text:span></text:p>
      <text:p text:style-name="P16">– <text:span text:style-name="T141">Так что ему говорят где базируются </text:span><text:span text:style-name="T22">Schwarzkommando</text:span><text:span text:style-name="T141"> и подвозят до города, где бизнесмены подхватывают пару охочих </text:span><text:span text:style-name="T22">Fräuleins </text:span><text:span text:style-name="T142">и укатывают в сторону заката. Слотроп стоит в их выхлопных газах, бормочет:</text:span></text:p>
      <text:p text:style-name="P17">– <text:span text:style-name="T143">В следующий раз нарвёшься уже не на бисквитный торт, ты, жопа с ручкой….</text:span></text:p>
      <text:p text:style-name="P169">Ему потребовался <text:s/>час, чтобы доьраться до лагеря пешком <text:span text:style-name="T144">через широкие луга, чй цвет становится всё глубже словно пропитываясь зелёной краской в своей дрёме…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 стального в зените… почему он тут, зачем ему это? Это тоже идея Урсулы лемминга, мешаться в личные разборки посторонних людей, когда ему надо… не важно что… эх….</text:span></text:p>
      <text:p text:style-name="P170">Да! да что сталось с Imipolex G, с тем всем Джамфом, а и <text:span text:style-name="T145">с тем S-Gerät, тут нужен твёрдый глаз непредвзятого наблюдателя, да ид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КАК—</text:span></text:p>
      <text:p text:style-name="P4"/>
      <text:p text:style-name="P313">ИСКА-АТЬ ИГОЛКУ В СТОГУ СЕ-Е-Е-НА!</text:p>
      <text:p text:style-name="P314">Ссссс<text:span text:style-name="T1">—</text:span>смотривинфракаких-то лучах полнолуния,</text:p>
      <text:p text:style-name="P314">(Что-то) ухватит тебяаааа!</text:p>
      <text:p text:style-name="P171"/>
      <text:p text:style-name="P172">Ноги ш<text:span text:style-name="T146">ушукаются</text:span> сквозь травы и растительность лугов, <text:span text:style-name="T146">напевают в точности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text:span></text:p>
      <text:p text:style-name="P176">Затем, резко переключается обратно— нет нет, погоди, тебе ж надо трезво спланировать, прикинуть <text:s/>возможные варианты, определить цели в этот критический поворотный момент своей... </text:p>
      <text:p text:style-name="P173">Йа<text:span text:style-name="T1">—</text:span><text:span text:style-name="T9">та-та</text:span>, <text:span text:style-name="T147">ИСКА-АТЬ ИГОЛКУ В СТО—</text:span></text:p>
      <text:p text:style-name="P174">Нетнетнетнет <text:span text:style-name="T148">брось, Джексон, перестань дурить, надо </text:span><text:span text:style-name="T23">сосредоточиться</text:span><text:span text:style-name="T148">…. Теперь про S-Gerät—Окей, если получится найти S-Gerät и как Джамф вписывается во всё это, если смогу узнать, да да теперь Imipolex… <text:s/></text:span></text:p>
      <text:p text:style-name="P173"/>
      <text:p text:style-name="P315">—<text:span text:style-name="T149">в поисках (хм-м) полного шафраном погребка…</text:span></text:p>
      <text:p text:style-name="P18"/>
      <text:p text:style-name="P175"><text:soft-page-break/>О…</text:p>
      <text:p text:style-name="P178">И в этот примерно момент, <text:span text:style-name="T150">словно просто кто-то очень захотел и заставил появиться, возникает один-единственный укол иглой в небе: первая звезда. </text:span></text:p>
      <text:p text:style-name="P179">Пусть я успею предупредить их вовремя.</text:p>
      <text:p text:style-name="P180">Они переняли Слотропа между деревьев, <text:span text:style-name="T151">тощие, бородатые, чёрные—они 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заняты с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text:span></text:p>
      <text:p text:style-name="P181">Енцина тут нет, но <text:span text:style-name="T152">есть Андреас Орукамбе, нервный как туго натянутый провод, во флотском свитере и армейских штанах. Он помнит Слотропа: «</text:span><text:span text:style-name="T24">Was ist los?</text:span><text:span text:style-name="T152">»</text:span></text:p>
      <text:p text:style-name="P182">Слотроп сообщает: «Собираются напасть в полночь. Не знаю сколько будет, <text:span text:style-name="T153">но может вам лучше <text:s/>уйти».</text:span></text:p>
      <text:p text:style-name="P19">– <text:span text:style-name="T153">Может,</text:span>– <text:span text:style-name="T153">улыбается Андреас,</text:span>– <text:span text:style-name="T153">Ты ел?</text:span></text:p>
      <text:p text:style-name="P183">Спор, уйти или остаться, продолжается за ужином. <text:span text:style-name="T154">Это расходится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text:span></text:p>
      <text:p text:style-name="P20">– <text:span text:style-name="T155">Мы должны идти куда идём,</text:span>– <text:span text:style-name="T155">Андреас поясняет ему позже,</text:span>– <text:span text:style-name="T155">куда Мукуру хочет, чтоб мы шли.</text:span></text:p>
      <text:p text:style-name="P21">– <text:span text:style-name="T156">О. О, я думал вы тут что-то ищете, как и все другие. Как насчёт 00000?</text:span></text:p>
      <text:p text:style-name="P22">– <text:span text:style-name="T157">Всё в руках Мукуру. Он прячет это там, где хочет, чтоб мы искали.</text:span></text:p>
      <text:p text:style-name="P23">– <text:span text:style-name="T158">Слушай, у меня ест наводка по тому S-Gerät.</text:span>– <text:span text:style-name="T158">Он пересказывает историю Греты Эрдман</text:span>—<text:span text:style-name="T159">Хит, нефтеперегонный завод, имя Блисеро</text:span>—</text:p>
      <text:p text:style-name="P184"><text:span text:style-name="T9">Это</text:span> <text:span text:style-name="T169">дзинькнуло</text:span> знакомым звоночком. Грянуло гонгом, фактически. <text:span text:style-name="T160">Все переглядываются. «Так»,– Андреас весьма осторожно,– «это имя того Немца, <text:s/>командира батареи применившей S-Gerät?</text:span></text:p>
      <text:p text:style-name="P24">– <text:span text:style-name="T161">Я не знаю </text:span><text:span text:style-name="T25">применили</text:span><text:span text:style-name="T161"> ли они его. Блисеро отвёз женщину на завод, где его либо собирали, либо изготовили какую-то часть его, из пластика, что называется Imipolex G.</text:span></text:p>
      <text:p text:style-name="P25">– <text:span text:style-name="T162">И она не сказала где именно.</text:span></text:p>
      <text:p text:style-name="P25">– <text:span text:style-name="T163">Только <text:s/>«это был Хит». Попробуйте найти её мужа. Миклош Танац. Он, возможно, видел сам запуск, если это было. Там происходило что-то необычное, но я так и не узнал что.</text:span></text:p>
      <text:p text:style-name="P26">– <text:span text:style-name="T164">Спасибо.</text:span></text:p>
      <text:p text:style-name="P27">– <text:span text:style-name="T164">Не за что. Можете мне кое-что сказать теперь.</text:span>– <text:span text:style-name="T165">Он вытаскивает найденную им мандалу.</text:span>– <text:span text:style-name="T165">Что это значит?</text:span></text:p>
      <text:p text:style-name="P185">Андреас кладёт её на землю, проворачивает, пока К смотрит на северо-восток. «Klar»,<text:span text:style-name="T1">–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text:s/>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span></text:p>
      <text:p text:style-name="P186">Четыре стабилизатора <text:span text:style-name="T166">Ракеты представляли крест, ещё одна мандала. Номер первый указывал направление куда полетит. Второй для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text:s/>мы могли чувствовать что она говорит с нами, пусть даже мы не поднимали её в позицию, чтобы поклоняться стабилизаторам. Но это ожидало нас, когда мы приехали на север, вГерманию, очень давно… даже в растерянности, оторванные от корней, какими мы тогда были, мы </text:span><text:span text:style-name="T26">знали</text:span><text:span text:style-name="T166">, </text:span><text:soft-page-break/><text:span text:style-name="T166">что наша судьба связана с её собственной. Что нас переместила армия Троты для того, чтобы мы нашли Агрегат. </text:span></text:p>
      <text:p text:style-name="P198">Слотроп отдаёт ему мандалу. Надеется, чт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text:p>
      <text:p text:style-name="P198"><draw:frame draw:style-name="fr1" draw:name="Image1" text:anchor-type="paragraph" svg:width="6.9252in" svg:height="0.3661in" draw:z-index="0"><draw:image xlink:href="Pictures/1000000000000B720000009B428C9716555D8079.png" xlink:type="simple" xlink:show="embed" xlink:actuate="onLoad" loext:mime-type="image/png"/></draw:frame><text:s text:c="2"/></text:p>
      <text:p text:style-name="P182"><text:span text:style-name="T9">Schwarzkommando</text:span> <text:span text:style-name="T167">захватили Ахтфадена, но Чичерину достался Нэриш. Тот обошёлся ему в Дер Шпрингера и трёх военнослужащих в палате госпиталя с укусами. У одного прокушена артерия. <text:s/>Нэриш пытался прорваться в стиле Оди Мёрфи. Обмен коня на слона—Нэриш в состоянии наркотического гипноза орал про Святой Круг и Крест Ракетостабилизаторов. Но чёрным неизвестно то, что ещё знал Нэриш:</text:span></text:p>
      <text:p text:style-name="P187">(а) с земли имелась радиосвязь с S-Gerät, <text:span text:style-name="T168">но лишь в таком направлении,</text:span></text:p>
      <text:p text:style-name="P188">(б) имелась проблема между сервоприводом и дополнительной линий кислорода проложенной понапраавлению к корме от основного бака,</text:p>
      <text:p text:style-name="P189">(в) Вайсман не только координировал проект S-Gerät в Нордхаузене, но ещё и командовал батареей запустившей Ракету 00000.</text:p>
      <text:p text:style-name="P190">Тотальный шпионаж. <text:span text:style-name="T170">Кусочек за кусочкам эта мозаика растёт. Чичерин, без сейфа, носит её в своём мозгу. Каждый кусок и осколочекк вписывается. Куда более ценная чем мозаика Равенны, иногда предстаёт на фоне это неба крахмального цвета….</text:span></text:p>
      <text:p text:style-name="P191">Радиосвязь + кислород = форсажная камера некоего рода. <text:span text:style-name="T171">Однако Нэриш говорил таке об асимметрии, какой-то груз возле третьей лопасти стабилизатора, что усложняло контроль качки и рысканья почти до невозможности. </text:span></text:p>
      <text:p text:style-name="P192">Но разве та форсажная камера не добавит асимметричного сгорания, и не будет ли нагрев больше, чем конструк<text:span text:style-name="T172">ц</text:span>ия способна выдержать? <text:span text:style-name="T173">Чёрт, почему он не захватил хоть </text:span><text:span text:style-name="T27">какого-нибудь </text:span><text:span text:style-name="T173"><text:s/>специалиста движущей системы? Или Американцы их всех собрали?</text:span></text:p>
      <text:p text:style-name="P193">Майор Марви, охотничий нож в зубах и два автомата Томсона упёрты в бёдра, <text:span text:style-name="T174">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text:s/>Но едва любой из инженеров двигательного отдела по S-Gerät показался бы в Гармише, Марви дал бы ему знать. Так оно делается. Западная разведка, Русские пальцы на спусковом крючке.</text:span></text:p>
      <text:p text:style-name="P194">О, он <text:span text:style-name="T9">нюхом чует</text:span> Енцина… <text:span text:style-name="T175">даже сейчас чёрный может смотреть на него из ночи. Чичерин закуривает сигарету, зелёносинелавандовый огонь оседает в жёлтый… он держит пламя дольше чем нужно, думает </text:span><text:span text:style-name="T28">пусть он. Он не станет. Я бы нет. Ну… может и да</text:span><text:span text:style-name="T175">….</text:span></text:p>
      <text:p text:style-name="P195">Но в эту ночь стало на квантовый скачок ближе. <text:span text:style-name="T176">Они точно встретятся. Это случится из-за S-Gerät, неважно реален тот или вымышлен, неважно работает ли или разбит, они встретятся лицом к лицу. </text:span><text:span text:style-name="T29">Тогда уж</text:span><text:span text:style-name="T176">…</text:span></text:p>
      <text:p text:style-name="P196">А тем временем, что за таинственный <text:span text:style-name="T177">агент с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на этот раз уже Центральной Азией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их моряков, выправишь своему отцу визы в далёкую Лемурию, на солнечные курорты Саргасова моря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чеков для путешествия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text:s/>отеля </text:span><text:soft-page-break/><text:span text:style-name="T177">в Барселоне </text:span><text:span text:style-name="T30">si me quieres escribir </text:span><text:span text:style-name="T178">ты уже знаешь, где я остановлюсь… холод в кончике твоего пальца счищающего кожуру, неизлечимо нагрянувший холод….</text:span></text:p>
      <text:p text:style-name="P28">– <text:span text:style-name="T179">Послушай,</text:span>– <text:span text:style-name="T179">Марви уже на поддаче и разозлён,</text:span>– <text:span text:style-name="T179">када мы даберёмся до тех х’сосов?</text:span></text:p>
      <text:p text:style-name="P29">– <text:span text:style-name="T180">Никуда не денутся, можешь не сомневаться.</text:span></text:p>
      <text:p text:style-name="P30">– <text:span text:style-name="T181">Ты ба знал ка </text:span><text:span text:style-name="T31">на мня</text:span><text:span text:style-name="T181"> давют с Парижа! Со штаба! Фантастика! Тама навирху есь люди шо им ба покончать тех <text:s/>х’сосов прям </text:span><text:span text:style-name="T31">щас</text:span><text:span text:style-name="T181">. А то ж нажмут кнопку и не видать мне Мексиканских шлюх скоко </text:span><text:span text:style-name="T31">живу</text:span><text:span text:style-name="T181">. Типерь сичёш чё те черномазики удумали, хто-та должон становить их покуда не трахнули, блядь</text:span>—</text:p>
      <text:p text:style-name="P31">– <text:span text:style-name="T182">Этот человек из разведки, что ты видел</text:span>—<text:span text:style-name="T183">политика наших правительств легко может овпадать</text:span>—</text:p>
      <text:p text:style-name="P31">– <text:span text:style-name="T183">Те в спину не дышит Дженерал Электрик. <text:s/>Дилон… Рид… Стандарт Ойл… блядь….</text:span></text:p>
      <text:p text:style-name="P32">– <text:span text:style-name="T184">Так это так и надо, парни,</text:span>– <text:span text:style-name="T184">вмешивается Чортов Чиклиц.</text:span>– <text:span text:style-name="T185">Тут </text:span><text:span text:style-name="T32"><text:tab/></text:span><text:span text:style-name="T185"> бизнесмены, чтоб правильно вести дела, вместо того, чтоб всем заправляло правительство. Твоя левая рука не знает что </text:span><text:span text:style-name="T32">правая</text:span><text:span text:style-name="T185"> твоя </text:span><text:span text:style-name="T32">делает</text:span><text:span text:style-name="T185">! Вам </text:span><text:span text:style-name="T32">понятно</text:span><text:span text:style-name="T185">?</text:span></text:p>
      <text:p text:style-name="P197">Что <text:s/>за дела <text:span text:style-name="T186">тут</text:span>? Политический диспут? <text:span text:style-name="T187">Мало унижения, что упущены </text:span><text:span text:style-name="T33">Schwarzkommando</text:span><text:span text:style-name="T187">, нет, ещё не всё, не думай, что легко отделаешься….</text:span></text:p>
      <text:p text:style-name="P33">– <text:span text:style-name="T187">А и как насчёт Герберта Гувера?</text:span>– <text:span text:style-name="T188">Чиклиц вскрикивает.</text:span>– <text:span text:style-name="T189">Он пришёл и </text:span><text:span text:style-name="T34">накормил</text:span><text:span text:style-name="T189"> ваш народ, когда вы голодали. Тут </text:span><text:span text:style-name="T34">любят</text:span><text:span text:style-name="T189"> Гувера</text:span>—</text:p>
      <text:p text:style-name="P34">– <text:span text:style-name="T190">Да— Чичерин его прерывает,</text:span>– <text:span text:style-name="T191">что Дженерал Электрик тут делает, кстати?</text:span></text:p>
      <text:p text:style-name="P199">Дружеский подмиг от майора Марви: «<text:span text:style-name="T192">Мистер Своп был неразлей-вада <text:s/>со <text:s/>старым Рузвельтом, паимаиш? Тада Своп был у нё в Мазгавом Тресте. Евреи пачти все, но Своп окей. Вобщем, у ДжЭл тут связи с Сименс, они работали над управленем V-2, помнишь—</text:span></text:p>
      <text:p text:style-name="P35">– <text:span text:style-name="T193">Своп Еврей,</text:span>– <text:span text:style-name="T193">грит Чиклиц.</text:span></text:p>
      <text:p text:style-name="P36">– <text:span text:style-name="T194">Неа</text:span>—<text:span text:style-name="T194">Чортов, сам низнаиш чё гриш.</text:span></text:p>
      <text:p text:style-name="P37">– <text:span text:style-name="T195">Я те грю</text:span>— <text:span text:style-name="T195">Они впадают в препирательство соковыжималок про этническую принадлежность экс-Председателя ДжЭл, полное яда и вялой ненависти. Чичерин прислушивается только одним ухом. На него наползает случай головокружения.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text:span></text:p>
      <text:p text:style-name="P200">Марви спрашивать без толку. Он уже слишком пьян, чтобы держаться какой-либо одной теме. «<text:span text:style-name="T196">А знаш, я мало чё разбрался када сюда прибыл. Блиадь, я ж думал I.G. Farben то каво-то имя, знаш, шо то кент—алё, это <text:s/>I.G. Farben? Нет, этта его жена, </text:span><text:span text:style-name="T35">мизус</text:span><text:span text:style-name="T196"> <text:s/>Farben! Йааах-ха-ха-ха!»</text:span></text:p>
      <text:p text:style-name="P201">Чортов Чиклиц переключился на свою обычную хохму с Элеонор Рузвельт: «<text:span text:style-name="T197">На дниах я и мой сын Идиот—то есть, Элиот—пекли пирожные. Пирожные, послать нашим ребятам за океан. Когда ребята получат пирожные от нас, они испекут пирожные и пошлют домой, нам. Таким способом </text:span><text:span text:style-name="T36">каждому</text:span><text:span text:style-name="T197"> достаётся пирожное!»</text:span></text:p>
      <text:p text:style-name="P202">О, Вимпе! <text:span text:style-name="T198">Старый</text:span> V-<text:span text:style-name="T198">трудяга, не ты ли это сказал? </text:span><text:s/><text:span text:style-name="T199">Что твоя <text:s/>IG станет</text:span><text:span text:style-name="T37"> истинной моделью держав?</text:span></text:p>
      <text:p text:style-name="P203">Так оно доходит Чичерину тут на поляне, <text:span text:style-name="T200">с этими двумя дураками по бок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всё говорит так явно о масштабах разгрома, оперативной смерти. <text:s text:c="2"/></text:span></text:p>
      <text:p text:style-name="P38">– <text:span text:style-name="T201">И, между прочим.</text:span>– <text:span text:style-name="T202">Смахивает будто очень большой белый Палец к нему обращается. Его Ноготь великолепно отманикюрен: разворачиваясь к нему, он медленно <text:s/>демонстрирует Отпечаток Пальца, который вполне может быть аэросъёмкой Дактилограда, города 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text:span>—</text:p>
      <text:p text:style-name="P39"><draw:frame draw:style-name="fr2" draw:name="Image2" text:anchor-type="char" svg:x="0.3898in" svg:y="0.0618in" svg:width="0.4571in" svg:height="0.2146in" draw:z-index="1"><draw:image xlink:href="Pictures/10000201000000400000001E861FAB3411EB6B02.png" xlink:type="simple" xlink:show="embed" xlink:actuate="onLoad" loext:mime-type="image/png"/></draw:frame><text:soft-page-break/><text:s/><text:span text:style-name="T38">Ракетный картель. </text:span><text:span text:style-name="T203">Структура пронизывающая каждый орган, людской и бумажный, что когда-либо касался её. Даже в России… Россия покупала от Круппа, не так ли, от Сименса, от <text:s/>IG….</text:span></text:p>
      <text:p text:style-name="P204">Имеются ли соглашения, на которые Сталин не пойдёт… <text:span text:style-name="T204">и даже </text:span><text:span text:style-name="T39">ничего не знает</text:span><text:span text:style-name="T204">?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верен. Не столько из явных улик обнаруженных им в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ну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text:span></text:p>
      <text:p text:style-name="P205">Он будет тосковать о Свете, а о Пальце нет. <text:span text:style-name="T205">Печально, весьма печально, похоже все до одного в деле. Каждый крохобор тут работает на <text:s/>IG Raketen. Все кроме него и Енцина. Его брата, Енцина. Не диво, что Они охотятся на </text:span><text:span text:style-name="T40">Schwarzkommando</text:span><text:span text:style-name="T205">… и….</text:span></text:p>
      <text:p text:style-name="P206">И когда Они узнают, что я не тот, за кого они меня принимают… <text:span text:style-name="T206">и с чего это Марви так на меня сейчас смотрит, <text:s/>глаза выпучил… о, не паникуй, не давай пищи его безумию, он просто по эту сторону от… от….</text:span></text:p>
      <text:p text:style-name="P206"><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207">В Каксэвен, лето замедляясь, дрейфует в Каксэвен. <text:span text:style-name="T207">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208">Δ</text:span><text:span text:style-name="T209">х и </text:span><text:span text:style-name="T208">Δ</text:span><text:span text:style-name="T209">у, сводя их ко всё более и более мелким, </text:span><text:span text:style-name="T210">приближая к нулю, </text:span><text:span text:style-name="T211">пока</text:span><text:span text:style-name="T210"> армии вечно уменьшающихся карликов </text:span><text:span text:style-name="T211">неслись галопом вверх по этим ступеням и снова вниз, </text:span><text:span text:style-name="T212">перестук их крохотных ног </text:span><text:span text:style-name="T213">становился всё тоньше, </text:span><text:span text:style-name="T214">сглаживаясь в ровный звук. </text:span><text:span text:style-name="T215">Это аналитическое наследие </text:span><text:span text:style-name="T216">передавалось неизменным</text:span><text:span text:style-name="T217">—</text:span><text:span text:style-name="T218">оно позволило технарям в Пенемюнде просматривать </text:span><text:span text:style-name="T219">плёнки Аскания </text:span><text:span text:style-name="T220">о</text:span><text:span text:style-name="T219"> полёт</text:span><text:span text:style-name="T220">е</text:span><text:span text:style-name="T219"> Ракет</text:span><text:span text:style-name="T220">ы</text:span><text:span text:style-name="T219">, <text:s/></text:span><text:span text:style-name="T220">кадр за кадром, </text:span><text:span text:style-name="T208"><text:s/>Δ</text:span><text:span text:style-name="T209">х и </text:span><text:span text:style-name="T208">Δ</text:span><text:span text:style-name="T209">у, </text:span><text:span text:style-name="T221">оставаясь сами вне полёта… </text:span><text:span text:style-name="T222">плёнка и исчисление, две порнографии полёта. </text:span><text:span text:style-name="T223">Напоминания о импотен</text:span><text:span text:style-name="T224">ции</text:span><text:span text:style-name="T223"> и </text:span><text:span text:style-name="T224">абстрагировании, </text:span><text:span text:style-name="T225">каменные очертания Treppengiebel, целые и разбитые, </text:span><text:span text:style-name="T226">возникают теперь над зелёными равнинами, </text:span><text:span text:style-name="T227">и держатся какое-то время, и уходят: </text:span><text:span text:style-name="T228">в тни их дети с волосами как сено играют в </text:span><text:span text:style-name="T229">Himmel</text:span><text:span text:style-name="T228"> и </text:span><text:span text:style-name="T229">Hölle</text:span><text:span text:style-name="T228">, </text:span><text:span text:style-name="T230">прыгая на деревенские мостовые с неба в ад </text:span><text:span text:style-name="T231">и в небо постепенно, по ступеням, </text:span><text:span text:style-name="T232">порою</text:span><text:span text:style-name="T231"> позволяя </text:span><text:span text:style-name="T232">и </text:span><text:span text:style-name="T231">Слотропу поп</text:span><text:span text:style-name="T232">ытаться</text:span><text:span text:style-name="T231">, </text:span><text:span text:style-name="T232">иногда исчезая в тёмные проулки, где дома постарше, многооконные и горестные, </text:span><text:span text:style-name="T233">склоняются вечно к соседним через улочку, </text:span><text:span text:style-name="T234">почти соприкасаясь над головой, </text:span><text:span text:style-name="T235">только узкая полынья молочного неба между ними</text:span><text:span text:style-name="T224">. </text:span></text:p>
      <text:p text:style-name="P208">С наступлением темноты дети бродят по улицам <text:span text:style-name="T240">с круглыми бумажными фонариками в руках, распевают </text:span><text:span text:style-name="T41">Laterne, Laterne, Sonne, Mond und Sterne…</text:span><text:span text:style-name="T240"> сферы в деревенских сумерках, бледные </text:span><text:soft-page-break/><text:span text:style-name="T240">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210">В текущем году, однако, празднование в опасности. <text:span text:style-name="T241">Шрауб, сапожник который исполнял роль Плечацунга в предыдущие 30 лет, был призван прошлой зимой в Volksgrenadier и больше не вернулся. Теперь белые фонарики грудились вокруг Тайрона Слотропа, подпрыгивая в темноте. Маленькие пальчики тычут его живот.</text:span></text:p>
      <text:p text:style-name="P40">– <text:span text:style-name="T242">Ты самый толстый толстяк в мире.</text:span></text:p>
      <text:p text:style-name="P40">– <text:span text:style-name="T243">Он толще любого в деревне.</text:span></text:p>
      <text:p text:style-name="P41">– <text:span text:style-name="T244">Ты же будешь? Будешь?</text:span></text:p>
      <text:p text:style-name="P43">– <text:span text:style-name="T244">Ну, не </text:span><text:span text:style-name="T42">такой уж </text:span><text:span text:style-name="T244">я и толстый... </text:span></text:p>
      <text:p text:style-name="P43">– <text:span text:style-name="T245">Вот я же тебе говорил, что кто-то подвернётся.</text:span></text:p>
      <text:p text:style-name="P42">– ...<text:span text:style-name="T246">погодите-ка, буду я что?</text:span></text:p>
      <text:p text:style-name="P46">– Будешь Плечацунга завтра.</text:p>
      <text:p text:style-name="P46">– Пожалуйста.</text:p>
      <text:p text:style-name="P211">При его мягкотелости в этот период, Слотроп поддаётся. <text:span text:style-name="T247">Его вытаскивают из травяной постели в центр, в городское правление. В подвале костюмы и бутафория для </text:span><text:span text:style-name="T43">Schweinheldfest</text:span><text:span text:style-name="T247">—щиты, 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212">Толпа на следующее утро невелика и благодушна: <text:span text:style-name="T248">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44">Haferschleim </text:span><text:span text:style-name="T249">не не означает чего-то ещё, из толокна.</text:span></text:p>
      <text:p text:style-name="P44">– <text:s/><text:span text:style-name="T44">Haferschleim, </text:span><text:span text:style-name="T249">Фриц?</text:span>– <text:span text:style-name="T250">Он хряпнул ещё, жалея, что спросил.</text:span></text:p>
      <text:p text:style-name="P209"><text:span text:style-name="T1">– <text:s/></text:span><text:span text:style-name="T44">Haferschleim, <text:s/>ja.</text:span><text:span text:style-name="T1"> </text:span></text:p>
      <text:p text:style-name="P45">– <text:s/><text:span text:style-name="T251">Ну, <text:s/></text:span><text:span text:style-name="T44">Haferschleim </text:span><text:span text:style-name="T251">лучше, чем ничего, хо, хо…</text:span><text:span text:style-name="T44"> </text:span>– <text:span text:style-name="T251">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252">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253">Вихляясь, с широчайшей ухмылкой, Слотроп выкрикивает свои слова: «Я гнев Донара</text:span>—<text:span text:style-name="T253">и сегодня вы будете мне наковальней!»</text:span>– <text:span text:style-name="T254">Прочь все они бросились хорошей орущей погоней по </text:span><text:soft-page-break/><text:span text:style-name="T254">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45">Kartoffelpuffer</text:span><text:span text:style-name="T254">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213">Мирный, пьяный день, <text:span text:style-name="T255">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214">Слотрп возвращается из коричневой задней комнаты трубочного-дыма-и-капусты маленького кафе <text:span text:style-name="T256">и около часа игры молот-в-кузнице—мечта любого парня—с <text:s/>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215">Эти появляющиеся в толпе водоворотики обычн<text:span text:style-name="T257">ый признак</text:span> чёрн<text:span text:style-name="T257">ого</text:span> рын<text:span text:style-name="T257">ка</text:span>. <text:span text:style-name="T258">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46">Bohnenkaffee</text:span><text:span text:style-name="T258">,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46">Gemütlichkeit</text:span><text:span text:style-name="T258"> этого дня таили их?</text:span></text:p>
      <text:p text:style-name="P216">Материализуясь из их <text:s/>таинственной тиши <text:span text:style-name="T259">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217">Чему удивляться. Полицаи подавляют эти трансакции <text:span text:style-name="T260">в точности как должно быть разгоняли анти-Нацистские выступления до Войны, валят с этими своими, хмм </text:span><text:span text:style-name="T47">ja</text:span><text:span text:style-name="T260">,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47">erste Abreibung</text:span><text:span text:style-name="T260">, и можешь биться об заклад, лягаши от счастья себя не помнят.</text:span></text:p>
      <text:p text:style-name="P218">Скоро к ним подтягивается Российское подкрепление, три грузовика <text:span text:style-name="T261">молодых Азиатов в гимнастёрках, которые похоже вообще не знают где это они, просто привезли откуда-то где </text:span><text:soft-page-break/><text:span text:style-name="T261">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48">настоящее</text:span><text:span text:style-name="T261"> вторжение иноземцев? Крохотная девчушка уцепилась за его ногу, выкликая имя </text:span><text:span text:style-name="T48">Schweinheld’а</text:span><text:span text:style-name="T261">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219">Из улицы в гавань. Полиция перестала бить людей и начали <text:span text:style-name="T262">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47">– <text:span text:style-name="T263">Есть ордер на твой арест.</text:span></text:p>
      <text:p text:style-name="P47">– <text:span text:style-name="T263">Ещё чего? Они и без бумажек работают во всю.</text:span></text:p>
      <text:p text:style-name="P48">– <text:span text:style-name="T264">Русские нашли твою форму, думают, что ты дезертир.</text:span></text:p>
      <text:p text:style-name="P48">– <text:span text:style-name="T264">Это точно.</text:span></text:p>
      <text:p text:style-name="P220">Она уводит Слотропа к себе домой: в его костюме свиньи. <text:span text:style-name="T265">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49">Die Welt am Montag</text:span><text:span text:style-name="T265">,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49">Мир в Понедельник</text:span><text:span text:style-name="T265">,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236">Δ</text:span><text:span text:style-name="T237">х</text:span><text:span text:style-name="T238">’</text:span><text:span text:style-name="T237">ы и </text:span><text:span text:style-name="T236">Δ</text:span><text:span text:style-name="T237">у</text:span><text:span text:style-name="T238">’</text:span><text:span text:style-name="T237">и</text:span><text:span text:style-name="T267"> </text:span><text:span text:style-name="T265">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221">Даже теперь, лёжа рядом с чужаком переодетым свиньёй, <text:span text:style-name="T345">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text:span><text:soft-page-break/><text:span text:style-name="T345">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49">– <text:span text:style-name="T346">Луны нет,</text:span>– <text:span text:style-name="T346">шепчет она, глаза подрагивают, но она не отводит их.</text:span></text:p>
      <text:p text:style-name="P50">– <text:span text:style-name="T347">Каким путём лучше покинуть город?</text:span></text:p>
      <text:p text:style-name="P222">Она знает сотни таких. Его сердце, кончики пальцев, щемят от стыда.</text:p>
      <text:p text:style-name="P50">– <text:span text:style-name="T348">Я тебе покажу.</text:span></text:p>
      <text:p text:style-name="P51">– <text:span text:style-name="T348">Тебе не обязательно.</text:span></text:p>
      <text:p text:style-name="P51">– <text:span text:style-name="T348">Я так хочу.</text:span></text:p>
      <text:p text:style-name="P223">Её мать даёт Слотропу пару плюшек заныкать под <text:span text:style-name="T349">его </text:span>костюм свиньи. <text:span text:style-name="T350">Она бы нашла во что ему переодеться, но вся одежда её мужа пошла в обмен на продукты на </text:span><text:span text:style-name="T50">Tauschzentrale</text:span><text:span text:style-name="T350">. Его последняя картина её обрамлена светом её кухни, через окно, увядающая золотистая женщина, голова в кивке над плитой с единственной закипевшей кастрюлей, обои в цветах тёмно-оранжевых и красных, позади её отвернувшегося лица. </text:span></text:p>
      <text:p text:style-name="P229">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224">Городские вотрота высоки и тощи, <text:span text:style-name="T351">со ступенями в никуда выше них. Дорога прочь поворачивает через стрельчатый проём, уходит в ночные луга.</text:span></text:p>
      <text:p text:style-name="P52">– <text:span text:style-name="T352">Я хочу уйти с тобой,</text:span>– <text:span text:style-name="T352">Но она не движется сделать шаг сквозь арку вместе с ним.</text:span></text:p>
      <text:p text:style-name="P53">– <text:span text:style-name="T352">Может я ещё вернусь.</text:span>– <text:span text:style-name="T353">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354">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225">Понятливая девушка, спокойной ночи. <text:span text:style-name="T355">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226">Он держится открытой местности, спит когда <text:span text:style-name="T356">слишком</text:span> у<text:span text:style-name="T356">ставший для</text:span> ходьбы, <text:span text:style-name="T356">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54"><text:soft-page-break/>– <text:span text:style-name="T357">Погоди. А как тебе это?</text:span>– <text:span text:style-name="T357">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227">Слотроп голоден. «Пошли. Нам надо найти завтрак».<text:span text:style-name="T1">– У небольшого пруда рядом</text:span> <text:span text:style-name="T358">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51">Achtung, Achtung</text:span><text:span text:style-name="T358">, дисиплина в его гареме рухнула к чертям собачьим, оглушительное белое перекати-поле из кур куролесит по всему курятнику, и кровь течёт из Слотропа в шести местах.</text:span></text:p>
      <text:p text:style-name="P228">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243">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p>
      <text:p text:style-name="P230">Вскоре они стали завора<text:span text:style-name="T359">ч</text:span>ивать к морю. <text:span text:style-name="T359">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230"/>
      <text:p text:style-name="P316">Свинья весёлый попутчик,</text:p>
      <text:p text:style-name="P316">Кабан, свиноматка, подсвинок,</text:p>
      <text:p text:style-name="P317">Свинья это друг, кто поддержит всегда</text:p>
      <text:p text:style-name="P317">Хоть <text:span text:style-name="T361">и </text:span>горы <text:span text:style-name="T361">бы </text:span>на бок <text:span text:style-name="T361">свалились</text:span></text:p>
      <text:p text:style-name="P317">Когда тебя облапошили, <text:span text:style-name="T361">и на тебя ополчились,</text:span></text:p>
      <text:p text:style-name="P317">Когда весь свет против тебя</text:p>
      <text:p text:style-name="P318">И беспросветно всё вокруг,</text:p>
      <text:p text:style-name="P318">Свинья <text:span text:style-name="T360">тебя</text:span> не подведёт, </text:p>
      <text:p text:style-name="P318">Свинья самый верный друг!</text:p>
      <text:p text:style-name="P45"/>
      <text:p text:style-name="P231"><text:soft-page-break/>С наступлением ночи они зашли в полосу леса. <text:span text:style-name="T362">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232">На следующий день, около полудня, они заходят в медленно увядающий город, <text:span text:style-name="T363">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55">– <text:span text:style-name="T364">Фрида,</text:span>– <text:span text:style-name="T364">зовёт голос из синей тени позади стены. Хрюкая, ухмыляясь, свинья полнится гордостью</text:span>—<text:span text:style-name="T365">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text:span>– <text:span text:style-name="T366">Я Пёклер. Спасибо, что привели её домой.</text:span></text:p>
      <text:p text:style-name="P55">– <text:span text:style-name="T366">Нет, нет</text:span>—<text:span text:style-name="T366">она меня привела</text:span></text:p>
      <text:p text:style-name="P55">– <text:span text:style-name="T366">Да.</text:span></text:p>
      <text:p text:style-name="P233">Пёклер живёт в подвале городского совета. <text:span text:style-name="T367">У него есть кофе закипающий на горящем в плите плавняке.</text:span></text:p>
      <text:p text:style-name="P56">– <text:span text:style-name="T368">Вы играете в шахматы? </text:span></text:p>
      <text:p text:style-name="P234">Фрида лезет со своими подсказками. <text:span text:style-name="T369">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52">Пёклер</text:span><text:span text:style-name="T369">?</text:span></text:p>
      <text:p text:style-name="P235">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53">на самом деле</text:span><text:span text:style-name="T1"> произносит: «Вам лучше уйти. Пара лишних движений и я вас уберу в любом случае».</text:span></text:p>
      <text:p text:style-name="P57">– <text:span text:style-name="T370">Позвольте хотя бы расскажу свою историю,</text:span>– <text:span text:style-name="T371">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372">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58"><text:soft-page-break/>– Schwarzgerät,– <text:span text:style-name="T373">покачивает Пёклер головой,</text:span>– <text:span text:style-name="T374">я не знаю что это такое. Никогда не интересовался. Это действительно что вам нужно?</text:span></text:p>
      <text:p text:style-name="P236">Слотроп призадумывается. На их чашки с кофе падает свет солнца в окне <text:span text:style-name="T375">и отскакивает вверх в потолок, покачивающимися эллипсами синевы. «Не знаю. Кроме той типа личной связи с</text:span><text:span text:style-name="T376"> </text:span><text:span text:style-name="T375">Imipolex G. . . .»</text:span></text:p>
      <text:p text:style-name="P59">– <text:span text:style-name="T377">Это ароматический полиимид,</text:span>– <text:span text:style-name="T377">Пёклер прячет пистолет обратно под свою рубашку.</text:span></text:p>
      <text:p text:style-name="P59">– <text:span text:style-name="T377">Раскажите мне о нём,</text:span>– <text:span text:style-name="T377">грит Слотроп.</text:span></text:p>
      <text:p text:style-name="P237">Ну, но не раньше, чем он рассказал что-то про Ильзе <text:s/><text:span text:style-name="T378">и её </text:span>летние возвраты, <text:span text:style-name="T379">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238">Она всё ещё с тобой, хотя всё труднее различается с течением дней, <text:span text:style-name="T380">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nать частью твоих самых горестных снов.</text:span></text:p>
      <text:p text:style-name="P238"><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39">Пёклер может таки кое-что рассказать про Ласло Джамфа, <text:span text:style-name="T381">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Нормандию, то вправду подумал, что это Кларк Гейбл, вы замечали когда-нибудь? Голоса </text:span><text:span text:style-name="T54">идентичные</text:span><text:span text:style-name="T381">….»</text:span></text:p>
      <text:p text:style-name="P240">В последнюю треть его жизни, на Ласло Джамфа нашл<text:span text:style-name="T382">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55">личностная</text:span><text:span text:style-name="T382">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55">податливое</text:span><text:span text:style-name="T382">, как общее пользование электронами среди атомов углерода должно было лечь в основу жизни, </text:span><text:span text:style-name="T55">его</text:span><text:span text:style-name="T382"> жизни, разило Джамфа как издёвка космических масштабов. </text:span><text:span text:style-name="T55">Общее пользование</text:span><text:span text:style-name="T382">? Насколько более прочной и вечной была </text:span><text:span text:style-name="T55">ионная</text:span><text:span text:style-name="T382"> связь—при которой электронами не делятся, но их </text:span><text:span text:style-name="T55">захватывают</text:span><text:span text:style-name="T382">. </text:span><text:span text:style-name="T55">Схвачены</text:span><text:span text:style-name="T382">!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60">– <text:span text:style-name="T383">Как бы мы не восхваляли Рассудочность,</text:span>– <text:span text:style-name="T383">говорил он классу Пёклера ещё в Т.Ш.</text:span>– <text:span text:style-name="T384">умеренность, готовность к компромиссам, тем не менее всегда остаётся лев, лев в каждом из вас. Он либо укрощён</text:span>—<text:span text:style-name="T385">слишком большими дозами математики, деталями дизайна, корпоративными ритуалами</text:span>—<text:span text:style-name="T386">либо остаётся диким, вечным хищником.</text:span></text:p>
      <text:p text:style-name="P61">– <text:span text:style-name="T387">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241">Если это было химией Национал-Социализма, <text:span text:style-name="T388">то вините то самое нечто-витающее-в-воздухе, тот самый </text:span><text:span text:style-name="T56">Zeitgeist</text:span><text:span text:style-name="T388">.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56">natürlich</text:span><text:span text:style-name="T388">, лицо актёра Рудольфа Кляйн-Рогге, которому Пёклер поклонялся и на кого хотел походить.</text:span></text:p>
      <text:p text:style-name="P242"><text:soft-page-break/>Кляйн-Рогге уносил аппетитных актрис на верхушки крыш, когда Кинг Конг ещё титьку сосал не имея двигательных навыков <text:span text:style-name="T389">подходящих под такое определение. Ну, одну аппетитную актрису во всяком случае, Бриггиту Хелм в </text:span><text:span text:style-name="T57">Метрополис</text:span><text:span text:style-name="T58">е</text:span><text:span text:style-name="T389">.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244">Любопытная мощь. <text:span text:style-name="T390">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59">Mare Nocturnum</text:span><text:span text:style-name="T390">.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245">По пути домой, на трамвае и пешком, <text:span text:style-name="T391">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246">Кляйн-Рогге запомнился предле всего в роли доктора Мабузе. <text:span text:style-name="T392">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60">bürgerlich</text:span><text:span text:style-name="T392">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60">Der Müde Tod</text:span><text:span text:style-name="T392">,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60">взял её</text:span><text:span text:style-name="T392">! пока этот вежливый Гёцке сидел в своём кабинете, среди своих бумаг и сибаритов—Мабузе пытается его </text:span><text:soft-page-break/><text:span text:style-name="T392">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247">Изобретатель Метрополиса Ротванг, <text:span text:style-name="T393">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смерти, самообману, умудрённое приятие, родственники в гостиной, понимающие лица всегда понятные детям….</text:span></text:p>
      <text:p text:style-name="P62">– <text:span text:style-name="T394">У вас два выбора,</text:span>– <text:span text:style-name="T395">вскричал Джамф на последней лекции того года: на улицах витиеватые штрихи ветра, девушки в бледно-цв</text:span><text:span text:style-name="T396">е́</text:span><text:span text:style-name="T395">тных платьях, океаны пива, мужские хора напряжённо, с чувством приподнятые распевая </text:span><text:span text:style-name="T61">Semper sit in flores/</text:span><text:span text:style-name="T395"> </text:span>Semper sit in flo-ho-res… – <text:span text:style-name="T398">либо оставаться с углеродом и водородом, брать свои коробки с обедом на работу каждое утро вместе с безликим стадом</text:span> <text:span text:style-name="T399">торопящимся внутрь укрыться от солнечного света</text:span>—<text:span text:style-name="T400">или двигаться </text:span><text:span text:style-name="T62">за пределы</text:span><text:span text:style-name="T400">. Кремний, карбид бора, фосфор</text:span>—<text:span text:style-name="T401">они могут заменить углерод и могут связываться с азотом вместо водорода</text:span>—<text:span text:style-name="T403">(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402">двигаться вне жизни, в неорганику. Где нет хрупкости, нет смертности</text:span>—<text:span text:style-name="T403">тут Сила и Вечность.</text:span>– <text:span text:style-name="T403">Затем его знаменитый финал, он стёр со своей доски корявые C—H, и мелом написал громадные Si—N.</text:span></text:p>
      <text:p text:style-name="P248">Волна будущего. <text:span text:style-name="T404">Но сам Джамф, странно, </text:span><text:span text:style-name="T63">не </text:span><text:span text:style-name="T404">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text:span></text:p>
      <text:p text:style-name="P24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49"><text:s/><text:span text:style-name="T405">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250">Войдите в положение бедняги<text:span text:style-name="T1">—</text:span>стько денег, чтоне знает как их и потратить. <text:span text:style-name="T406">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text:span><text:soft-page-break/><text:span text:style-name="T406">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64">занятых производством</text:span><text:span text:style-name="T406">.</text:span></text:p>
      <text:p text:style-name="P251">Психолог<text:span text:style-name="T407">и</text:span>ческие исследования стали, фактически, <text:span text:style-name="T407">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252">Он стал своим, после Первой Мировой Войны, в офисе Попечителя Иностранной Собственности. <text:span text:style-name="T408">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253">После пожара у Фламбаума, линии власти между Блендом и его Германскими коллегами должны были пересм<text:span text:style-name="T409">отре</text:span>ться. <text:span text:style-name="T409">Что и тянулось пару лет. Бленд оказался в Сент-Луисе времён Депрессии </text:span><text:soft-page-break/><text:span text:style-name="T409">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63">– <text:span text:style-name="T410">О, как мне нужен хороший электронщик,</text:span>– <text:span text:style-name="T410">простонал Трейси.</text:span>– <text:span text:style-name="T410">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65">кастрируют</text:span><text:span text:style-name="T410"> моего </text:span><text:span text:style-name="T65">мальчика! </text:span><text:span text:style-name="T411">Знаешь что, по-моему, всё это? Какой-то </text:span><text:span text:style-name="T66">заговор</text:span><text:span text:style-name="T411">!</text:span></text:p>
      <text:p text:style-name="P254">Вендетты, перчатки с бисером, неуловимые отравы, входят на цыпочках в эту благовоспитанную гостиную с портретом <text:span text:style-name="T412">Герберта Гувера на рояле, хризантемами в вазе Ниман-Маркус, мебель в 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64">– <text:span text:style-name="T413">Есть у меня как раз такой,</text:span>– <text:span text:style-name="T413">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и подрабатывал на Сименс в той Германии.</text:span>– <text:span text:style-name="T414">Завтра же прибудет Серебряной Стрелой, Без проблем, Ал.</text:span></text:p>
      <text:p text:style-name="P65">– <text:span text:style-name="T415">Пошли посмотришь,</text:span>– <text:span text:style-name="T415">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255">После затяжной канители на входе, <text:span text:style-name="T416">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67">жизнь</text:span><text:span text:style-name="T416">, О Парни, Бей Вовсю, Мировые Турниры, Везучие Линды, насколько хватает глаз.</text:span></text:p>
      <text:p text:style-name="P66">– <text:span text:style-name="T417">И все до одного ёбнутые,</text:span>– <text:span text:style-name="T417">грит меланхолично Трейси.</text:span>– <text:span text:style-name="T418">Вот посмотри.</text:span>– <text:span text:style-name="T419">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text:span><text:span text:style-name="T68">всё так забавно</text:span><text:span text:style-name="T419">!</text:span>– <text:span text:style-name="T420">У тебя есть монетка?</text:span>– <text:span text:style-name="T69">Чаннггг</text:span><text:span text:style-name="T421">, спружинивает шарик на волосок проскакивая ямку большого результата, хмм похоже там накрепко покоробилось </text:span><text:span text:style-name="T69">ахннггхк</text:span><text:span text:style-name="T421"> ударяет в мигалку на 1000 но на табло вспыхивает лишь 50</text:span>— <text:span text:style-name="T422">Видал?</text:span>– <text:span text:style-name="T422">вскрикивает Трейси, пока шарик камнем скатывается вниз, последний шанс перехватить битком </text:span><text:span text:style-name="T70">дзинь</text:span><text:span text:style-name="T71">к</text:span><text:span text:style-name="T422"> биток щёлкает в обратную ёб-твою </text:span><text:span text:style-name="T70">сторону</text:span><text:span text:style-name="T422"> и на табло высвечивает ПЕРЕКОС.</text:span></text:p>
      <text:p text:style-name="P67">– <text:span text:style-name="T423">Перекос?</text:span>– <text:s/><text:span text:style-name="T423">Бленд почёсывает свою голову.</text:span>– <text:s/><text:span text:style-name="T423">Да ты же даже не</text:span>—</text:p>
      <text:p text:style-name="P68">– <text:span text:style-name="T424">И то же самое с каждой,</text:span>– <text:span text:style-name="T425">Трейси разливается разочарованием.</text:span>– <text:span text:style-name="T425">Сам попробуй.</text:span></text:p>
      <text:p text:style-name="P256">Второй шарик не успевает даже выскочить из <text:span text:style-name="T426">желоба</text:span>, <text:span text:style-name="T426">а</text:span> Блен уж<text:span text:style-name="T426">е</text:span> получил ПЕРЕКОС <text:span text:style-name="T426">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72">банг</text:span><text:span text:style-name="T426">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text:span><text:soft-page-break/><text:span text:style-name="T426">Краю, и никому не известно где теперь Катшпиль или когда, или вообще ли, будет он снова</text:span>. <text:span text:style-name="T427">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257">Ну, как будто вы не знали, когда уж кажется всему каюк, Провидение вставляет краткое<text:span text:style-name="T1">—</text:span><text:span text:style-name="T9">стататата</text:span>! <text:span text:style-name="T428">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69">– <text:span text:style-name="T429">И они </text:span><text:span text:style-name="T73">все</text:span><text:span text:style-name="T429"> такие?</text:span></text:p>
      <text:p text:style-name="P69">– <text:span text:style-name="T429">Ох и поимели ж меня,</text:span>– <text:span text:style-name="T429">стонет Альфонсо Трейси.</text:span></text:p>
      <text:p text:style-name="P69">– <text:span text:style-name="T429">Раз на раз не приходится,</text:span>– <text:span text:style-name="T429">утешает Бленд, и тут у нас реприза «Светлые Дни для Чёрного Рынка» Герхарда фон Гёля, с поправкой на время, место и цвет:</text:span></text:p>
      <text:p text:style-name="P69"/>
      <text:p text:style-name="P319">Всег-да привалит<text:span text:style-name="T1">—</text:span>ещё доллар,</text:p>
      <text:p text:style-name="P319"><text:soft-page-break/>Не так, то эдак, да!</text:p>
      <text:p text:style-name="P320">Поменьше надо спать,</text:p>
      <text:p text:style-name="P320">Про-снись, с росою на траве,</text:p>
      <text:p text:style-name="P321">И сможешь жопу им порвать<text:span text:style-name="T1">—</text:span></text:p>
      <text:p text:style-name="P322">Всегда ты доллар зашибёшь,</text:p>
      <text:p text:style-name="P322">С той пира-ми-дой где глаз натянут,</text:p>
      <text:p text:style-name="P323">Слышь, парнишь,</text:p>
      <text:p text:style-name="P323">С подмигом он тебе поёт: «Ты всё насквозь проссышь!»</text:p>
      <text:p text:style-name="P323"/>
      <text:p text:style-name="P324"><text:span text:style-name="T430">Желание есть</text:span>, <text:span text:style-name="T430">так и путь</text:span> найдётся,</text:p>
      <text:p text:style-name="P325">Смотри не упусти,</text:p>
      <text:p text:style-name="P325">Мозгами шевели-крути,</text:p>
      <text:p text:style-name="P325">И где только придётся</text:p>
      <text:p text:style-name="P325">Сгреби ещё хоть доллар,</text:p>
      <text:p text:style-name="P326">Неважно: решкой иль орлом,</text:p>
      <text:p text:style-name="P326">Пока Война при напролом</text:p>
      <text:p text:style-name="P327">Давай вперёд, за долларом,</text:p>
      <text:p text:style-name="P327">За долларом!</text:p>
      <text:p text:style-name="P258"/>
      <text:p text:style-name="P259">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431">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260">Вне стен храма, представители Чикагской организации <text:span text:style-name="T432">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text:span><text:soft-page-break/><text:span text:style-name="T432">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261">Последний раз как мы встречали Фибеля, он зацеплял, тянул и попускал страховочный трос того Хорста Ахтфадена <text:span text:style-name="T433">в его скалолазные дни, Фибель, который оставался внизу и довёл своего друга до Пенемюнде—</text:span><text:span text:style-name="T74">довёл его до</text:span><text:span text:style-name="T433">? а не кусок ли тут излишней паранойи, не </text:span><text:span text:style-name="T74">вполне</text:span><text:span text:style-name="T433">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262">Этот каменнолицый капустник Фибель <text:span text:style-name="T434">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бильярдные и салоны, Schnipsel здесь и там, пробормотал </text:span><text:span text:style-name="T75">also</text:span><text:span text:style-name="T434">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263">В оплату за его доброе дело, Лайл Бленд, которому оно вообще пофиг, принят в Масоны. <text:span text:style-name="T435">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76">Illuminati</text:span><text:span text:style-name="T435">.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76">living stone</text:span><text:span text:style-name="T435">? ну, ещё бы) забрёл в местную деревню, даже и не в сердце, а в </text:span><text:span text:style-name="T76">подсознании</text:span><text:span text:style-name="T435">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76">отвечает на него</text:span><text:span text:style-name="T435">,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264">Мы должны также никогда не забывать знаменитого Миссурийского Масона Гарри Трумена: <text:span text:style-name="T436">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265"><text:soft-page-break/>К тому времени как вступил Блед, Масоны уже давно предавно дегенерировали просто в ещё один клуб бизнесменов. <text:span text:style-name="T437">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77">всех</text:span><text:span text:style-name="T437"> из них, впрочем. Время от времени сталкиваешься <text:s/>с заскоком вспять из времён минувших. <text:s/>Лайл Бленд оказался одним из них.</text:span></text:p>
      <text:p text:style-name="P266">Маия этих Масонских ритуалов очень, очень древняя. <text:span text:style-name="T438">И в те давние дни она </text:span><text:span text:style-name="T78">работала</text:span><text:span text:style-name="T438">.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267">Бленд обнаружил, что возвращаясь к себе домой в Бикон Хилл <text:span text:style-name="T439">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79">где-то</text:span><text:span text:style-name="T439">,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268">В ночь после следующего собрания, лёжа дома на спине на привычном диване, <text:span text:style-name="T440">покрывшись Журналом Уол-Стрит, где нет ничего такого о чём он бы ещё не знал, Лайл Бленд поднялся над своим телом, примерно на полметра, лицом вверх, понял где он и ба-бах! </text:span><text:span text:style-name="T80">вплеснулся</text:span><text:span text:style-name="T440">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80">первый шаг</text:span><text:span text:style-name="T440">.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269">Ему потребовался месяц или два, пока начал полу<text:span text:style-name="T441">ч</text:span>аться переворот. <text:span text:style-name="T441">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270">Очень скоро он стал проводить <text:span text:style-name="T442">большую часть своего времени </text:span><text:s/>на том диване, <text:span text:style-name="T443">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271">Случались, хотя редко, в географическом пространстве, путешествия <text:span text:style-name="T444">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272"><text:soft-page-break/>Что нашёл Андрэ в полярных исследованиях: <text:span text:style-name="T445">о чём нам нужно было узнать?</text:span></text:p>
      <text:p text:style-name="P273">Бленд, всё ещё подмастрье, <text:span text:style-name="T446">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70">– <text:span text:style-name="T447">Сссамо ссобой,</text:span>– <text:span text:style-name="T447">все уставились на него,</text:span>– <text:span text:style-name="T448">но зачем тогда говорить «тело и дух»? Зачем делать такое различие?</text:span></text:p>
      <text:p text:style-name="P274">Потому что трудно не изумляться открытия, что Земля живая тварь, <text:span text:style-name="T449">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275"><text:span text:style-name="T450">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81">звучит сверхъестественным тембром</text:span><text:span text:style-name="T450">, флакон для шампуня </text:span><text:span text:style-name="T81">отражение эго</text:span><text:span text:style-name="T450">, Приз в пачке Крекеров </text:span><text:span text:style-name="T81">одноразовая забава</text:span><text:span text:style-name="T450">, корпус бытовой техники </text:span><text:span text:style-name="T81">обтекатель ветров познания</text:span><text:span text:style-name="T450">, бутылочки младенцев </text:span><text:span text:style-name="T81">умиротворение</text:span><text:span text:style-name="T450">, мясные пакеты </text:span><text:span text:style-name="T81">сокрытие убиения</text:span><text:span text:style-name="T450">, пакеты для химчистки </text:span><text:span text:style-name="T81">дет</text:span><text:span text:style-name="T82">ск</text:span><text:span text:style-name="T81">о</text:span><text:span text:style-name="T82">е</text:span><text:span text:style-name="T81"> удушение</text:span><text:span text:style-name="T450">, садовые шланги </text:span><text:span text:style-name="T81">бесконечное напоение пустоши…</text:span><text:span text:style-name="T450">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276">Повезло Бленду, освободиться от всего этого. <text:span text:style-name="T451">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text:span><text:soft-page-break/><text:span text:style-name="T451">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277">Один за другим, его семья подошли проститься. <text:span text:style-name="T452">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в подарок от одной из её <text:s/>племянниц, которая никогда не могла понять её вкуса.</text:span></text:p>
      <text:p text:style-name="P277"><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78">Ветреная ночь. Крышки войсковых канистр <text:span text:style-name="T453">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text:span></text:p>
      <text:p text:style-name="P279">Шагая скорым шагом, но не в ногу, <text:span text:style-name="T454">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71">– <text:span text:style-name="T455">Не представляю, почему он попросил </text:span><text:span text:style-name="T83">нас</text:span><text:span text:style-name="T455">,</text:span>– <text:span text:style-name="T455">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456">ему должно быть известным, я этого не практиковал с ’27-го</text:span></text:p>
      <text:p text:style-name="P71">– <text:span text:style-name="T456">Я ассистировал пару раз во время интернатуры,</text:span>– <text:span text:style-name="T456">вспоминает Спонтун.</text:span>– <text:span text:style-name="T456">Тогда была большая мода в психиатрических заведениях, знаете ли.</text:span></text:p>
      <text:p text:style-name="P72">– <text:span text:style-name="T457">Могу назвать пару Государственных Институтов, где это в моде до сих пор,</text:span>– <text:span text:style-name="T458">медики обмениваются хмыканьем, полные той Британской </text:span><text:span text:style-name="T84">Weltschmerz</text:span><text:span text:style-name="T458">, что выглядит такой неприкаянной на лицах страдающих ею.</text:span>– <text:span text:style-name="T459">Послушайте, тогда, Спонтун, вы предпочитаете ассистировать мне, так я понял?</text:span></text:p>
      <text:p text:style-name="P72">– <text:span text:style-name="T459">О, по любому, знаете ли. То есть, никто ж не будет стоять над головой с журналом, понимаете, записывать как всё идёт.</text:span></text:p>
      <text:p text:style-name="P73">– <text:span text:style-name="T460">Ну, это как сказать. Вы же слушали? <text:s/>Вам не заметили некую...</text:span></text:p>
      <text:p text:style-name="P74">– <text:span text:style-name="T461">Горячность.</text:span></text:p>
      <text:p text:style-name="P75">– <text:span text:style-name="T462">Зацикленность. Не знаю, может Пойтсмен</text:span><text:span text:style-name="T85"> теряет хватку</text:span><text:span text:style-name="T462">.</text:span>– <text:span text:style-name="T462">Звучит тут как Джеймс Мэйсон: «Тэ(х)ряет х(у)ватку».</text:span></text:p>
      <text:p text:style-name="P75"><text:span text:style-name="T463">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text:span><text:soft-page-break/><text:span text:style-name="T463">Ветер носит запахи морсакой воды, пляжа, бензина. Отдалённое радио настоенное на волну Программу Общих Сил передаёт Сэнди Макферсона за Органом.</text:span></text:p>
      <text:p text:style-name="P76">– <text:span text:style-name="T464">О, да все мы...</text:span>– <text:span text:style-name="T464">начинает Спонтун, но оставляет незаконченным.</text:span></text:p>
      <text:p text:style-name="P77">– <text:span text:style-name="T465">Вот и пришли.</text:span></text:p>
      <text:p text:style-name="P280">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466">Капрал сидит забросив ноги на стол, поглощён чтением книги комикса Американская Зайка.</text:span></text:p>
      <text:p text:style-name="P78">– <text:span text:style-name="T467">Слотроп,</text:span>– <text:span text:style-name="T467">в ответ</text:span> <text:span text:style-name="T467">на вопрос Мафиджа,</text:span>– <text:span text:style-name="T467">да да Янки в этом, в костюме свиньи. Ну, приходит уходит постоянно. Свершенно сдвинутый. А вы что за контора, M.I. 6 или как там?</text:span></text:p>
      <text:p text:style-name="P79">– <text:span text:style-name="T468">Нам не положено это обсуждать,</text:span>– <text:span text:style-name="T470">уточняет Спонтун. Малость представляет себя Найландом Смитом, Спонтун этот самый.</text:span>– <text:s/><text:span text:style-name="T469">Вам известно где мы можем найти генерала Виверна?</text:span></text:p>
      <text:p text:style-name="P80">– <text:span text:style-name="T470">В такое время ночи? На свалке спирта, скорее всего. Идите вдоль путей, туда где шум. Если б е дежурство, я б сам там был.</text:span></text:p>
      <text:p text:style-name="P81">– <text:span text:style-name="T471">Костюм свиньи,</text:span>– <text:span text:style-name="T471">хмурится Мафидж.</text:span></text:p>
      <text:p text:style-name="P82">– <text:span text:style-name="T471">Большой блин костюм свиньи, розовый, и синий, клянусь,</text:span>– <text:span text:style-name="T472">отвечает капрал.</text:span>– <text:span text:style-name="T473">Сразу узнаете, как увидите. Сигареты не найдётся у кого-то из вас, джентльмены, случайно?</text:span></text:p>
      <text:p text:style-name="P281">Звуки гулеванья докатываются до них <text:s/>как топают вдоль путей, <text:span text:style-name="T474">мимо сцепок пустых платформ и железнодорожных цистерн. «Свалка спирта».</text:span></text:p>
      <text:p text:style-name="P83">– <text:span text:style-name="T475">Горючее для их Нацистких ракет, мне говорили. Если те у них вообще летали.</text:span></text:p>
      <text:p text:style-name="P83"><text:span text:style-name="T476">Под холодным зонтом голых электоламп сбилась толпа Армейского персонала, Американских моряков, девушек ФАВСЗ, и Германских </text:span><text:span text:style-name="T86">fräuleins</text:span><text:span text:style-name="T476">. Братаются, все для одного, бесстыдно, среди шума, который перерастает, когда Мафидж и Спонтун достигают края сборища, в песню, а в 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83"/>
      <text:p text:style-name="P328">Вот и пришло<text:span text:style-name="T1">—</text:span></text:p>
      <text:p text:style-name="P328">Обжираловки время!</text:p>
      <text:p text:style-name="P328">Обжираловки время!</text:p>
      <text:p text:style-name="P329">Пора залезать в морозилку<text:span text:style-name="T1">—</text:span></text:p>
      <text:p text:style-name="P332">О, да, наконец</text:p>
      <text:p text:style-name="P329">Обжираловки время,</text:p>
      <text:p text:style-name="P329">Обжираловки время,</text:p>
      <text:p text:style-name="P332">А <text:span text:style-name="T477">как</text:span> пож<text:span text:style-name="T477">уёщь</text:span>, вернёшься ещё, <text:span text:style-name="T477">ещё пожевать!</text:span></text:p>
      <text:p text:style-name="P330"><text:span text:style-name="T477">Ах, о</text:span>бжираловки время!</text:p>
      <text:p text:style-name="P333">Не ново оно, но <text:s/>всегда грандиозно,</text:p>
      <text:p text:style-name="P331">Обжираловки время,</text:p>
      <text:p text:style-name="P333">Так жуй, сколько влезет, жууууй!</text:p>
      <text:p text:style-name="P330"/>
      <text:p text:style-name="P283">Следующий куплет солдаты и матросы вместе восемь тактов, <text:span text:style-name="T478">девушки вторые столько же, генерал Виверн следующие восемь, и </text:span><text:span text:style-name="T87">tutti</text:span><text:span text:style-name="T478">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text:span><text:soft-page-break/><text:span text:style-name="T478">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284">Почти единственный кто в этом не участвует, <text:span text:style-name="T479">помимо двух</text:span> подкрадывающихся хирургов, <text:span text:style-name="T479">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88">йети</text:span><text:span text:style-name="T479">, он же отвратный снежный человек. Для возмещения <text:s/>профуканного в тот раз, Бодайн в эту ночь продвигает Первый Международный Бой на Чвырлах, 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84">– <text:span text:style-name="T480">Приветики, кореш, опиата надо?</text:span>– <text:span text:style-name="T480">крохотные красные глазки в широченном розовом пудинге лица, и алчная улыбка. Это Альберт Криптон, старший санитар корабля США </text:span><text:span text:style-name="T89">Джон Е. Бадас</text:span><text:span text:style-name="T480">, который тут же добывает из потайного кармана джемпера стеклянный флакончик полный белых таблеток.</text:span>– <text:span text:style-name="T481">Кодеин. Джексон, прекрасно</text:span>—<text:span text:style-name="T481">держи.</text:span></text:p>
      <text:p text:style-name="P285">Бодайн безудержно чхает и утирает сопли рукавом,<text:span text:style-name="T1">– Только не для ёбаной простуды, Криптон. Спасибо. Ты видел Авери?</text:span></text:p>
      <text:p text:style-name="P85">– <text:span text:style-name="T482">Он в прекрасной форме. Заканчивал предстартовый разогрев в пизде раком, когда я на них наткнулся.</text:span></text:p>
      <text:p text:style-name="P86">– <text:span text:style-name="T483">Слышь, старина,</text:span>– <text:s/><text:span text:style-name="T483">начинает предприимчивая морская душа. Текст расшифровывается в 3 унции кокаина. Бодвайн кончает парой смятых примечаний.</text:span>– <text:span text:style-name="T484">В полночь, если можешь. Скажи ему встретимся у Пуци после боя.</text:span></text:p>
      <text:p text:style-name="P87">– <text:span text:style-name="T485">Замётано. Ты <text:s/>возле казарм прошвырнулся?</text:span>– <text:span text:style-name="T485">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286">Внутри, его связник, Фармацевт Бёрдбери, <text:span text:style-name="T486">дирижирует заключительным актом </text:span><text:span text:style-name="T90">La </text:span><text:span text:style-name="T9">Forza del Destino </text:span><text:span text:style-name="T486">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90">Микро</text:span><text:span text:style-name="T486">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88"><text:soft-page-break/>– <text:s/><text:span text:style-name="T91">Тшш</text:span><text:span text:style-name="T487">.</text:span>– <text:span text:style-name="T487">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89">– <text:span text:style-name="T488">Мне известно из третьих рук,</text:span>– <text:span text:style-name="T488">Бёрдбери кладёт шприц, которым дирижировал.</text:span>– <text:span text:style-name="T489">Спроси вон Криптона, он чаще выходит в свет.</text:span></text:p>
      <text:p text:style-name="P90">– <text:span text:style-name="T490">Приветики, кореш,</text:span>– <text:span text:style-name="T490">грит Альберт,</text:span>– <text:span text:style-name="T523">как насчёт сделать прививочку?</text:span></text:p>
      <text:p text:style-name="P91">– <text:span text:style-name="T491">Я слышал Шпрингер приезжает сегодня.</text:span></text:p>
      <text:p text:style-name="P92">– <text:span text:style-name="T492">Впервые слышу. Но смотайся к Пуци, <text:s/>тут зачем торчать. Такие все дела там делаются.</text:span></text:p>
      <text:p text:style-name="P287">Свинья оглядывается на часы на стене: «<text:span text:style-name="T493">Сегодня распорядок малость сковырнутый, вот и всё».</text:span></text:p>
      <text:p text:style-name="P93">– <text:span text:style-name="T494">Слушай Криптон, тут большая шишка из ГПОГ нагрянет с минуты на минуту, так что как знаешь, только….</text:span>– <text:span text:style-name="T495">Они препираются о трёх унциях кокаина, свинья стала благовоспитанно листать старый </text:span><text:span text:style-name="T92">News of the World</text:span><text:span text:style-name="T495">.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94">– <text:span text:style-name="T93">Моряк</text:span><text:span text:style-name="T496"> Бодайн?</text:span>– <text:span text:style-name="T496">спрашивает изумлённая плюшевая свинья.</text:span></text:p>
      <text:p text:style-name="P95">– <text:span text:style-name="T497">Он король Каксэвена, Хрюша.</text:span></text:p>
      <text:p text:style-name="P96">– <text:span text:style-name="T498">Ну не случалось выполнять его поручение в Берлине. Скажи ему Ракетмэн грит привет.</text:span></text:p>
      <text:p text:style-name="P288">Криптон, клёш подвёрнут кверху, открывая бутылочку просто убедиться что там у него, застывает вылупившись: «<text:span text:style-name="T499">Это ты про </text:span><text:span text:style-name="T94">тот гашиш</text:span><text:span text:style-name="T499">?»</text:span></text:p>
      <text:p text:style-name="P97">– <text:span text:style-name="T499">Ага.</text:span></text:p>
      <text:p text:style-name="P289">Криптон внюхивает большую щепоть снежиночно белого в ноздри, <text:span text:style-name="T500">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102">– Конечно.– Тут вдруг в дверях полно красных касок, кожи, меди. Криптон стоит не шелохнётся, в одной руке крышка от открытого кокаина.</text:p>
      <text:p text:style-name="P98">– <text:span text:style-name="T501">Слотроп?</text:span>– <text:span text:style-name="T501">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99">– <text:span text:style-name="T502">И не я тоже,</text:span>– <text:span text:style-name="T502">Криптон считает нужным вставить.</text:span></text:p>
      <text:p text:style-name="P99">– <text:span text:style-name="T502">Ну кто-то ж заложил,</text:span>– <text:span text:style-name="T502">бормочет свинья, по виду очень обидевшись.</text:span></text:p>
      <text:p text:style-name="P100">– <text:span text:style-name="T502">Секундочку,</text:span>– <text:span text:style-name="T502">шепчет Альберт. Затем к ВП,</text:span>– <text:span text:style-name="T502">прошу прощения,</text:span>– <text:span text:style-name="T502">делает два шага к выключателю на стене и гасит свет, Слотроп моментально рванул сквозь все вопли мимо стола Бёрдбери </text:span><text:span text:style-name="T95">бац</text:span><text:span text:style-name="T502">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503">дальше по чёрной темени прохода, выставив руки, чтоб не наткнуться, к задней двери, где встречает Криптона.</text:span></text:p>
      <text:p text:style-name="P101">– <text:span text:style-name="T504">Спасибо.</text:span></text:p>
      <text:p text:style-name="P101">– <text:span text:style-name="T504">Скорее.</text:span></text:p>
      <text:p text:style-name="P290">Снаружи они срезают к востоку, в сторону Эльбы и доков, <text:span text:style-name="T505">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96">скачет вприпрыжку</text:span><text:span text:style-name="T505">….</text:span></text:p>
      <text:p text:style-name="P291"><text:soft-page-break/>Совсем скоро, задыхаясь, они прибы<text:span text:style-name="T507">вают</text:span> на пирс, <text:span text:style-name="T506">где </text:span><text:span text:style-name="T97">Бэдас</text:span><text:span text:style-name="T506">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292">Криптон припрятывает Слотропа в мусорный ящик и отправляется на поиски <text:span text:style-name="T508">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293">Утроитель Бодайн и два его поединщика <text:span text:style-name="T509">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294">Пёрфл и Бладери сделали одновременные выпады и теперь находятся <text:span text:style-name="T9">corps à corps</text:span>—со скрежетом и звяком чвыр<text:span text:style-name="T521">ла</text:span> сцепились намертво, <text:span text:style-name="T510">локти напряглись и упёрлись. Исход зависит от дара сухопарого Пёрфла к обманкам, поскольку Бладери кажется готов удерживать эту позицию всю ночь. </text:span></text:p>
      <text:p text:style-name="P103">– <text:span text:style-name="T511">Ракетмэн тут,</text:span>– <text:span text:style-name="T511">Криптон дёргает Бодайна за вланый помятый ворот,</text:span>– <text:span text:style-name="T511">в </text:span><text:span text:style-name="T98">свином костюме</text:span><text:span text:style-name="T511">.</text:span></text:p>
      <text:p text:style-name="P104">– <text:span text:style-name="T512">Не сейчас, мэн. Ты принёс тот, а!</text:span>—</text:p>
      <text:p text:style-name="P104">– <text:span text:style-name="T513">Но но полиция у него на хвосте, Бодайн, где мы его спрячем?</text:span></text:p>
      <text:p text:style-name="P105">– <text:span text:style-name="T513">Какая разница, это какой-нибудь раздолбай и больше ничего. Ракетмэну </text:span><text:span text:style-name="T99">тут</text:span><text:span text:style-name="T513"> делать нечего.</text:span></text:p>
      <text:p text:style-name="P295">Пёрфл отдёргивает ру<text:span text:style-name="T523">коять</text:span> свое<text:span text:style-name="T521">го</text:span> чвырл<text:span text:style-name="T521">а</text:span>, переклонившись на сторону, <text:span text:style-name="T514">удерживая зубцы своего оружия в замке с зубцами Бладери, тянет к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296">Ничего: только сон, рвота, содрогания, призрачно цветочный запах этила, <text:span text:style-name="T515">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100">Вот только и всего-то, да? И это у вас жизнь называется?</text:span></text:p>
      <text:p text:style-name="P297"><text:soft-page-break/><text:span text:style-name="T515">М</text:span>ашина ВП, бибикая, включив сирену, моргая семи огнями, подкатывает. <text:span text:style-name="T516">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101">Джон Е. Бэдэс, </text:span><text:span text:style-name="T517">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106">– <text:span text:style-name="T518">Ракетмэн, пресвятая блядородица, и вправду ты. Что за дела, старина?</text:span></text:p>
      <text:p text:style-name="P107">– <text:span text:style-name="T523">Заложили суки, нужно продёрнуть к Пуци.</text:span>– <text:span text:style-name="T519">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520">Слотроп</text:span>—<text:span text:style-name="T520">стоять! ни с места!»</text:span></text:p>
      <text:p text:style-name="P298">Не тут-то было, Слотроп с громадным треском и хрустом вываливается из мусора и <text:span text:style-name="T522">что есть мочи мчит вслед за Бодвайнои и Криптоном, разбрызгивая куриный жир и роняя скорлупу яиц <text:s/>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108">– <text:span text:style-name="T523">Кофейку, ребята?</text:span>– <text:span text:style-name="T523">улыбается она.</text:span>– <text:span text:style-name="T524">Как насчёт сэндвичей? Сегодня всё распродано кроме как с ветчиной,</text:span>– <text:span text:style-name="T525">затем увидала Слотропа,</text:span>– <text:span text:style-name="T525">о, боже, извините, но….</text:span></text:p>
      <text:p text:style-name="P109">– <text:span text:style-name="T526">Ключ от грузовика,</text:span>– <text:span text:style-name="T526">Бодайн подступает с ухмылкой Кэгни и никелированным пистолетом,</text:span>– <text:span text:style-name="T527">ну-ка,</text:span>–<text:span text:style-name="T527"> взводит курок.</text:span></text:p>
      <text:p text:style-name="P299">Суровая хмурость, подбитый ватой пожим плечом: «В замке зажигание, Джексон». <text:span text:style-name="T528">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145">– А эт ’щё кто?– Слотроп оглядывается из окна на их кричащие уменьшающиеся фигуры,– ты усёк того птаха с тузом пик на щеке?</text:p>
      <text:p text:style-name="P300"><text:span text:style-name="T529">Бодвайн объезжает кутерьму рядом с </text:span><text:span text:style-name="T102">Джон Е.Бэдэс</text:span><text:span text:style-name="T529">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110">– <text:span text:style-name="T530">Смотри,</text:span>– <text:span text:style-name="T530">Криптон само терпение,</text:span>– <text:span text:style-name="T530">берёшь немного на кончик пальца, хорошо, потом закрываешь половину своего носа, а и</text:span>—</text:p>
      <text:p text:style-name="P111">– <text:span text:style-name="T531">Это кокаин!</text:span>– <text:span text:style-name="T531">голос девушки взвивается до тревожной напряжённости,</text:span>– <text:span text:style-name="T531">вот что это такое! Это героин! Вы </text:span><text:span text:style-name="T103">наркоманы</text:span><text:span text:style-name="T531">! и вы похитили </text:span><text:span text:style-name="T103">меня</text:span><text:span text:style-name="T531">! О, Боже мой! Да ведь это же, как вы не поймёте, это </text:span><text:span text:style-name="T103">Клубмобиль Красного Креста</text:span><text:span text:style-name="T531">!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112">– Подержи<text:span text:style-name="T532"> руль минутку,</text:span>– <text:span text:style-name="T532">Бодвайн оборачивается и направляет свой сияющий пистолет на девушку.</text:span></text:p>
      <text:p text:style-name="P113"><text:soft-page-break/>– <text:span text:style-name="T533">Ты не можешь меня застрелить,</text:span>– <text:span text:style-name="T533">визжит она,</text:span>– <text:span text:style-name="T533">ты бандюга, кем ты себя возомнил, что угнал собственность Красного Креста! Почему бы вам просто</text:span>—<text:span text:style-name="T534">пойти куда-нибудь и</text:span>—<text:span text:style-name="T535">нюхать свой наркотик и</text:span>— <text:span text:style-name="T535">оставить </text:span><text:span text:style-name="T104">нас в покое</text:span><text:span text:style-name="T535">!</text:span></text:p>
      <text:p text:style-name="P114">– <text:span text:style-name="T536">Пизда,</text:span>– <text:span text:style-name="T536">урезонивает Моряк Бодвим, спокойным доверительным тоном,</text:span>– <text:span text:style-name="T537">ты ошибаешься. Я </text:span><text:span text:style-name="T105">могу</text:span><text:span text:style-name="T537">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105">Бельгию</text:span><text:span text:style-name="T537">, если вправду хочешь знать кто крадёт у кому.</text:span></text:p>
      <text:p text:style-name="P115">– <text:span text:style-name="T538">У кого,</text:span>– <text:span text:style-name="T538">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116">– <text:span text:style-name="T539">Ого, что это,</text:span>– <text:s/><text:span text:style-name="T539">Криптон глядит на её зад,</text:span>– <text:span text:style-name="T539">что это у нас тут такое,</text:span>– <text:span text:style-name="T539">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117">– <text:s/><text:span text:style-name="T540">Как тебя зовут?</text:span>– <text:s/><text:span text:style-name="T540">Слотроп улыбается, добродушная свиья.</text:span></text:p>
      <text:p text:style-name="P118">– <text:span text:style-name="T540">Ширли.</text:span></text:p>
      <text:p text:style-name="P118">– <text:span text:style-name="T541">Тайрон. Как ты?</text:span></text:p>
      <text:p text:style-name="P119">– <text:span text:style-name="T542">Тра-ля-ля,</text:span>–<text:span text:style-name="T542"> Криптон грабит ящик кассового аппарата, жуёт плитки шоколада и набивает свои носки пачками курева,</text:span>– <text:span text:style-name="T543">любовь нечаянно нагрянет.</text:span>– <text:span text:style-name="T544">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120">– <text:span text:style-name="T545">Дорожный блок, вот блядство,</text:span>– <text:span text:style-name="T546">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106">эй Ширли?</text:span></text:p>
      <text:p text:style-name="P121">– <text:s/><text:span text:style-name="T547">О, боже ты мой,</text:span>– <text:s/><text:span text:style-name="T547">Ширли прокручивается втиснуться на сиденье между ними, хватает рычаг скоростей,</text:span>– <text:s/><text:span text:style-name="T548">вот так, придурок.</text:span>– <text:s/><text:span text:style-name="T549">Позади них выстрелы.</text:span></text:p>
      <text:p text:style-name="P122">– <text:s/><text:span text:style-name="T550">Спасибо,</text:span>– <text:span text:style-name="T550"><text:s/>грит Бодвайн и, присмолив резину в едко дымном визге, они снова срываются с места.</text:span></text:p>
      <text:p text:style-name="P123">– <text:span text:style-name="T551">Ты в натуре крутой, Ракетмэн, ух-ты,</text:span>– <text:span text:style-name="T551">Криптон лежит позади, предлагая щиколотку и припластыренную бутылочку кокаина Ширли с улыбкой.</text:span></text:p>
      <text:p text:style-name="P124">– <text:span text:style-name="T552">Ты только попробуй.</text:span></text:p>
      <text:p text:style-name="P125">– <text:span text:style-name="T552">Нет спасибо, грит Ширли,</text:span>– <text:span text:style-name="T553">лучше не буду.</text:span></text:p>
      <text:p text:style-name="P126">– <text:span text:style-name="T554">Да давай… о…</text:span></text:p>
      <text:p text:style-name="P127">– <text:span text:style-name="T554">Откуда эти военполы были там?</text:span>– <text:span text:style-name="T554">Слотроп прищуривается на фонари впереди. Американцы? Что Американцам делать тут в Британском секторе, ты не знаешь?</text:span></text:p>
      <text:p text:style-name="P128">– <text:span text:style-name="T555">Может и нет,</text:span>– <text:span text:style-name="T555">гадает Бодвайн,</text:span>– <text:span text:style-name="T555">может только Береговой патруль, брось, давай не будем паранойнее, чем мы </text:span><text:span text:style-name="T107">должны</text:span><text:span text:style-name="T555">….</text:span></text:p>
      <text:p text:style-name="P129">– <text:span text:style-name="T556">Смотри, видишь, я делаю (занюх) это и у меня не растут (занюх) клыки или ещё там что….</text:span></text:p>
      <text:p text:style-name="P130">– <text:span text:style-name="T557">Ну, я просто не знаю,</text:span>– <text:span text:style-name="T557">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131">– <text:span text:style-name="T558">Слушай,</text:span>– <text:span text:style-name="T558">грит Бодайн,</text:span>– <text:span text:style-name="T558">это наличка, или наркота, или что? Просто хочу знать чего ждать, потому что если полиция за</text:span>—</text:p>
      <text:p text:style-name="P131">– <text:span text:style-name="T559">Только за мной, насколько знаю. Ничего общего, что толкал, тут по другому бурят. </text:span></text:p>
      <text:p text:style-name="P132">– <text:span text:style-name="T560">Она как розочка, на ничейной земле,</text:span>– <text:span text:style-name="T560">поёт Криптон, заигрывая.</text:span></text:p>
      <text:p text:style-name="P133">– <text:span text:style-name="T561">Зачем тебе к Пуци?</text:span></text:p>
      <text:p text:style-name="P133"><text:soft-page-break/>– <text:span text:style-name="T561">Надо увидеть того Шпрингера.</text:span></text:p>
      <text:p text:style-name="P134">– <text:span text:style-name="T562">Не знал, что он подваливает.</text:span></text:p>
      <text:p text:style-name="P134">– <text:span text:style-name="T562">Почему все это говорят?</text:span></text:p>
      <text:p text:style-name="P135">– <text:span text:style-name="T562">До побни,</text:span>– <text:span text:style-name="T562">Ширли берёт тут в одну ноздрю только,</text:span>– <text:span text:style-name="T563">собсем дебножко, Альбет, просто кабельку.</text:span></text:p>
      <text:p text:style-name="P135">– <text:span text:style-name="T564">Просто про него ни слуху какое-то время .</text:span></text:p>
      <text:p text:style-name="P136">– <text:span text:style-name="T565">Теперь вдохни, хорошо, хорошо, молодец, </text:span><text:span text:style-name="T108">давай</text:span><text:span text:style-name="T565">. Умм, там немножко ещё, ум, типа козявка, не пускает… Сделай ещё, хорошо. Теперь в другую</text:span></text:p>
      <text:p text:style-name="P137">– <text:span text:style-name="T109">Альберт</text:span><text:span text:style-name="T566">, ты сказал только раз.</text:span></text:p>
      <text:p text:style-name="P138">– <text:span text:style-name="T567">Слушай, Ракет, если тебя накроют</text:span>—</text:p>
      <text:p text:style-name="P138">– <text:span text:style-name="T567">Даже и думать не хочу.</text:span></text:p>
      <text:p text:style-name="P139">– <text:span text:style-name="T568">Охренеть,</text:span>– <text:span text:style-name="T568">грит Ширли.</text:span></text:p>
      <text:p text:style-name="P140">– <text:span text:style-name="T569">Тебе понравилось? Вот ещё капелюшечка.</text:span></text:p>
      <text:p text:style-name="P140">– <text:span text:style-name="T569">Что тогда будешь делать?</text:span></text:p>
      <text:p text:style-name="P140">–<text:span text:style-name="T569">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141">–<text:span text:style-name="T570">Ты шпион, или что?</text:span></text:p>
      <text:p text:style-name="P141">– <text:span text:style-name="T570">Да лучше бы я был. Ё-моё. Тогда б хоть знал.</text:span></text:p>
      <text:p text:style-name="P142">– <text:span text:style-name="T570">Да, звучит хреновенько.</text:span>– <text:s/><text:span text:style-name="T570">И Моряк Бодвайн ведёт дальше, совсем ему это не нравится, он вдумывается, впадает в сентименты.</text:span>– <text:span text:style-name="T571">Допустим,</text:span>– <text:span text:style-name="T571">чуть погодя,</text:span>– <text:span text:style-name="T571">если тебя, ну, догонят, я б мог дать весточку твоей Маме, или там что.</text:span></text:p>
      <text:p text:style-name="P142">– <text:span text:style-name="T572">Моей...</text:span>– <text:span text:style-name="T572">Острый взгляд,</text:span>– <text:span text:style-name="T572">Нет, нет, нет…</text:span></text:p>
      <text:p text:style-name="P143">– <text:span text:style-name="T573">Ну, кому-нибудь.</text:span></text:p>
      <text:p text:style-name="P144">– <text:span text:style-name="T573">Не могу и души надумать.</text:span></text:p>
      <text:p text:style-name="P144">– <text:span text:style-name="T574">Ух-ты, Ракетмэн….</text:span></text:p>
      <text:p text:style-name="P301">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575">восходит от пляжа с таким неприметным уклоном, что становится 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302">Это место никогда не реквизировали. <text:span text:style-name="T576">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303">Шпрингера нигде не видать и, насколько выяснил Слотроп из пробных расспросов, вскоре не ожидается, если будет вообще. <text:span text:style-name="T577">А это та самая дата по доставке отставки, как договорено в </text:span><text:soft-page-break/><text:span text:style-name="T577">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304">Бодайн находит его в шкафу для одежды жующим бархатное ухо своей маски. «<text:span text:style-name="T578">Ты плохо выглядишь, Ракет. Это Золанге. Она массажистка.» Та улыбается, вопросительно, дитя приведённое проведать свинью в её пещере.</text:span></text:p>
      <text:p text:style-name="P146">– <text:span text:style-name="T579">Прости. Прости.</text:span></text:p>
      <text:p text:style-name="P147">– <text:span text:style-name="T579">Давай я провожу тебя в баню,</text:span>– <text:span text:style-name="T579">голос женщины намыленная мочалка уже ласкающая его тревоги,</text:span>– <text:span text:style-name="T580">там очень тихо, спокойно….</text:span></text:p>
      <text:p text:style-name="P148">– <text:span text:style-name="T581">Я буду тут всю ночь,</text:span>– <text:span text:style-name="T581">грит Бодайн.</text:span>– <text:span text:style-name="T581">Скажу тебе, если покажется Шпрингер.</text:span></text:p>
      <text:p text:style-name="P149">– <text:span text:style-name="T582">Это какой-то план, правда?</text:span>– <text:span text:style-name="T582">Слотроп сосёт слюну с бархатного ворса.</text:span></text:p>
      <text:p text:style-name="P149">– <text:span text:style-name="T582">Вообще всё какой-то сговор, мэн,</text:span>– <text:span text:style-name="T582">смеётся Бодвайн.</text:span></text:p>
      <text:p text:style-name="P150">– <text:span text:style-name="T583">А да но, стрелки все смотрят в разные стороны,</text:span>– <text:span text:style-name="T583">Золанге для наглядности поигрывает руками, красноконечные пальцеуказатели.</text:span>– <text:span text:style-name="T584">Что для Слотропа новость впервые, вслух, будто <text:s/>Зона может содержать много других планов помимо сосредоточенных <text:s/>на нём… что это всё электрички и автобусные маршруты необъятной транспортной системы тут в Ракетограде, более запутанной, чем в Бостоне</text:span>— <text:span text:style-name="T585">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305">Золанге уводит Слотропа в баню, <text:span text:style-name="T586">а Бодвайн продолжает поиски своего клиента, 2</text:span><text:span text:style-name="T239">½</text:span><text:span text:style-name="T268"> бутылочки с кокаином </text:span><text:span text:style-name="T269">позвякивают и увлажняются на его голом животе под нижней рубахой. </text:span><text:span text:style-name="T270">Майор не играет ни в покер, ни в зернь, </text:span><text:span text:style-name="T271">не присутствует на представлении, в котором <text:s/>некоя Йоланда, </text:span><text:span text:style-name="T272">блондинка вся в детском масле, </text:span><text:span text:style-name="T273">танцует от стола к столу, подбирает флорины и соверены, </text:span><text:span text:style-name="T274">зачастую накалённые пламенем зажигалки какого-нибудь хохмача, цепкими губками своей пизды</text:span><text:span text:style-name="T275">—</text:span><text:span text:style-name="T274">он не пьёт, </text:span><text:span text:style-name="T278">и даже</text:span><text:span text:style-name="T274">, по свидетельству Моники, </text:span><text:span text:style-name="T276">общительной, </text:span><text:span text:style-name="T277">курящей сигары, мдам борделя Пуци в костюме из матлассе, </text:span><text:span text:style-name="T278">н</text:span><text:span text:style-name="T277">е ебётся. </text:span><text:span text:style-name="T278">Он даже не приставал к пианисту с требованием <text:s/>«Розы Сан Антонио». </text:span><text:span text:style-name="T279">Бодвину потребовалось полчаса прежде, чем наконец столкнулся </text:span><text:span text:style-name="T280">с ним, </text:span><text:span text:style-name="T281">когда тот</text:span><text:span text:style-name="T280"> вырулива</text:span><text:span text:style-name="T281">л</text:span><text:span text:style-name="T280"> через дверь-вертушку из писсуарной </text:span><text:span text:style-name="T282">на ватных ногах после противостояния с пресловутой </text:span><text:span text:style-name="T283">Eisenkröte</text:span><text:span text:style-name="T282">, известной всей Зоне как максимальный тест на мужественность, </text:span><text:span text:style-name="T285">перед которой заслуженные убийцы Капустников в чинах и медалях, а также наикрутейшие всё-похуй-</text:span><text:span text:style-name="T287">пополощу</text:span><text:span text:style-name="T285">-</text:span><text:span text:style-name="T287">перо</text:span><text:span text:style-name="T285">-кровью </text:span><text:span text:style-name="T288">беглецы из</text:span><text:span text:style-name="T285"> </text:span><text:span text:style-name="T286">самых жутких </text:span><text:span text:style-name="T288">военных тюрем Зоны, </text:span><text:span text:style-name="T289">все без разбора тушевались, млели, трусили, порой блевали, да прямо там где стояли. </text:span><text:span text:style-name="T290">Потому что это и впрямь Железная Жаба, как живая, с тысячею бородавок и, утверждают некоторые, </text:span><text:span text:style-name="T291">с лёгкой улыбочкой, в фут длиной, не более, затаившаяся на дне </text:span><text:span text:style-name="T292">смердящего задерьмованного унитаза и подключённая к Европейской Электросети через реостат </text:span><text:span text:style-name="T293">настроенный пропускать </text:span><text:span text:style-name="T294">переменные</text:span><text:span text:style-name="T293"> хотя и не летальные разряды </text:span><text:span text:style-name="T294">напряжения и тока</text:span><text:span text:style-name="T292">. </text:span><text:span text:style-name="T295">Неизвестно кто </text:span><text:span text:style-name="T297">лично </text:span><text:span text:style-name="T295">сидит за потайным реостатом </text:span><text:span text:style-name="T296">(некоторые говорят, что </text:span><text:span text:style-name="T297">э</text:span><text:span text:style-name="T296">то сам полумифический Пуци), </text:span><text:span text:style-name="T297">или же к нему встроен самодельный таймер, </text:span><text:span text:style-name="T298">потому что не каждого трахает, правда</text:span><text:span text:style-name="T275">—</text:span><text:span text:style-name="T298">можешь поссать на Жабу и хоть бы что. </text:span><text:span text:style-name="T299">Но тут не угадаешь. Достаточно часто, чтоб знали, электроток на месте</text:span><text:span text:style-name="T275">—</text:span><text:span text:style-name="T300">рейд пираньи и прыжок лосося </text:span><text:span text:style-name="T301">по отблескивающей золотом струе твоей мочи, </text:span><text:span text:style-name="T302">твой предательский мочевой пузырь с солями и кислотами, </text:span><text:span text:style-name="T303">заземляют тебя накоротко с Землёй-Матушкой, </text:span><text:span text:style-name="T304">с великим, </text:span><text:soft-page-break/><text:span text:style-name="T304">планетарным общим котлом электронов, </text:span><text:span text:style-name="T305">сливают тебя в одно с твоим прототипом, с легендарным несчастным пьяницей, слишком пьяным, чтобы что-то понять, с</text:span><text:span text:style-name="T306">с</text:span><text:span text:style-name="T305">ущим на кабель высокого напряжения и испепелённым в древесный уголь,</text:span><text:span text:style-name="T303"> </text:span><text:span text:style-name="T306">с эпилептичной ночью, </text:span><text:span text:style-name="T298"><text:s/></text:span><text:span text:style-name="T307">а вопль его даде и не его по сути, но электричества, </text:span><text:span text:style-name="T308">амперы говорящие посредством его идущих вразнос капилляров, </text:span><text:span text:style-name="T309">спёкшихся слишком быстро, чтоб успели заговорить, объявить о своём освобождении от молчания, </text:span><text:span text:style-name="T310">никто всё равно не слушал,</text:span><text:span text:style-name="T308"> </text:span><text:span text:style-name="T311">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312">нимбе вокруг уличного фонаря, </text:span><text:span text:style-name="T313">с его шеей смягчающейся и твердеющей по ходу снов, </text:span><text:span text:style-name="T314">а может то просто кошачья ебля, церко</text:span><text:span text:style-name="T315">в</text:span><text:span text:style-name="T314">ный колокол под порывом ветра, </text:span><text:span text:style-name="T315">окно разбилось, не понять в какой стороне, </text:span><text:span text:style-name="T316">даже и не тревожит, сменившись быстро всё той же старой, угольный газ </text:span><text:span text:style-name="T317">и Лизол,</text:span><text:span text:style-name="T316"> тишью. </text:span><text:span text:style-name="T317">А кто-то ещё находит его на следующее утро. </text:span><text:span text:style-name="T318">Или можешь найти ты в любую ночь у Пуци, если хватит мужества пойти поссать на ту Жабу. </text:span><text:span text:style-name="T319">Майор на этот раз отделался лишь лёгкой встряской </text:span><text:span text:style-name="T320">и пребывает в самодовольном расположении духа.</text:span></text:p>
      <text:p text:style-name="P312">– <text:span text:style-name="T587">Эт’ х’соска с корявой рожей во всю старалась,</text:span>– <text:span text:style-name="T587">забросив руку вокруг шеи Бодвайна,</text:span>– <text:span text:style-name="T587">да ток’о зря сёдни жопу надырвала.</text:span></text:p>
      <text:p text:style-name="P151">– <text:span text:style-name="T587">Достал вам «снежку», майор Марви. Пол бутылки недостача, звиняюсь, то всё что было.</text:span></text:p>
      <text:p text:style-name="P152">– <text:span text:style-name="T588">’сё нормалёк, моряк зна’ каки’ привычки в бальшинсте носов между тут и Висбаденом, те х’сосы и три </text:span><text:span text:style-name="T110">тонны</text:span><text:span text:style-name="T588"> в день принюшат.</text:span>– <text:span text:style-name="T589">Он расплачивается с Бодвайном по полной, отклонив предложение удержать за нехватку.</text:span>– <text:span text:style-name="T590">Щитай за падарачек, карифан, так Двайн Марви делаит дела. </text:span><text:span text:style-name="T111">Бля</text:span><text:span text:style-name="T590">, та стара жаба падбадрила мой канец. Бля, я б ща засадил какой ни то простипомачке. Эй! Кор</text:span><text:span text:style-name="T397">а́</text:span><text:span text:style-name="T590">бельный, ’де тута найти сибе пиздёнку?</text:span></text:p>
      <text:p text:style-name="P306">Моряк показывает как подняться в бордель наверху. <text:span text:style-name="T591">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153">– <text:span text:style-name="T592">Тут не Дом Объединённых Наций, но мы стремимся к разнообразности,</text:span>– <text:span text:style-name="T592">пробегая черепаховым концом мундштука её сигары по списку персонала.</text:span>– <text:span text:style-name="T592">Сандра занята на данный момент. У неё показ. А пока что, вот наша великолепная Мануэла составит вам компанию.</text:span></text:p>
      <text:p text:style-name="P307">На Мануэле только лишь высокий гребень и мантилья чёрного кружева, <text:span text:style-name="T593">тене-цветы спадают до её бедёр, профессиональная улыбка толстяку Американцу, что уже начал возиться с пуговицами своей униформы.</text:span></text:p>
      <text:p text:style-name="P154">– <text:span text:style-name="T594">Опаньки-мопаньки! Эй, на крепко подзагорелая. Чё не? У вас тут маненька есть Мехикана, дарагуша? Ты </text:span><text:span text:style-name="T112">sabe español? </text:span><text:span text:style-name="T595">Ты</text:span><text:span text:style-name="T113"> sabe </text:span><text:span text:style-name="T595">ебли-мебли?</text:span></text:p>
      <text:p text:style-name="P155">– <text:span text:style-name="T9">Si</text:span>,– <text:span text:style-name="T596">решая сегодня быть из Ливана,</text:span>– <text:span text:style-name="T597">я испанка. Из Валенсии.</text:span></text:p>
      <text:p text:style-name="P156">– <text:span text:style-name="T598">Вал-ен-сия,</text:span>– <text:s/><text:span text:style-name="T598">напевает майор Марви популярную песню того же наименования,</text:span>– <text:span text:style-name="T9">Señorita, fucky-fucky, sucky-sucky sixty-ni-i-ine, la-lalala la-la la-la laaa…</text:span>–<text:span text:style-name="T9"> </text:span><text:span text:style-name="T599">делает с нею пару па тустепа вокруг строго центра ожидающей мадам.</text:span></text:p>
      <text:p text:style-name="P308">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600">для остальной</text:span> Испании. <text:span text:style-name="T601">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text:span><text:soft-page-break/><text:span text:style-name="T601">Барселоны, Валенсии где она никогда не бывала, Валенсии, этого <text:s/>дома под вечер…. </text:span><text:span text:style-name="T114">Ya salimos de España. . . . Pa’ luchar en otros frentes, ay, </text:span><text:span text:style-name="T9">Manuela, ay, Manuela. . . .</text:span></text:p>
      <text:p text:style-name="P309">Она вешает его форму аккуратно в шкафчик и следует за своим уловом в жаркий, <text:s/>яркий пар, <text:span text:style-name="T602">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157">– <text:span text:style-name="T603">Аааххх, чёрт горячая,</text:span>– <text:span text:style-name="T603">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115">Давай</text:span><text:span text:style-name="T604">, все в бассейн,</text:span>– <text:span text:style-name="T605">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text:span text:style-name="T116">шлёп</text:span><text:span text:style-name="T605">, сделать ему побольнее, надеется она. Но он лишь снова хохочет, громко взгорячась теплом и плавучестью и звуками окружения</text:span>—<text:span text:style-name="T606">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310">Ну, эт<text:span text:style-name="T588">’ </text:span>путём, <text:span text:style-name="T607">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text:span></text:p>
      <text:p text:style-name="P311">Голоса посреди пара. <text:span text:style-name="T608">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158">– <text:span text:style-name="T609">Облава,</text:span>– <text:span text:style-name="T609">голос на ходу мимо.</text:span>– <text:span text:style-name="T609">ВэПэшники</text:span><text:span text:style-name="T610">,</text:span>– <text:span text:style-name="T609">верещит кто-то ещё.</text:span></text:p>
      <text:p text:style-name="P334">– <text:span text:style-name="T611">Гааахх!</text:span>– <text:s/><text:span text:style-name="T611">вскрикивает майор Марви, который только что вспомнил о наличии 2</text:span><text:span text:style-name="T612">½</text:span><text:span text:style-name="T321"> бутылок кокаина в кармане его формы. </text:span><text:span text:style-name="T322">Он переворачивается, по-моржовьи тяжко, </text:span><text:span text:style-name="T323">Мануэла соскальзывает прочь с его обмякшего нервного члена, </text:span><text:span text:style-name="T324">едва ли возбужд</text:span><text:span text:style-name="T325">е</text:span><text:span text:style-name="T324">на, но достаточно профессиональна, чтобы вычислить, что цена включает невнятные </text:span><text:span text:style-name="T284">puto</text:span><text:span text:style-name="T324"> и </text:span><text:span text:style-name="T284">sinvergüenza</text:span><text:span text:style-name="T324"> </text:span><text:span text:style-name="T325">теперь. Выбираясь из воды, оскальзываясь по облицовке, </text:span><text:span text:style-name="T326">Двайн Марви, замыкающим, </text:span><text:span text:style-name="T327">заскакивает в холодную как лёд раздевалку </text:span><text:span text:style-name="T328">обнаружить, что купальщики все посмывались, </text:span><text:span text:style-name="T329">шкафчики мертвецки пусты за исключением </text:span><text:span text:style-name="T330">одного разноцветного чего-то из бархата.</text:span><text:span text:style-name="T266">– </text:span><text:span text:style-name="T331">А где моя форма?</text:span><text:span text:style-name="T266">– </text:span><text:span text:style-name="T331">топает в пол, кулаки упёрты по бокам, лицо очень красное.</text:span><text:span text:style-name="T266">– </text:span><text:span text:style-name="T332">Ах вы ублюдки безматерные!</text:span><text:span text:style-name="T266">– </text:span><text:span text:style-name="T332">После чего швыряет несколько бутылок и пепельниц, разбивает два окна, </text:span><text:span text:style-name="T333">бодает стену декоративной стойкой для зонтиков, </text:span><text:span text:style-name="T334">чувствуя, что </text:span><text:span text:style-name="T336">сознание проясняется</text:span><text:span text:style-name="T334">. </text:span><text:span text:style-name="T335">Он слышит солдатски</text:span><text:span text:style-name="T336">е </text:span><text:span text:style-name="T335">ботинки, что грохочут над головой и в соседних комнатах, </text:span><text:span text:style-name="T336">девушки визжат, пластинка фонографа трахнута, чтоб заглохла. </text:span></text:p>
      <text:p text:style-name="P356"><text:soft-page-break/>Он проверяет этот бархатный или плюшевый прикид, <text:span text:style-name="T614">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335">– <text:span text:style-name="T615">А вот и наша беглая свинья, джентльмены,</text:span>– <text:span text:style-name="T615">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336">– <text:span text:style-name="T616">Хорошо. Доктор Мафидж ждёт в машине скорой помощи, и нам потребуется пара ваших ребят, сержант, пока всё сладится.</text:span></text:p>
      <text:p text:style-name="P337">– <text:span text:style-name="T617">Конечно, сэр,</text:span>– <text:span text:style-name="T617">Запястья, расслабленные паром и комфортом, умело заведены ему за спину, прежде чем успел разбушеваться и начать орать на них</text:span>—<text:span text:style-name="T618">холод стали, стискивающий словно номер телефона набранный посреди ночи, без малейшей к чёрту надежды, что трубку вообще поднимут….</text:span></text:p>
      <text:p text:style-name="P338">– <text:s/><text:span text:style-name="T619">Чёрт побери,</text:span>– <text:s/><text:span text:style-name="T620">заводится он наконец, маска заглушает голос, отдаёт эхом от которого больно ушам,</text:span>– <text:s/><text:span text:style-name="T621">да что на вас нашло, а?</text:span></text:p>
      <text:p text:style-name="P357">Да вы знаете кто я такой?</text:p>
      <text:p text:style-name="P358">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359"><text:span text:style-name="T1">– Лейтенант Слотроп, по всей видимости. Пройдёмте с нами.</text:span></text:p>
      <text:p text:style-name="P360"><text:span text:style-name="T622">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span></text:p>
      <text:p text:style-name="P361">Его выводят за двери в ожидающую машину скорой помощи. <text:span text:style-name="T623">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362">Притормозили возле Армейского грузовика отпустить тех ВэПэшников. <text:span text:style-name="T624">Потом едут дальше. В сторону Каксэвена. Марви думает. Ничего кроме ночи, смягчённой луной черноты за окном. Непонятно….</text:span></text:p>
      <text:p text:style-name="P339">– <text:span text:style-name="T625">Успокоительно сейчас?</text:span>– <text:span text:style-name="T625">Пиковый Туз сгибается рядом с ним, подсвечивая карманным фонариком ампулы в своей сумке, позвякивает шприцами и иглами.</text:span></text:p>
      <text:p text:style-name="P340">– <text:span text:style-name="T626">Угу. Мы почти на месте.</text:span></text:p>
      <text:p text:style-name="P341">– <text:span text:style-name="T627">Не понимаю, почему они не могут предоставить нам место в госпитале для этого.</text:span></text:p>
      <text:p text:style-name="P363">Водитель смеётся: «О, да, уж <text:span text:style-name="T9">это</text:span> мне понятно». </text:p>
      <text:p text:style-name="P364">Наполняя шприц медленно: «<text:span text:style-name="T628">Ну, у нас ведь приказ… То есть ничего такого—</text:span></text:p>
      <text:p text:style-name="P342">– <text:span text:style-name="T117">Дружище</text:span><text:span text:style-name="T629">, это не самая респектабельная операция.</text:span></text:p>
      <text:p text:style-name="P343">– <text:span text:style-name="T630">Эй,</text:span>– <text:span text:style-name="T631">майор Марви пытается поднять голову.</text:span>– <text:s/><text:span text:style-name="T631">Операция? Что за дела, парень?</text:span></text:p>
      <text:p text:style-name="P344">– <text:s/><text:span text:style-name="T631">Тшш,</text:span>– <text:span text:style-name="T632">отдирая часть рукава костюма свиньи обнажить руку Марви.</text:span></text:p>
      <text:p text:style-name="P345">– <text:span text:style-name="T633">Никаких мне уколов...</text:span>– <text:span text:style-name="T633">но та уже в вене и выпускает дозу пока человек старается его успокоить,</text:span>– <text:s/><text:span text:style-name="T634">говорю ж вы взяли не того.</text:span></text:p>
      <text:p text:style-name="P345">– <text:span text:style-name="T634">Конечно, лейтенуша.</text:span></text:p>
      <text:p text:style-name="P346">– <text:span text:style-name="T634">Эй, эй, эй. Нет. Не я, я майор.</text:span>– <text:span text:style-name="T634">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635">Я майор Двайн Марви.</text:span>– <text:s/><text:span text:style-name="T636">Они не верят ему. Не верят его имени. Даже </text:span><text:span text:style-name="T118">имени его не</text:span><text:span text:style-name="T636">…. Паника охватывает его, глубже чем проникло успокоительное, и он начинает биться во всю в ремённых путах, чувствуя как </text:span><text:soft-page-break/><text:span text:style-name="T636">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347">– <text:span text:style-name="T637">Да жалко же,</text:span>– <text:span text:style-name="T637">вздыхает водитель.</text:span>– <text:span text:style-name="T637">Не можешь заткнуть его, Спонтун?</text:span></text:p>
      <text:p text:style-name="P365">Спонтун уже сорвал маску свиньи, и заменяет её сейчас <text:span text:style-name="T638">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348">– <text:span text:style-name="T639">Ладно, мы уже на берегу. Никого не видно.</text:span>– <text:span text:style-name="T640">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349">– <text:span text:style-name="T641">О,</text:span>– <text:span text:style-name="T641">Марви стонет,</text:span>– <text:span text:style-name="T642">О, ёб твою. О, нет. О, Господи,</text:span>– <text:span text:style-name="T643">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350">– <text:span text:style-name="T644">Времени предостаточно,</text:span>– <text:span text:style-name="T645">Мафидж взглядывает на свои часы.</text:span>– <text:span text:style-name="T646">Успеем на С-47 в час ночи. Они сказали что могут немного подождать нас.</text:span>– <text:span text:style-name="T647">Вздыхают с облегчением, прежде чем приняться за своё дело.</text:span></text:p>
      <text:p text:style-name="P351">– <text:span text:style-name="T647">Но связи у того человека,</text:span>– <text:span text:style-name="T648">Спонтун покачивает головой, вынимая инструменты из раствора дезинфекции, и раскладывая их на стерильную ткань рядом с носилками.</text:span>– <text:span text:style-name="T649">О-ё-ёй. Будем надеяться он никогда не начнёт жизнь преступника, а?</text:span></text:p>
      <text:p text:style-name="P352">– <text:span text:style-name="T650">Ёб,</text:span>– <text:span text:style-name="T650">стонет майор Марви чуть слышно,</text:span>– <text:span text:style-name="T650">о, ёб меня, пжалста…</text:span></text:p>
      <text:p text:style-name="P366">Они оба протёрли руки, одели маски и резиновые перчатки. <text:span text:style-name="T651">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367">Это простая процедура. <text:span text:style-name="T652">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353">– <text:span text:style-name="T653">Сувениры для Пойнтсмна,</text:span>– <text:span text:style-name="T653">Мафидж вздыхает, сдёргивая хирургические перчатки.</text:span>– <text:span text:style-name="T654">Сделай ещё укол. Будет лучше если <text:s/>поспит и кто-нибудь в Лондоне объяснит ему это.</text:span></text:p>
      <text:p text:style-name="P368">Мафидж заводит мотор, делает полукруг и направляется <text:span text:style-name="T655">обратно к дороге, необъятное море спокойно лежит позади.</text:span></text:p>
      <text:p text:style-name="P369">А у Пуци, Слотроп свернулся калачиком <text:span text:style-name="T656">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370">А «Золанге», как ни странно, тоже снится Бианка, <text:span text:style-name="T657">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text:span><text:soft-page-break/><text:span text:style-name="T657">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370"><text:span text:style-name="T658">Наверху, некто Мёльнер, с чемоданом полным его ночных сокровищ—униформа и докукменты Американского майора, 2</text:span><text:span text:style-name="T613">½</text:span><text:span text:style-name="T337"> </text:span><text:span text:style-name="T338">унции кокаина—</text:span><text:span text:style-name="T339">объясняет мохнато</text:span><text:span text:style-name="T344">м</text:span><text:span text:style-name="T339">у Американскому </text:span><text:span text:style-name="T344">моряку</text:span><text:span text:style-name="T339">, </text:span><text:span text:style-name="T340">что Герр фон Гёль очень занятой человек, </text:span><text:span text:style-name="T341">занят бизнесом на севере,н</text:span><text:span text:style-name="T344">а</text:span><text:span text:style-name="T341">сколько ему известно, </text:span><text:span text:style-name="T342">и не поручал ему привозить в Каксэвен никаких документов, никаких отставок, </text:span><text:span text:style-name="T343">паспортов—ничего. </text:span><text:span text:style-name="T344">Он сожалеет. Возможно друг моряка ошибся.</text:span><text:span text:style-name="T658"> Возможно также, что это лишь временная задержка. Разумеется, для подделок нужно время.</text:span></text:p>
      <text:p text:style-name="P371">Бодайн наблюдает его отбытие, не зная что в чемодане. <text:span text:style-name="T659">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354">– <text:span text:style-name="T660">Хмм,</text:span>– <text:s/><text:span text:style-name="T660">грит Моряк Бодвайн.</text:span></text:p>
      <text:p text:style-name="P355">– <text:span text:style-name="T661">И между прочим, это было только по </text:span><text:span text:style-name="T119">десять</text:span><text:span text:style-name="T661"> центов в Битве за Бельгию.</text:span></text:p>
      <text:p text:style-name="P355"><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49"/>
      <text:p text:style-name="P349"/>
      <text:p text:style-name="P349"/>
      <text:p text:style-name="P134"/>
      <text:p text:style-name="P134"/>
      <text:p text:style-name="P282"/>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12T19:19:45.497525749</dc:date>
    <meta:editing-duration>P17DT9H32M43S</meta:editing-duration>
    <meta:editing-cycles>8937</meta:editing-cycles>
    <meta:generator>LibreOffice/6.1.5.2$Linux_X86_64 LibreOffice_project/10$Build-2</meta:generator>
    <meta:document-statistic meta:table-count="0" meta:image-count="7" meta:object-count="0" meta:page-count="37" meta:paragraph-count="425" meta:word-count="19578" meta:character-count="133296" meta:non-whitespace-character-count="113849"/>
  </office:meta>
</office:document-meta>
</file>